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9292in" fo:margin-left="0in" table:align="left" style:writing-mode="lr-tb"/>
    </style:style>
    <style:style style:name="Table2.A" style:family="table-column">
      <style:table-column-properties style:column-width="0.9965in"/>
    </style:style>
    <style:style style:name="Table2.B" style:family="table-column">
      <style:table-column-properties style:column-width="1.0056in"/>
    </style:style>
    <style:style style:name="Table2.C" style:family="table-column">
      <style:table-column-properties style:column-width="0.9958in"/>
    </style:style>
    <style:style style:name="Table2.E" style:family="table-column">
      <style:table-column-properties style:column-width="2.9257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92in" fo:margin-left="0in" table:align="left" style:writing-mode="lr-tb"/>
    </style:style>
    <style:style style:name="Table3.A" style:family="table-column">
      <style:table-column-properties style:column-width="0.9965in"/>
    </style:style>
    <style:style style:name="Table3.B" style:family="table-column">
      <style:table-column-properties style:column-width="1.0056in"/>
    </style:style>
    <style:style style:name="Table3.C" style:family="table-column">
      <style:table-column-properties style:column-width="0.9958in"/>
    </style:style>
    <style:style style:name="Table3.E" style:family="table-column">
      <style:table-column-properties style:column-width="2.9257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7ba84"/>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Helvetica" fo:font-size="14pt" fo:font-weight="bold" officeooo:rsid="0050cc8e" officeooo:paragraph-rsid="0050cc8e"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text-properties officeooo:paragraph-rsid="0057ba84"/>
    </style:style>
    <style:style style:name="P8"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9" style:family="paragraph" style:parent-style-name="Standard">
      <style:text-properties style:use-window-font-color="true" loext:opacity="0%" style:font-name="Times New Roman" fo:font-size="12pt" fo:language="en" fo:country="US" officeooo:rsid="0016ca61" officeooo:paragraph-rsid="0016e3ff" style:font-name-asian="Times New Roman" style:font-size-asian="12pt" style:font-name-complex="Times New Roman" style:font-size-complex="12pt" style:language-complex="ar" style:country-complex="SA"/>
    </style:style>
    <style:style style:name="P10" style:family="paragraph" style:parent-style-name="Text_20_body">
      <style:text-properties style:use-window-font-color="true" loext:opacity="0%" style:font-name="Times New Roman" fo:font-size="12pt" fo:language="en" fo:country="US" officeooo:rsid="0016ca61" officeooo:paragraph-rsid="0028d990" style:font-name-asian="Times New Roman" style:font-size-asian="12pt" style:font-name-complex="Times New Roman" style:font-size-complex="12pt" style:language-complex="ar" style:country-complex="SA"/>
    </style:style>
    <style:style style:name="P11" style:family="paragraph" style:parent-style-name="Text_20_body">
      <style:text-properties style:use-window-font-color="true" loext:opacity="0%" style:font-name="Times New Roman" fo:font-size="12pt" fo:language="en" fo:country="US" officeooo:rsid="0016ca61" officeooo:paragraph-rsid="002c126c" style:font-name-asian="Times New Roman" style:font-size-asian="12pt" style:font-name-complex="Times New Roman" style:font-size-complex="12pt" style:language-complex="ar" style:country-complex="SA"/>
    </style:style>
    <style:style style:name="P12" style:family="paragraph" style:parent-style-name="Text_20_body">
      <style:text-properties style:use-window-font-color="true" loext:opacity="0%" style:font-name="Times New Roman" fo:font-size="12pt" fo:language="en" fo:country="US" officeooo:rsid="0016ca61" officeooo:paragraph-rsid="002ae786" style:font-name-asian="Times New Roman" style:font-size-asian="12pt" style:font-name-complex="Times New Roman" style:font-size-complex="12pt" style:language-complex="ar" style:country-complex="SA"/>
    </style:style>
    <style:style style:name="P13" style:family="paragraph" style:parent-style-name="Text_20_body">
      <style:text-properties style:use-window-font-color="true" loext:opacity="0%" style:font-name="Times New Roman" fo:font-size="12pt" fo:language="en" fo:country="US" officeooo:rsid="0016ca61" officeooo:paragraph-rsid="0036157f" style:font-name-asian="Times New Roman" style:font-size-asian="12pt" style:font-name-complex="Times New Roman" style:font-size-complex="12pt" style:language-complex="ar" style:country-complex="SA"/>
    </style:style>
    <style:style style:name="P14" style:family="paragraph" style:parent-style-name="Text_20_body">
      <style:text-properties style:use-window-font-color="true" loext:opacity="0%" style:font-name="Times New Roman" fo:font-size="12pt" fo:language="en" fo:country="US" officeooo:rsid="0016ca61" officeooo:paragraph-rsid="002d9318" style:font-name-asian="Times New Roman" style:font-size-asian="12pt" style:font-name-complex="Times New Roman" style:font-size-complex="12pt" style:language-complex="ar" style:country-complex="SA"/>
    </style:style>
    <style:style style:name="P15" style:family="paragraph" style:parent-style-name="Text_20_body">
      <style:text-properties style:use-window-font-color="true" loext:opacity="0%" style:font-name="Times New Roman" fo:font-size="12pt" fo:language="en" fo:country="US" officeooo:rsid="0016ca61" officeooo:paragraph-rsid="005dd476" style:font-name-asian="Times New Roman" style:font-size-asian="12pt" style:font-name-complex="Times New Roman" style:font-size-complex="12pt" style:language-complex="ar" style:country-complex="SA"/>
    </style:style>
    <style:style style:name="P16" style:family="paragraph" style:parent-style-name="Standard">
      <style:text-properties style:use-window-font-color="true" loext:opacity="0%" style:font-name="Times New Roman" fo:font-size="12pt" fo:language="en" fo:country="US" officeooo:rsid="0030f51b" officeooo:paragraph-rsid="0030f51b" style:font-name-asian="Times New Roman" style:font-size-asian="12pt" style:font-name-complex="Times New Roman" style:font-size-complex="12pt" style:language-complex="ar" style:country-complex="SA"/>
    </style:style>
    <style:style style:name="P17" style:family="paragraph" style:parent-style-name="Standard">
      <style:text-properties style:use-window-font-color="true" loext:opacity="0%" style:font-name="Times New Roman" fo:font-size="12pt" fo:language="en" fo:country="US" officeooo:rsid="003480dd" officeooo:paragraph-rsid="003480dd" style:font-name-asian="Times New Roman" style:font-size-asian="12pt" style:font-name-complex="Times New Roman" style:font-size-complex="12pt" style:language-complex="ar" style:country-complex="SA"/>
    </style:style>
    <style:style style:name="P18" style:family="paragraph" style:parent-style-name="Text_20_body">
      <style:text-properties style:use-window-font-color="true" loext:opacity="0%" style:font-name="Times New Roman" fo:font-size="12pt" fo:language="en" fo:country="US" officeooo:rsid="002ae786" officeooo:paragraph-rsid="002ae786" style:font-name-asian="Times New Roman" style:font-size-asian="12pt" style:font-name-complex="Times New Roman" style:font-size-complex="12pt" style:language-complex="ar" style:country-complex="SA"/>
    </style:style>
    <style:style style:name="P19" style:family="paragraph" style:parent-style-name="Text_20_body">
      <style:text-properties style:use-window-font-color="true" loext:opacity="0%" style:font-name="Times New Roman" fo:font-size="12pt" fo:language="en" fo:country="US" officeooo:rsid="002ae786" officeooo:paragraph-rsid="0036157f" style:font-name-asian="Times New Roman" style:font-size-asian="12pt" style:font-name-complex="Times New Roman" style:font-size-complex="12pt" style:language-complex="ar" style:country-complex="SA"/>
    </style:style>
    <style:style style:name="P20" style:family="paragraph" style:parent-style-name="Text_20_body">
      <style:text-properties style:use-window-font-color="true" loext:opacity="0%" style:font-name="Times New Roman" fo:font-size="12pt" fo:language="en" fo:country="US" officeooo:rsid="002c126c" officeooo:paragraph-rsid="0047cdd7" style:font-name-asian="Times New Roman" style:font-size-asian="12pt" style:font-name-complex="Times New Roman" style:font-size-complex="12pt" style:language-complex="ar" style:country-complex="SA"/>
    </style:style>
    <style:style style:name="P21" style:family="paragraph" style:parent-style-name="Text_20_body">
      <style:text-properties style:use-window-font-color="true" loext:opacity="0%" style:font-name="Times New Roman" fo:font-size="12pt" fo:language="en" fo:country="US" officeooo:rsid="0036157f" officeooo:paragraph-rsid="0036157f" style:font-name-asian="Times New Roman" style:font-size-asian="12pt" style:font-name-complex="Times New Roman" style:font-size-complex="12pt" style:language-complex="ar" style:country-complex="SA"/>
    </style:style>
    <style:style style:name="P22" style:family="paragraph" style:parent-style-name="Text_20_body">
      <style:text-properties style:use-window-font-color="true" loext:opacity="0%" style:font-name="Times New Roman" fo:font-size="12pt" fo:language="en" fo:country="US" officeooo:rsid="0060c848" officeooo:paragraph-rsid="0060c848" style:font-name-asian="Times New Roman" style:font-size-asian="12pt" style:font-name-complex="Times New Roman" style:font-size-complex="12pt" style:language-complex="ar" style:country-complex="SA"/>
    </style:style>
    <style:style style:name="P23" style:family="paragraph" style:parent-style-name="Standard">
      <style:text-properties style:use-window-font-color="true" loext:opacity="0%" style:font-name="Times New Roman" fo:font-size="12pt" fo:language="en" fo:country="US" officeooo:rsid="004195de" officeooo:paragraph-rsid="004195de" style:font-name-asian="Times New Roman" style:font-size-asian="12pt" style:font-name-complex="Times New Roman" style:font-size-complex="12pt" style:language-complex="ar" style:country-complex="SA"/>
    </style:style>
    <style:style style:name="P24" style:family="paragraph" style:parent-style-name="Standard">
      <style:text-properties style:use-window-font-color="true" loext:opacity="0%" style:font-name="Times New Roman" fo:font-size="12pt" fo:language="en" fo:country="US" officeooo:rsid="004195de" officeooo:paragraph-rsid="00715cad" style:font-name-asian="Times New Roman" style:font-size-asian="12pt" style:font-name-complex="Times New Roman" style:font-size-complex="12pt" style:language-complex="ar" style:country-complex="SA"/>
    </style:style>
    <style:style style:name="P25" style:family="paragraph" style:parent-style-name="Standard">
      <style:text-properties officeooo:rsid="0011f2b0" officeooo:paragraph-rsid="0011f2b0"/>
    </style:style>
    <style:style style:name="P26" style:family="paragraph" style:parent-style-name="Standard">
      <style:text-properties officeooo:rsid="001364fd" officeooo:paragraph-rsid="001364fd"/>
    </style:style>
    <style:style style:name="P27" style:family="paragraph" style:parent-style-name="Table_20_Contents">
      <style:paragraph-properties fo:margin-top="0in" fo:margin-bottom="0in" style:contextual-spacing="false"/>
      <style:text-properties officeooo:rsid="001364fd" officeooo:paragraph-rsid="001364fd"/>
    </style:style>
    <style:style style:name="P28" style:family="paragraph" style:parent-style-name="Table_20_Contents">
      <style:text-properties officeooo:rsid="001364fd" officeooo:paragraph-rsid="001364fd"/>
    </style:style>
    <style:style style:name="P29" style:family="paragraph" style:parent-style-name="Standard">
      <style:text-properties officeooo:rsid="0013b895" officeooo:paragraph-rsid="0013b895"/>
    </style:style>
    <style:style style:name="P30" style:family="paragraph" style:parent-style-name="Standard">
      <style:text-properties officeooo:rsid="001d6ddb" officeooo:paragraph-rsid="001ebd97"/>
    </style:style>
    <style:style style:name="P31" style:family="paragraph" style:parent-style-name="Standard">
      <style:text-properties officeooo:rsid="001d6ddb" officeooo:paragraph-rsid="001d6ddb"/>
    </style:style>
    <style:style style:name="P32" style:family="paragraph" style:parent-style-name="Standard">
      <style:text-properties officeooo:rsid="001ebd97" officeooo:paragraph-rsid="001ebd97"/>
    </style:style>
    <style:style style:name="P33" style:family="paragraph" style:parent-style-name="Standard">
      <style:text-properties officeooo:rsid="0016ca61" officeooo:paragraph-rsid="0016ca61"/>
    </style:style>
    <style:style style:name="P34" style:family="paragraph" style:parent-style-name="Standard">
      <style:text-properties officeooo:rsid="001f444b" officeooo:paragraph-rsid="001f444b"/>
    </style:style>
    <style:style style:name="P35" style:family="paragraph" style:parent-style-name="Standard">
      <style:text-properties officeooo:rsid="00152e36" officeooo:paragraph-rsid="00152e36"/>
    </style:style>
    <style:style style:name="P36" style:family="paragraph" style:parent-style-name="Table_20_Contents">
      <style:text-properties officeooo:rsid="00152e36" officeooo:paragraph-rsid="00152e36"/>
    </style:style>
    <style:style style:name="P37" style:family="paragraph" style:parent-style-name="Standard">
      <style:text-properties officeooo:rsid="00154050" officeooo:paragraph-rsid="00154050"/>
    </style:style>
    <style:style style:name="P38" style:family="paragraph" style:parent-style-name="Standard">
      <style:text-properties style:font-name="Courier"/>
    </style:style>
    <style:style style:name="P39" style:family="paragraph" style:parent-style-name="Standard">
      <style:paragraph-properties fo:margin-top="0in" fo:margin-bottom="0in" style:contextual-spacing="false"/>
      <style:text-properties style:font-name="Courier" fo:font-size="8pt" officeooo:paragraph-rsid="0047cdd7" style:font-size-asian="8pt" style:font-size-complex="8pt"/>
    </style:style>
    <style:style style:name="P40" style:family="paragraph" style:parent-style-name="Standard">
      <style:paragraph-properties fo:margin-top="0in" fo:margin-bottom="0in" style:contextual-spacing="false"/>
      <style:text-properties style:font-name="Courier" fo:font-size="8pt" officeooo:rsid="0047cdd7" officeooo:paragraph-rsid="0047cdd7" style:font-size-asian="8pt" style:font-size-complex="8pt"/>
    </style:style>
    <style:style style:name="P41" style:family="paragraph" style:parent-style-name="Standard">
      <style:paragraph-properties fo:margin-top="0in" fo:margin-bottom="0in" style:contextual-spacing="false"/>
      <style:text-properties style:font-name="Courier" fo:font-size="8pt" officeooo:rsid="0047cdd7" officeooo:paragraph-rsid="00610d0c" style:font-size-asian="8pt" style:font-size-complex="8pt"/>
    </style:style>
    <style:style style:name="P42" style:family="paragraph" style:parent-style-name="Standard">
      <style:paragraph-properties fo:margin-top="0in" fo:margin-bottom="0in" style:contextual-spacing="false"/>
      <style:text-properties style:font-name="Courier" fo:font-size="8pt" officeooo:rsid="0047cdd7" officeooo:paragraph-rsid="00647ba9" style:font-size-asian="8pt" style:font-size-complex="8pt"/>
    </style:style>
    <style:style style:name="P43" style:family="paragraph" style:parent-style-name="Standard">
      <style:paragraph-properties fo:margin-top="0in" fo:margin-bottom="0in" style:contextual-spacing="false"/>
      <style:text-properties style:font-name="Courier" fo:font-size="8pt" officeooo:rsid="0047cdd7" officeooo:paragraph-rsid="006c89d8" style:font-size-asian="8pt" style:font-size-complex="8pt"/>
    </style:style>
    <style:style style:name="P44" style:family="paragraph" style:parent-style-name="Standard">
      <style:text-properties fo:font-size="12pt" style:font-size-asian="12pt" style:font-size-complex="12pt"/>
    </style:style>
    <style:style style:name="P45" style:family="paragraph" style:parent-style-name="Standard">
      <style:text-properties fo:font-size="12pt" officeooo:rsid="003d8f11" officeooo:paragraph-rsid="003d8f11" style:font-size-asian="12pt" style:font-size-complex="12pt"/>
    </style:style>
    <style:style style:name="P4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7" style:family="paragraph" style:parent-style-name="Standard">
      <style:text-properties officeooo:rsid="002d9e39" officeooo:paragraph-rsid="002d9e39"/>
    </style:style>
    <style:style style:name="P48" style:family="paragraph" style:parent-style-name="Standard">
      <style:text-properties officeooo:rsid="002f5544" officeooo:paragraph-rsid="002f5544"/>
    </style:style>
    <style:style style:name="P49" style:family="paragraph" style:parent-style-name="Standard">
      <style:text-properties officeooo:rsid="0048173c" officeooo:paragraph-rsid="0048173c"/>
    </style:style>
    <style:style style:name="P50" style:family="paragraph" style:parent-style-name="Standard">
      <style:text-properties officeooo:rsid="004bb39e" officeooo:paragraph-rsid="004bb39e"/>
    </style:style>
    <style:style style:name="P51" style:family="paragraph" style:parent-style-name="Footnote">
      <style:text-properties officeooo:rsid="0021aa07" officeooo:paragraph-rsid="0021aa07"/>
    </style:style>
    <style:style style:name="P52" style:family="paragraph" style:parent-style-name="Footnote">
      <style:text-properties officeooo:rsid="004195de" officeooo:paragraph-rsid="004195de"/>
    </style:style>
    <style:style style:name="P53" style:family="paragraph" style:parent-style-name="Standard">
      <style:paragraph-properties fo:margin-top="0in" fo:margin-bottom="0in" style:contextual-spacing="false"/>
      <style:text-properties officeooo:paragraph-rsid="0047cdd7"/>
    </style:style>
    <style:style style:name="P54" style:family="paragraph" style:parent-style-name="Standard">
      <style:paragraph-properties fo:margin-top="0in" fo:margin-bottom="0in" style:contextual-spacing="false" fo:break-before="page"/>
      <style:text-properties officeooo:paragraph-rsid="0047cdd7"/>
    </style:style>
    <style:style style:name="P55" style:family="paragraph" style:parent-style-name="Contents_20_2">
      <style:paragraph-properties>
        <style:tab-stops>
          <style:tab-stop style:position="6.9252in" style:type="right" style:leader-style="dotted" style:leader-text="."/>
        </style:tab-stops>
      </style:paragraph-properties>
    </style:style>
    <style:style style:name="P56" style:family="paragraph" style:parent-style-name="Contents_20_1">
      <style:paragraph-properties>
        <style:tab-stops>
          <style:tab-stop style:position="6.9252in" style:type="right" style:leader-style="dotted" style:leader-text="."/>
        </style:tab-stops>
      </style:paragraph-properties>
    </style:style>
    <style:style style:name="P57" style:family="paragraph" style:parent-style-name="Contents_20_4">
      <style:paragraph-properties>
        <style:tab-stops>
          <style:tab-stop style:position="6.9252in" style:type="right" style:leader-style="dotted" style:leader-text="."/>
        </style:tab-stops>
      </style:paragraph-properties>
    </style:style>
    <style:style style:name="P58" style:family="paragraph" style:parent-style-name="Contents_20_3">
      <style:paragraph-properties>
        <style:tab-stops>
          <style:tab-stop style:position="6.9252in" style:type="right" style:leader-style="dotted" style:leader-text="."/>
        </style:tab-stops>
      </style:paragraph-properties>
    </style:style>
    <style:style style:name="P59" style:family="paragraph" style:parent-style-name="Heading_20_1" style:master-page-name="First_20_Page">
      <style:paragraph-properties style:page-number="auto"/>
    </style:style>
    <style:style style:name="P60" style:family="paragraph" style:parent-style-name="Heading_20_1" style:list-style-name="Numbering_20_2">
      <style:paragraph-properties fo:break-before="page"/>
    </style:style>
    <style:style style:name="P61" style:family="paragraph" style:parent-style-name="Heading_20_4">
      <style:text-properties officeooo:paragraph-rsid="0028d990"/>
    </style:style>
    <style:style style:name="P62" style:family="paragraph" style:parent-style-name="Heading_20_4">
      <style:text-properties officeooo:rsid="002ae786" officeooo:paragraph-rsid="002ae786"/>
    </style:style>
    <style:style style:name="P63" style:family="paragraph" style:parent-style-name="Heading_20_4">
      <style:text-properties officeooo:rsid="0036157f" officeooo:paragraph-rsid="0036157f"/>
    </style:style>
    <style:style style:name="P64" style:family="paragraph" style:parent-style-name="Standard">
      <style:text-properties style:use-window-font-color="true" loext:opacity="0%" style:font-name="Times New Roman" fo:font-size="12pt" fo:language="en" fo:country="US" officeooo:rsid="0016ca61" officeooo:paragraph-rsid="0016e3ff" style:font-name-asian="Times New Roman" style:font-size-asian="12pt" style:font-name-complex="Times New Roman" style:font-size-complex="12pt" style:language-complex="ar" style:country-complex="SA"/>
    </style:style>
    <style:style style:name="P65" style:family="paragraph" style:parent-style-name="Standard">
      <style:text-properties style:use-window-font-color="true" loext:opacity="0%" style:font-name="Times New Roman" fo:font-size="12pt" fo:language="en" fo:country="US" officeooo:rsid="003480dd" officeooo:paragraph-rsid="003480dd" style:font-name-asian="Times New Roman" style:font-size-asian="12pt" style:font-name-complex="Times New Roman" style:font-size-complex="12pt" style:language-complex="ar" style:country-complex="SA"/>
    </style:style>
    <style:style style:name="P66" style:family="paragraph" style:parent-style-name="Standard" style:list-style-name="L1"/>
    <style:style style:name="P67" style:family="paragraph" style:parent-style-name="Standard" style:list-style-name="L2">
      <style:text-properties officeooo:paragraph-rsid="003ace26"/>
    </style:style>
    <style:style style:name="P68" style:family="paragraph" style:parent-style-name="Standard" style:list-style-name="L3">
      <style:text-properties officeooo:rsid="0048173c" officeooo:paragraph-rsid="0048173c"/>
    </style:style>
    <style:style style:name="P69" style:family="paragraph" style:parent-style-name="Standard" style:list-style-name="L4"/>
    <style:style style:name="P70" style:family="paragraph" style:parent-style-name="Standard" style:list-style-name="L5"/>
    <style:style style:name="P71" style:family="paragraph" style:parent-style-name="Standard" style:list-style-name="L6">
      <style:text-properties officeooo:rsid="001ebd97" officeooo:paragraph-rsid="001ebd97"/>
    </style:style>
    <style:style style:name="P72" style:family="paragraph" style:parent-style-name="Standard">
      <style:text-properties officeooo:rsid="001ebd97" officeooo:paragraph-rsid="001ebd97"/>
    </style:style>
    <style:style style:name="P73" style:family="paragraph" style:parent-style-name="Standard" style:list-style-name="L7">
      <style:text-properties officeooo:rsid="0030ba07" officeooo:paragraph-rsid="0030ba07"/>
    </style:style>
    <style:style style:name="P74" style:family="paragraph" style:parent-style-name="Standard">
      <style:text-properties officeooo:rsid="0030ba07" officeooo:paragraph-rsid="0030ba07"/>
    </style:style>
    <style:style style:name="P75" style:family="paragraph" style:parent-style-name="Standard">
      <style:text-properties officeooo:rsid="00152e36" officeooo:paragraph-rsid="00152e36"/>
    </style:style>
    <style:style style:name="P76" style:family="paragraph" style:parent-style-name="Standard">
      <style:paragraph-properties fo:margin-top="0in" fo:margin-bottom="0in" style:contextual-spacing="false"/>
      <style:text-properties style:font-name="Courier" fo:font-size="8pt" officeooo:rsid="0047cdd7" officeooo:paragraph-rsid="0047cdd7" style:font-size-asian="8pt" style:font-size-complex="8pt"/>
    </style:style>
    <style:style style:name="P77" style:family="paragraph" style:parent-style-name="Standard">
      <style:paragraph-properties fo:margin-top="0in" fo:margin-bottom="0in" style:contextual-spacing="false"/>
      <style:text-properties style:font-name="Courier" fo:font-size="8pt" officeooo:rsid="0047cdd7" officeooo:paragraph-rsid="006c89d8" style:font-size-asian="8pt" style:font-size-complex="8pt"/>
    </style:style>
    <style:style style:name="P78" style:family="paragraph" style:parent-style-name="Standard">
      <style:text-properties officeooo:rsid="001364fd" officeooo:paragraph-rsid="001364fd"/>
    </style:style>
    <style:style style:name="P79" style:family="paragraph" style:parent-style-name="Standard">
      <style:text-properties officeooo:rsid="0013b895" officeooo:paragraph-rsid="0013b895"/>
    </style:style>
    <style:style style:name="P80" style:family="paragraph" style:parent-style-name="Standard">
      <style:text-properties officeooo:rsid="00154050" officeooo:paragraph-rsid="00154050"/>
    </style:style>
    <style:style style:name="P81" style:family="paragraph" style:parent-style-name="Standard">
      <style:text-properties officeooo:rsid="001d6ddb" officeooo:paragraph-rsid="001d6ddb"/>
    </style:style>
    <style:style style:name="P82" style:family="paragraph" style:parent-style-name="Standard">
      <style:text-properties officeooo:rsid="001d6ddb" officeooo:paragraph-rsid="001ebd97"/>
    </style:style>
    <style:style style:name="P83" style:family="paragraph" style:parent-style-name="Standard">
      <style:text-properties officeooo:rsid="004bb39e" officeooo:paragraph-rsid="004bb39e"/>
    </style:style>
    <style:style style:name="P84" style:family="paragraph" style:parent-style-name="Standard">
      <style:text-properties officeooo:rsid="0016ca61" officeooo:paragraph-rsid="0016ca61"/>
    </style:style>
    <style:style style:name="P85" style:family="paragraph" style:parent-style-name="Standard">
      <style:text-properties officeooo:rsid="001f444b" officeooo:paragraph-rsid="001f444b"/>
    </style:style>
    <style:style style:name="P86" style:family="paragraph" style:parent-style-name="Standard">
      <style:text-properties officeooo:rsid="002d9e39" officeooo:paragraph-rsid="002d9e39"/>
    </style:style>
    <style:style style:name="P87" style:family="paragraph" style:parent-style-name="Standard">
      <style:text-properties officeooo:rsid="002f5544" officeooo:paragraph-rsid="002f5544"/>
    </style:style>
    <style:style style:name="P88" style:family="paragraph" style:parent-style-name="Text_20_body">
      <style:text-properties style:use-window-font-color="true" loext:opacity="0%" style:font-name="Times New Roman" fo:font-size="12pt" fo:language="en" fo:country="US" officeooo:rsid="0016ca61" officeooo:paragraph-rsid="0028d990" style:font-name-asian="Times New Roman" style:font-size-asian="12pt" style:font-name-complex="Times New Roman" style:font-size-complex="12pt" style:language-complex="ar" style:country-complex="SA"/>
    </style:style>
    <style:style style:name="P89" style:family="paragraph" style:parent-style-name="Text_20_body">
      <style:text-properties style:use-window-font-color="true" loext:opacity="0%" style:font-name="Times New Roman" fo:font-size="12pt" fo:language="en" fo:country="US" officeooo:rsid="0016ca61" officeooo:paragraph-rsid="002ae786" style:font-name-asian="Times New Roman" style:font-size-asian="12pt" style:font-name-complex="Times New Roman" style:font-size-complex="12pt" style:language-complex="ar" style:country-complex="SA"/>
    </style:style>
    <style:style style:name="P90" style:family="paragraph" style:parent-style-name="Text_20_body">
      <style:text-properties style:use-window-font-color="true" loext:opacity="0%" style:font-name="Times New Roman" fo:font-size="12pt" fo:language="en" fo:country="US" officeooo:rsid="0016ca61" officeooo:paragraph-rsid="0036157f" style:font-name-asian="Times New Roman" style:font-size-asian="12pt" style:font-name-complex="Times New Roman" style:font-size-complex="12pt" style:language-complex="ar" style:country-complex="SA"/>
    </style:style>
    <style:style style:name="P91" style:family="paragraph" style:parent-style-name="Text_20_body">
      <style:text-properties style:use-window-font-color="true" loext:opacity="0%" style:font-name="Times New Roman" fo:font-size="12pt" fo:language="en" fo:country="US" officeooo:rsid="002c126c" officeooo:paragraph-rsid="0047cdd7" style:font-name-asian="Times New Roman" style:font-size-asian="12pt" style:font-name-complex="Times New Roman" style:font-size-complex="12pt" style:language-complex="ar" style:country-complex="SA"/>
    </style:style>
    <style:style style:name="P92" style:family="paragraph" style:parent-style-name="Text_20_body">
      <style:text-properties style:use-window-font-color="true" loext:opacity="0%" style:font-name="Times New Roman" fo:font-size="12pt" fo:language="en" fo:country="US" officeooo:rsid="002ae786" officeooo:paragraph-rsid="0036157f" style:font-name-asian="Times New Roman" style:font-size-asian="12pt" style:font-name-complex="Times New Roman" style:font-size-complex="12pt" style:language-complex="ar" style:country-complex="SA"/>
    </style:style>
    <style:style style:name="P93" style:family="paragraph" style:parent-style-name="Text_20_body">
      <style:text-properties style:use-window-font-color="true" loext:opacity="0%" style:font-name="Times New Roman" fo:font-size="12pt" fo:language="en" fo:country="US" officeooo:rsid="0036157f" officeooo:paragraph-rsid="0036157f" style:font-name-asian="Times New Roman" style:font-size-asian="12pt" style:font-name-complex="Times New Roman" style:font-size-complex="12pt" style:language-complex="ar" style:country-complex="SA"/>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officeooo:rsid="003d8f11"/>
    </style:style>
    <style:style style:name="T4"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loext:opacity="0%" style:font-name="Times New Roman" fo:font-size="12pt" fo:language="en" fo:country="US" officeooo:rsid="0011f2b0" style:font-name-asian="Times New Roman" style:font-size-asian="12pt" style:font-name-complex="Times New Roman" style:font-size-complex="12pt" style:language-complex="ar" style:country-complex="SA"/>
    </style:style>
    <style:style style:name="T6" style:family="text">
      <style:text-properties style:use-window-font-color="true" loext:opacity="0%" style:font-name="Times New Roman" fo:font-size="12pt" fo:language="en" fo:country="US" officeooo:rsid="0016ca61" style:font-name-asian="Times New Roman" style:font-size-asian="12pt" style:font-name-complex="Times New Roman" style:font-size-complex="12pt" style:language-complex="ar" style:country-complex="SA"/>
    </style:style>
    <style:style style:name="T7" style:family="text">
      <style:text-properties style:use-window-font-color="true" loext:opacity="0%" style:font-name="Times New Roman" fo:font-size="12pt" fo:language="en" fo:country="US" officeooo:rsid="003c82eb" style:font-name-asian="Times New Roman" style:font-size-asian="12pt" style:font-name-complex="Times New Roman" style:font-size-complex="12pt" style:language-complex="ar" style:country-complex="SA"/>
    </style:style>
    <style:style style:name="T8" style:family="text">
      <style:text-properties style:use-window-font-color="true" loext:opacity="0%" style:font-name="Times New Roman" fo:font-size="12pt" fo:language="en" fo:country="US" officeooo:rsid="001364fd" style:font-name-asian="Times New Roman" style:font-size-asian="12pt" style:font-name-complex="Times New Roman" style:font-size-complex="12pt" style:language-complex="ar" style:country-complex="SA"/>
    </style:style>
    <style:style style:name="T9" style:family="text">
      <style:text-properties style:use-window-font-color="true" loext:opacity="0%" style:font-name="Times New Roman" fo:font-size="12pt" fo:language="en" fo:country="US" officeooo:rsid="003d8f11"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4195de"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50cc8e"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5ba069"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officeooo:rsid="005e8aa8"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officeooo:rsid="006bbe50" style:font-name-asian="Times New Roman" style:font-size-asian="12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officeooo:rsid="006e743a" style:font-name-asian="Times New Roman" style:font-size-asian="12pt" style:font-name-complex="Times New Roman" style:font-size-complex="12pt" style:language-complex="ar" style:country-complex="SA"/>
    </style:style>
    <style:style style:name="T16" style:family="text">
      <style:text-properties style:use-window-font-color="true" loext:opacity="0%" style:font-name="Times New Roman" fo:font-size="12pt" fo:language="en" fo:country="US" officeooo:rsid="007501f2" style:font-name-asian="Times New Roman" style:font-size-asian="12pt" style:font-name-complex="Times New Roman" style:font-size-complex="12pt" style:language-complex="ar" style:country-complex="SA"/>
    </style:style>
    <style:style style:name="T17" style:family="text">
      <style:text-properties officeooo:rsid="001364fd"/>
    </style:style>
    <style:style style:name="T18" style:family="text">
      <style:text-properties officeooo:rsid="00154050"/>
    </style:style>
    <style:style style:name="T19" style:family="text">
      <style:text-properties officeooo:rsid="0016e3ff"/>
    </style:style>
    <style:style style:name="T20" style:family="text">
      <style:text-properties officeooo:rsid="00351917"/>
    </style:style>
    <style:style style:name="T21" style:family="text">
      <style:text-properties officeooo:rsid="0016ca61"/>
    </style:style>
    <style:style style:name="T22" style:family="text">
      <style:text-properties officeooo:rsid="002ae786"/>
    </style:style>
    <style:style style:name="T23" style:family="text">
      <style:text-properties officeooo:rsid="0036157f"/>
    </style:style>
    <style:style style:name="T24" style:family="text">
      <style:text-properties officeooo:rsid="00345917"/>
    </style:style>
    <style:style style:name="T25" style:family="text">
      <style:text-properties fo:font-style="italic" style:text-underline-style="none" style:font-style-asian="italic" style:font-style-complex="italic"/>
    </style:style>
    <style:style style:name="T26" style:family="text">
      <style:text-properties fo:font-size="10pt" style:font-size-asian="10pt" style:font-size-complex="10pt"/>
    </style:style>
    <style:style style:name="T27" style:family="text">
      <style:text-properties fo:font-size="10pt" officeooo:rsid="0050cc8e" style:font-size-asian="10pt" style:font-size-complex="10pt"/>
    </style:style>
    <style:style style:name="T28" style:family="text">
      <style:text-properties fo:font-size="10pt" officeooo:rsid="005e8aa8" style:font-size-asian="10pt" style:font-size-complex="10pt"/>
    </style:style>
    <style:style style:name="T29" style:family="text">
      <style:text-properties fo:font-size="10pt" officeooo:rsid="006bbe50" style:font-size-asian="10pt" style:font-size-complex="10pt"/>
    </style:style>
    <style:style style:name="T30" style:family="text">
      <style:text-properties officeooo:rsid="001f444b"/>
    </style:style>
    <style:style style:name="T31" style:family="text">
      <style:text-properties officeooo:rsid="0021aa07"/>
    </style:style>
    <style:style style:name="T32" style:family="text">
      <style:text-properties officeooo:rsid="0022304b"/>
    </style:style>
    <style:style style:name="T33" style:family="text">
      <style:text-properties officeooo:rsid="0028d990"/>
    </style:style>
    <style:style style:name="T34" style:family="text">
      <style:text-properties officeooo:rsid="002c126c"/>
    </style:style>
    <style:style style:name="T35" style:family="text">
      <style:text-properties officeooo:rsid="002d9318"/>
    </style:style>
    <style:style style:name="T36" style:family="text">
      <style:text-properties officeooo:rsid="0030f51b"/>
    </style:style>
    <style:style style:name="T37" style:family="text">
      <style:text-properties officeooo:rsid="003ace26"/>
    </style:style>
    <style:style style:name="T38" style:family="text">
      <style:text-properties officeooo:rsid="003c82eb"/>
    </style:style>
    <style:style style:name="T39" style:family="text">
      <style:text-properties style:font-weight-complex="bold"/>
    </style:style>
    <style:style style:name="T40" style:family="text">
      <style:text-properties officeooo:rsid="001574eb" style:font-weight-complex="bold"/>
    </style:style>
    <style:style style:name="T41" style:family="text">
      <style:text-properties officeooo:rsid="005dd476" style:font-weight-complex="bold"/>
    </style:style>
    <style:style style:name="T42" style:family="text">
      <style:text-properties officeooo:rsid="003eceeb"/>
    </style:style>
    <style:style style:name="T43" style:family="text">
      <style:text-properties officeooo:rsid="003f0262"/>
    </style:style>
    <style:style style:name="T44" style:family="text">
      <style:text-properties officeooo:rsid="004195de"/>
    </style:style>
    <style:style style:name="T45" style:family="text">
      <style:text-properties officeooo:rsid="00428ae5"/>
    </style:style>
    <style:style style:name="T46" style:family="text">
      <style:text-properties officeooo:rsid="004485ca"/>
    </style:style>
    <style:style style:name="T47" style:family="text">
      <style:text-properties officeooo:rsid="0047cdd7"/>
    </style:style>
    <style:style style:name="T48" style:family="text">
      <style:text-properties officeooo:rsid="0048173c"/>
    </style:style>
    <style:style style:name="T49" style:family="text">
      <style:text-properties officeooo:rsid="004b11bd"/>
    </style:style>
    <style:style style:name="T50" style:family="text">
      <style:text-properties fo:font-variant="normal" fo:text-transform="none" style:use-window-font-color="true" loext:opacity="0%" style:font-name="Times New Roman" fo:font-size="12pt" fo:letter-spacing="normal" fo:language="en" fo:country="US" fo:font-style="normal" fo:font-weight="normal" style:font-name-asian="Times New Roman" style:font-size-asian="12pt" style:font-name-complex="Times New Roman" style:font-size-complex="12pt" style:language-complex="ar" style:country-complex="SA"/>
    </style:style>
    <style:style style:name="T51" style:family="text">
      <style:text-properties fo:font-variant="normal" fo:text-transform="none" style:use-window-font-color="true" loext:opacity="0%" style:font-name="Times New Roman" fo:font-size="12pt" fo:letter-spacing="normal" fo:language="en" fo:country="US" fo:font-style="normal" fo:font-weight="normal" officeooo:rsid="004d6c26" style:font-name-asian="Times New Roman" style:font-size-asian="12pt" style:font-name-complex="Times New Roman" style:font-size-complex="12pt" style:language-complex="ar" style:country-complex="SA"/>
    </style:style>
    <style:style style:name="T52" style:family="text">
      <style:text-properties fo:font-variant="normal" fo:text-transform="none" style:use-window-font-color="true" loext:opacity="0%" style:font-name="Times New Roman" fo:font-size="12pt" fo:letter-spacing="normal" fo:language="en" fo:country="US" fo:font-style="normal" fo:font-weight="normal" officeooo:rsid="007501f2" style:font-name-asian="Times New Roman" style:font-size-asian="12pt" style:font-name-complex="Times New Roman" style:font-size-complex="12pt" style:language-complex="ar" style:country-complex="SA"/>
    </style:style>
    <style:style style:name="T53" style:family="text">
      <style:text-properties officeooo:rsid="004eb78b"/>
    </style:style>
    <style:style style:name="T54" style:family="text">
      <style:text-properties officeooo:rsid="004f33f0"/>
    </style:style>
    <style:style style:name="T55" style:family="text">
      <style:text-properties officeooo:rsid="005ba069"/>
    </style:style>
    <style:style style:name="T56" style:family="text">
      <style:text-properties officeooo:rsid="005dd476"/>
    </style:style>
    <style:style style:name="T57" style:family="text">
      <style:text-properties officeooo:rsid="005e8aa8"/>
    </style:style>
    <style:style style:name="T58" style:family="text">
      <style:text-properties officeooo:rsid="00610d0c"/>
    </style:style>
    <style:style style:name="T59" style:family="text">
      <style:text-properties officeooo:rsid="00647ba9"/>
    </style:style>
    <style:style style:name="T60" style:family="text">
      <style:text-properties officeooo:rsid="0069d37c"/>
    </style:style>
    <style:style style:name="T61" style:family="text">
      <style:text-properties officeooo:rsid="006b0883"/>
    </style:style>
    <style:style style:name="T62" style:family="text">
      <style:text-properties officeooo:rsid="006bbe50"/>
    </style:style>
    <style:style style:name="T63" style:family="text">
      <style:text-properties officeooo:rsid="006c89d8"/>
    </style:style>
    <style:style style:name="T64" style:family="text">
      <style:text-properties officeooo:rsid="00715cad"/>
    </style:style>
    <style:style style:name="T65" style:family="text">
      <style:text-properties officeooo:rsid="00726a4c"/>
    </style:style>
    <style:style style:name="T66" style:family="text">
      <style:text-properties officeooo:rsid="00743404"/>
    </style:style>
    <style:style style:name="T67" style:family="text">
      <style:text-properties officeooo:rsid="007501f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05553161908896" text:id="ct105553161908896">
          <text:insertion>
            <office:change-info>
              <dc:creator>Bob Jacobsen</dc:creator>
              <dc:date>2023-03-30T15:36:38</dc:date>
            </office:change-info>
          </text:insertion>
        </text:changed-region>
        <text:changed-region xml:id="ct105553161877088" text:id="ct105553161877088">
          <text:deletion>
            <office:change-info>
              <dc:creator>Bob Jacobsen</dc:creator>
              <dc:date>2023-03-30T15:36:38</dc:date>
            </office:change-info>
            <text:p text:style-name="P35">V</text:p>
          </text:deletion>
        </text:changed-region>
        <text:changed-region xml:id="ct105553161854944" text:id="ct105553161854944">
          <text:insertion>
            <office:change-info>
              <dc:creator>Bob Jacobsen</dc:creator>
              <dc:date>2023-03-30T15:36:41</dc:date>
            </office:change-info>
          </text:insertion>
        </text:changed-region>
        <text:changed-region xml:id="ct105553161774704" text:id="ct105553161774704">
          <text:deletion>
            <office:change-info>
              <dc:creator>Bob Jacobsen</dc:creator>
              <dc:date>2023-03-30T15:36:41</dc:date>
            </office:change-info>
            <text:p text:style-name="P35">V</text:p>
          </text:deletion>
        </text:changed-region>
        <text:changed-region xml:id="ct105553162321920" text:id="ct105553162321920">
          <text:insertion>
            <office:change-info>
              <dc:creator>Bob Jacobsen</dc:creator>
              <dc:date>2023-03-30T15:36:46</dc:date>
            </office:change-info>
          </text:insertion>
        </text:changed-region>
        <text:changed-region xml:id="ct105553162223072" text:id="ct105553162223072">
          <text:deletion>
            <office:change-info>
              <dc:creator>Bob Jacobsen</dc:creator>
              <dc:date>2023-03-30T15:36:48</dc:date>
            </office:change-info>
            <text:p text:style-name="P35">S</text:p>
          </text:deletion>
        </text:changed-region>
        <text:changed-region xml:id="ct105553161857824" text:id="ct105553161857824">
          <text:insertion>
            <office:change-info>
              <dc:creator>Bob Jacobsen</dc:creator>
              <dc:date>2023-03-30T15:36:51</dc:date>
            </office:change-info>
          </text:insertion>
        </text:changed-region>
        <text:changed-region xml:id="ct105553161775424" text:id="ct105553161775424">
          <text:deletion>
            <office:change-info>
              <dc:creator>Bob Jacobsen</dc:creator>
              <dc:date>2023-03-30T15:36:50</dc:date>
            </office:change-info>
            <text:p text:style-name="P35">A</text:p>
          </text:deletion>
        </text:changed-region>
        <text:changed-region xml:id="ct105553162389616" text:id="ct105553162389616">
          <text:insertion>
            <office:change-info>
              <dc:creator>Bob Jacobsen</dc:creator>
              <dc:date>2023-03-30T14:47:59</dc:date>
            </office:change-info>
          </text:insertion>
        </text:changed-region>
        <text:changed-region xml:id="ct105553162345984" text:id="ct105553162345984">
          <text:deletion>
            <office:change-info>
              <dc:creator>Bob Jacobsen</dc:creator>
              <dc:date>2023-03-30T14:47:58</dc:date>
            </office:change-info>
            <text:p text:style-name="P35">v</text:p>
          </text:deletion>
        </text:changed-region>
        <text:changed-region xml:id="ct105553162322160" text:id="ct105553162322160">
          <text:insertion>
            <office:change-info>
              <dc:creator>Bob Jacobsen</dc:creator>
              <dc:date>2023-03-30T15:36:59</dc:date>
            </office:change-info>
          </text:insertion>
        </text:changed-region>
        <text:changed-region xml:id="ct105553161775184" text:id="ct105553161775184">
          <text:deletion>
            <office:change-info>
              <dc:creator>Bob Jacobsen</dc:creator>
              <dc:date>2023-03-30T15:36:59</dc:date>
            </office:change-info>
            <text:p text:style-name="P35">N</text:p>
          </text:deletion>
        </text:changed-region>
        <text:changed-region xml:id="ct105553161776144" text:id="ct105553161776144">
          <text:insertion>
            <office:change-info>
              <dc:creator>Bob Jacobsen</dc:creator>
              <dc:date>2023-03-30T15:37:02</dc:date>
            </office:change-info>
          </text:insertion>
        </text:changed-region>
        <text:changed-region xml:id="ct105553161774944" text:id="ct105553161774944">
          <text:deletion>
            <office:change-info>
              <dc:creator>Bob Jacobsen</dc:creator>
              <dc:date>2023-03-30T15:37:02</dc:date>
            </office:change-info>
            <text:p text:style-name="P35">D</text:p>
          </text:deletion>
        </text:changed-region>
        <text:changed-region xml:id="ct105553162339984" text:id="ct105553162339984">
          <text:insertion>
            <office:change-info>
              <dc:creator>Bob Jacobsen</dc:creator>
              <dc:date>2023-03-30T15:37:07</dc:date>
            </office:change-info>
          </text:insertion>
        </text:changed-region>
        <text:changed-region xml:id="ct105553162340224" text:id="ct105553162340224">
          <text:deletion>
            <office:change-info>
              <dc:creator>Bob Jacobsen</dc:creator>
              <dc:date>2023-03-30T15:37:06</dc:date>
            </office:change-info>
            <text:p text:style-name="P35">N</text:p>
          </text:deletion>
        </text:changed-region>
        <text:changed-region xml:id="ct105553161760240" text:id="ct105553161760240">
          <text:insertion>
            <office:change-info>
              <dc:creator>Bob Jacobsen</dc:creator>
              <dc:date>2023-03-30T15:37:36</dc:date>
            </office:change-info>
          </text:insertion>
        </text:changed-region>
        <text:changed-region xml:id="ct105553162241680" text:id="ct105553162241680">
          <text:deletion>
            <office:change-info>
              <dc:creator>Bob Jacobsen</dc:creator>
              <dc:date>2023-03-30T14:48:08</dc:date>
            </office:change-info>
            <text:p text:style-name="Standard"><text:span text:style-name="T64">v</text:span></text:p>
          </text:deletion>
        </text:changed-region>
        <text:changed-region xml:id="ct105553161782208" text:id="ct105553161782208">
          <text:insertion>
            <office:change-info>
              <dc:creator>Bob Jacobsen</dc:creator>
              <dc:date>2023-03-30T15:37:32</dc:date>
            </office:change-info>
          </text:insertion>
        </text:changed-region>
        <text:changed-region xml:id="ct105553162242160" text:id="ct105553162242160">
          <text:deletion>
            <office:change-info>
              <dc:creator>Bob Jacobsen</dc:creator>
              <dc:date>2023-03-30T14:48:14</dc:date>
            </office:change-info>
            <text:p text:style-name="Standard"><text:span text:style-name="T64">v</text:span></text:p>
          </text:deletion>
        </text:changed-region>
        <text:changed-region xml:id="ct105553162241200" text:id="ct105553162241200">
          <text:insertion>
            <office:change-info>
              <dc:creator>Bob Jacobsen</dc:creator>
              <dc:date>2023-03-30T11:14:32</dc:date>
            </office:change-info>
          </text:insertion>
        </text:changed-region>
        <text:changed-region xml:id="ct105553162242400" text:id="ct105553162242400">
          <text:deletion>
            <office:change-info>
              <dc:creator>Bob Jacobsen</dc:creator>
              <dc:date>2023-03-30T10:49:37</dc:date>
            </office:change-info>
            <text:p text:style-name="Standard"><text:span text:style-name="T15">1.</text:span></text:p>
          </text:deletion>
        </text:changed-region>
        <text:changed-region xml:id="ct105553162242640" text:id="ct105553162242640">
          <text:deletion>
            <office:change-info>
              <dc:creator>Bob Jacobsen</dc:creator>
              <dc:date>2023-03-30T09:49:25</dc:date>
            </office:change-info>
            <text:p text:style-name="Standard"><text:span text:style-name="T13">1</text:span></text:p>
          </text:deletion>
        </text:changed-region>
        <text:changed-region xml:id="ct105553162243120" text:id="ct105553162243120">
          <text:insertion>
            <office:change-info>
              <dc:creator>Bob Jacobsen</dc:creator>
              <dc:date>2023-03-30T10:49:42</dc:date>
            </office:change-info>
          </text:insertion>
        </text:changed-region>
        <text:changed-region xml:id="ct105553162243360" text:id="ct105553162243360">
          <text:deletion>
            <office:change-info>
              <dc:creator>Bob Jacobsen</dc:creator>
              <dc:date>2023-03-30T09:49:20</dc:date>
            </office:change-info>
            <text:p text:style-name="Standard"><text:a xlink:type="simple" xlink:href="http://openlcb.org/schema/1/1/cdi.xsd" text:style-name="Internet_20_link" text:visited-style-name="Visited_20_Internet_20_Link"><text:span text:style-name="T13">1</text:span></text:a></text:p>
          </text:deletion>
        </text:changed-region>
        <text:changed-region xml:id="ct105553162243600" text:id="ct105553162243600">
          <text:insertion>
            <office:change-info>
              <dc:creator>Bob Jacobsen</dc:creator>
              <dc:date>2023-03-30T10:49:46</dc:date>
            </office:change-info>
          </text:insertion>
        </text:changed-region>
        <text:changed-region xml:id="ct105553162243840" text:id="ct105553162243840">
          <text:deletion>
            <office:change-info>
              <dc:creator>Bob Jacobsen</dc:creator>
              <dc:date>2023-03-30T09:49:11</dc:date>
            </office:change-info>
            <text:p text:style-name="Standard"><text:a xlink:type="simple" xlink:href="http://openlcb.org/schema/cdi/1/1/cdi.xsd" text:style-name="Internet_20_link" text:visited-style-name="Visited_20_Internet_20_Link"><text:span text:style-name="Teletype"><text:span text:style-name="T28">1</text:span></text:span></text:a></text:p>
          </text:deletion>
        </text:changed-region>
        <text:changed-region xml:id="ct105553161491376" text:id="ct105553161491376">
          <text:insertion>
            <office:change-info>
              <dc:creator>Bob Jacobsen</dc:creator>
              <dc:date>2023-03-30T15:43:45</dc:date>
            </office:change-info>
          </text:insertion>
        </text:changed-region>
        <text:changed-region xml:id="ct105553162252480" text:id="ct105553162252480">
          <text:deletion>
            <office:change-info>
              <dc:creator>Bob Jacobsen</dc:creator>
              <dc:date>2023-03-30T15:43:44</dc:date>
            </office:change-info>
            <text:p text:style-name="P26">V</text:p>
          </text:deletion>
        </text:changed-region>
        <text:changed-region xml:id="ct105553161698304" text:id="ct105553161698304">
          <text:insertion>
            <office:change-info>
              <dc:creator>Bob Jacobsen</dc:creator>
              <dc:date>2023-03-30T15:43:53</dc:date>
            </office:change-info>
          </text:insertion>
        </text:changed-region>
        <text:changed-region xml:id="ct105553161487776" text:id="ct105553161487776">
          <text:deletion>
            <office:change-info>
              <dc:creator>Bob Jacobsen</dc:creator>
              <dc:date>2023-03-30T15:43:53</dc:date>
            </office:change-info>
            <text:p text:style-name="P29">V</text:p>
          </text:deletion>
        </text:changed-region>
        <text:changed-region xml:id="ct105553161684864" text:id="ct105553161684864">
          <text:insertion>
            <office:change-info>
              <dc:creator>Bob Jacobsen</dc:creator>
              <dc:date>2023-03-30T15:43:30</dc:date>
            </office:change-info>
          </text:insertion>
        </text:changed-region>
        <text:changed-region xml:id="ct105553162326480" text:id="ct105553162326480">
          <text:deletion>
            <office:change-info>
              <dc:creator>Bob Jacobsen</dc:creator>
              <dc:date>2023-03-30T15:43:29</dc:date>
            </office:change-info>
            <text:p text:style-name="P29">N</text:p>
          </text:deletion>
        </text:changed-region>
        <text:changed-region xml:id="ct105553161748480" text:id="ct105553161748480">
          <text:insertion>
            <office:change-info>
              <dc:creator>Bob Jacobsen</dc:creator>
              <dc:date>2023-03-30T15:44:05</dc:date>
            </office:change-info>
          </text:insertion>
        </text:changed-region>
        <text:changed-region xml:id="ct105553162324560" text:id="ct105553162324560">
          <text:deletion>
            <office:change-info>
              <dc:creator>Bob Jacobsen</dc:creator>
              <dc:date>2023-03-30T15:44:05</dc:date>
            </office:change-info>
            <text:p text:style-name="P37"><text:span text:style-name="T21">D</text:span></text:p>
          </text:deletion>
        </text:changed-region>
        <text:changed-region xml:id="ct105553161487536" text:id="ct105553161487536">
          <text:insertion>
            <office:change-info>
              <dc:creator>Bob Jacobsen</dc:creator>
              <dc:date>2023-03-30T15:44:08</dc:date>
            </office:change-info>
          </text:insertion>
        </text:changed-region>
        <text:changed-region xml:id="ct105553161749680" text:id="ct105553161749680">
          <text:deletion>
            <office:change-info>
              <dc:creator>Bob Jacobsen</dc:creator>
              <dc:date>2023-03-30T15:44:07</dc:date>
            </office:change-info>
            <text:p text:style-name="P37"><text:span text:style-name="T21">E</text:span></text:p>
          </text:deletion>
        </text:changed-region>
        <text:changed-region xml:id="ct105553161686544" text:id="ct105553161686544">
          <text:insertion>
            <office:change-info>
              <dc:creator>Bob Jacobsen</dc:creator>
              <dc:date>2023-03-30T15:38:25</dc:date>
            </office:change-info>
          </text:insertion>
        </text:changed-region>
        <text:changed-region xml:id="ct105553161683184" text:id="ct105553161683184">
          <text:deletion>
            <office:change-info>
              <dc:creator>Bob Jacobsen</dc:creator>
              <dc:date>2023-03-30T15:38:23</dc:date>
            </office:change-info>
            <text:p text:style-name="Standard"><text:span text:style-name="T67">S</text:span></text:p>
          </text:deletion>
        </text:changed-region>
        <text:changed-region xml:id="ct105553161749200" text:id="ct105553161749200">
          <text:insertion>
            <office:change-info>
              <dc:creator>Bob Jacobsen</dc:creator>
              <dc:date>2023-03-30T15:44:12</dc:date>
            </office:change-info>
          </text:insertion>
        </text:changed-region>
        <text:changed-region xml:id="ct105553161748960" text:id="ct105553161748960">
          <text:deletion>
            <office:change-info>
              <dc:creator>Bob Jacobsen</dc:creator>
              <dc:date>2023-03-30T15:44:12</dc:date>
            </office:change-info>
            <text:p text:style-name="Standard"><text:span text:style-name="T18">D</text:span></text:p>
          </text:deletion>
        </text:changed-region>
        <text:changed-region xml:id="ct105553161499536" text:id="ct105553161499536">
          <text:insertion>
            <office:change-info>
              <dc:creator>Bob Jacobsen</dc:creator>
              <dc:date>2023-03-30T15:44:14</dc:date>
            </office:change-info>
          </text:insertion>
        </text:changed-region>
        <text:changed-region xml:id="ct105553162324320" text:id="ct105553162324320">
          <text:deletion>
            <office:change-info>
              <dc:creator>Bob Jacobsen</dc:creator>
              <dc:date>2023-03-30T15:44:14</dc:date>
            </office:change-info>
            <text:p text:style-name="Standard"><text:span text:style-name="T18">E</text:span></text:p>
          </text:deletion>
        </text:changed-region>
        <text:changed-region xml:id="ct105553161686784" text:id="ct105553161686784">
          <text:insertion>
            <office:change-info>
              <dc:creator>Bob Jacobsen</dc:creator>
              <dc:date>2023-03-30T15:38:33</dc:date>
            </office:change-info>
          </text:insertion>
        </text:changed-region>
        <text:changed-region xml:id="ct105553162322640" text:id="ct105553162322640">
          <text:deletion>
            <office:change-info>
              <dc:creator>Bob Jacobsen</dc:creator>
              <dc:date>2023-03-30T15:38:33</dc:date>
            </office:change-info>
            <text:p text:style-name="Standard"><text:span text:style-name="T18">A</text:span></text:p>
          </text:deletion>
        </text:changed-region>
        <text:changed-region xml:id="ct105553162322880" text:id="ct105553162322880">
          <text:insertion>
            <office:change-info>
              <dc:creator>Bob Jacobsen</dc:creator>
              <dc:date>2023-03-30T15:38:39</dc:date>
            </office:change-info>
          </text:insertion>
        </text:changed-region>
        <text:changed-region xml:id="ct105553162322400" text:id="ct105553162322400">
          <text:deletion>
            <office:change-info>
              <dc:creator>Bob Jacobsen</dc:creator>
              <dc:date>2023-03-30T15:38:39</dc:date>
            </office:change-info>
            <text:p text:style-name="Standard"><text:span text:style-name="T18">D</text:span></text:p>
          </text:deletion>
        </text:changed-region>
        <text:changed-region xml:id="ct105553162323600" text:id="ct105553162323600">
          <text:insertion>
            <office:change-info>
              <dc:creator>Bob Jacobsen</dc:creator>
              <dc:date>2023-03-30T15:38:42</dc:date>
            </office:change-info>
          </text:insertion>
        </text:changed-region>
        <text:changed-region xml:id="ct105553161736416" text:id="ct105553161736416">
          <text:deletion>
            <office:change-info>
              <dc:creator>Bob Jacobsen</dc:creator>
              <dc:date>2023-03-30T15:38:41</dc:date>
            </office:change-info>
            <text:p text:style-name="Standard"><text:span text:style-name="T18">E</text:span></text:p>
          </text:deletion>
        </text:changed-region>
        <text:changed-region xml:id="ct105553161805552" text:id="ct105553161805552">
          <text:insertion>
            <office:change-info>
              <dc:creator>Bob Jacobsen</dc:creator>
              <dc:date>2023-03-30T15:38:48</dc:date>
            </office:change-info>
          </text:insertion>
        </text:changed-region>
        <text:changed-region xml:id="ct105553162323120" text:id="ct105553162323120">
          <text:deletion>
            <office:change-info>
              <dc:creator>Bob Jacobsen</dc:creator>
              <dc:date>2023-03-30T15:38:48</dc:date>
            </office:change-info>
            <text:p text:style-name="P31">C</text:p>
          </text:deletion>
        </text:changed-region>
        <text:changed-region xml:id="ct105553161736656" text:id="ct105553161736656">
          <text:insertion>
            <office:change-info>
              <dc:creator>Bob Jacobsen</dc:creator>
              <dc:date>2023-03-30T15:38:50</dc:date>
            </office:change-info>
          </text:insertion>
        </text:changed-region>
        <text:changed-region xml:id="ct105553162324080" text:id="ct105553162324080">
          <text:deletion>
            <office:change-info>
              <dc:creator>Bob Jacobsen</dc:creator>
              <dc:date>2023-03-30T15:38:50</dc:date>
            </office:change-info>
            <text:p text:style-name="P31">T</text:p>
          </text:deletion>
        </text:changed-region>
        <text:changed-region xml:id="ct105553161738336" text:id="ct105553161738336">
          <text:insertion>
            <office:change-info>
              <dc:creator>Bob Jacobsen</dc:creator>
              <dc:date>2023-03-30T15:38:56</dc:date>
            </office:change-info>
          </text:insertion>
        </text:changed-region>
        <text:changed-region xml:id="ct105553161738096" text:id="ct105553161738096">
          <text:deletion>
            <office:change-info>
              <dc:creator>Bob Jacobsen</dc:creator>
              <dc:date>2023-03-30T15:38:56</dc:date>
            </office:change-info>
            <text:p text:style-name="P32">D</text:p>
          </text:deletion>
        </text:changed-region>
        <text:changed-region xml:id="ct105553161738576" text:id="ct105553161738576">
          <text:insertion>
            <office:change-info>
              <dc:creator>Bob Jacobsen</dc:creator>
              <dc:date>2023-03-30T15:38:59</dc:date>
            </office:change-info>
          </text:insertion>
        </text:changed-region>
        <text:changed-region xml:id="ct105553161736896" text:id="ct105553161736896">
          <text:deletion>
            <office:change-info>
              <dc:creator>Bob Jacobsen</dc:creator>
              <dc:date>2023-03-30T15:38:58</dc:date>
            </office:change-info>
            <text:p text:style-name="P32">E</text:p>
          </text:deletion>
        </text:changed-region>
        <text:changed-region xml:id="ct105553162289392" text:id="ct105553162289392">
          <text:insertion>
            <office:change-info>
              <dc:creator>Bob Jacobsen</dc:creator>
              <dc:date>2023-03-30T14:52:33</dc:date>
            </office:change-info>
          </text:insertion>
        </text:changed-region>
        <text:changed-region xml:id="ct105553161687024" text:id="ct105553161687024">
          <text:insertion>
            <office:change-info>
              <dc:creator>Bob Jacobsen</dc:creator>
              <dc:date>2023-03-30T15:39:05</dc:date>
            </office:change-info>
          </text:insertion>
        </text:changed-region>
        <text:changed-region xml:id="ct105553161708448" text:id="ct105553161708448">
          <text:deletion>
            <office:change-info>
              <dc:creator>Bob Jacobsen</dc:creator>
              <dc:date>2023-03-30T15:39:05</dc:date>
            </office:change-info>
            <text:p text:style-name="P30">D</text:p>
          </text:deletion>
        </text:changed-region>
        <text:changed-region xml:id="ct105553161739776" text:id="ct105553161739776">
          <text:insertion>
            <office:change-info>
              <dc:creator>Bob Jacobsen</dc:creator>
              <dc:date>2023-03-30T15:39:07</dc:date>
            </office:change-info>
          </text:insertion>
        </text:changed-region>
        <text:changed-region xml:id="ct105553161739536" text:id="ct105553161739536">
          <text:deletion>
            <office:change-info>
              <dc:creator>Bob Jacobsen</dc:creator>
              <dc:date>2023-03-30T15:39:07</dc:date>
            </office:change-info>
            <text:p text:style-name="P30">E</text:p>
          </text:deletion>
        </text:changed-region>
        <text:changed-region xml:id="ct105553162290112" text:id="ct105553162290112">
          <text:insertion>
            <office:change-info>
              <dc:creator>Bob Jacobsen</dc:creator>
              <dc:date>2023-03-30T09:34:19</dc:date>
            </office:change-info>
          </text:insertion>
        </text:changed-region>
        <text:changed-region xml:id="ct105553161688224" text:id="ct105553161688224">
          <text:insertion>
            <office:change-info>
              <dc:creator>Bob Jacobsen</dc:creator>
              <dc:date>2023-03-30T15:39:19</dc:date>
            </office:change-info>
          </text:insertion>
        </text:changed-region>
        <text:changed-region xml:id="ct105553162253200" text:id="ct105553162253200">
          <text:deletion>
            <office:change-info>
              <dc:creator>Bob Jacobsen</dc:creator>
              <dc:date>2023-03-30T15:39:19</dc:date>
            </office:change-info>
            <text:p text:style-name="P50"><text:span text:style-name="T51">A</text:span></text:p>
          </text:deletion>
        </text:changed-region>
        <text:changed-region xml:id="ct105553161740256" text:id="ct105553161740256">
          <text:insertion>
            <office:change-info>
              <dc:creator>Bob Jacobsen</dc:creator>
              <dc:date>2023-03-30T15:39:29</dc:date>
            </office:change-info>
          </text:insertion>
        </text:changed-region>
        <text:changed-region xml:id="ct105553161689184" text:id="ct105553161689184">
          <text:deletion>
            <office:change-info>
              <dc:creator>Bob Jacobsen</dc:creator>
              <dc:date>2023-03-30T15:39:29</dc:date>
            </office:change-info>
            <text:p text:style-name="P32">D</text:p>
          </text:deletion>
        </text:changed-region>
        <text:changed-region xml:id="ct105553161741216" text:id="ct105553161741216">
          <text:insertion>
            <office:change-info>
              <dc:creator>Bob Jacobsen</dc:creator>
              <dc:date>2023-03-30T15:39:31</dc:date>
            </office:change-info>
          </text:insertion>
        </text:changed-region>
        <text:changed-region xml:id="ct105553161690624" text:id="ct105553161690624">
          <text:deletion>
            <office:change-info>
              <dc:creator>Bob Jacobsen</dc:creator>
              <dc:date>2023-03-30T15:39:31</dc:date>
            </office:change-info>
            <text:p text:style-name="P32">E</text:p>
          </text:deletion>
        </text:changed-region>
        <text:changed-region xml:id="ct105553161741696" text:id="ct105553161741696">
          <text:insertion>
            <office:change-info>
              <dc:creator>Bob Jacobsen</dc:creator>
              <dc:date>2023-03-30T15:39:35</dc:date>
            </office:change-info>
          </text:insertion>
        </text:changed-region>
        <text:changed-region xml:id="ct105553161741456" text:id="ct105553161741456">
          <text:deletion>
            <office:change-info>
              <dc:creator>Bob Jacobsen</dc:creator>
              <dc:date>2023-03-30T15:39:35</dc:date>
            </office:change-info>
            <text:p text:style-name="P32"><text:span text:style-name="T43">E</text:span></text:p>
          </text:deletion>
        </text:changed-region>
        <text:changed-region xml:id="ct105553161708688" text:id="ct105553161708688">
          <text:insertion>
            <office:change-info>
              <dc:creator>Bob Jacobsen</dc:creator>
              <dc:date>2023-03-30T15:39:37</dc:date>
            </office:change-info>
          </text:insertion>
        </text:changed-region>
        <text:changed-region xml:id="ct105553162324800" text:id="ct105553162324800">
          <text:deletion>
            <office:change-info>
              <dc:creator>Bob Jacobsen</dc:creator>
              <dc:date>2023-03-30T15:39:37</dc:date>
            </office:change-info>
            <text:p text:style-name="P32"><text:span text:style-name="T43">A</text:span></text:p>
          </text:deletion>
        </text:changed-region>
        <text:changed-region xml:id="ct105553161805792" text:id="ct105553161805792">
          <text:insertion>
            <office:change-info>
              <dc:creator>Bob Jacobsen</dc:creator>
              <dc:date>2023-03-30T15:39:40</dc:date>
            </office:change-info>
          </text:insertion>
        </text:changed-region>
        <text:changed-region xml:id="ct105553162323840" text:id="ct105553162323840">
          <text:deletion>
            <office:change-info>
              <dc:creator>Bob Jacobsen</dc:creator>
              <dc:date>2023-03-30T15:39:40</dc:date>
            </office:change-info>
            <text:p text:style-name="P32"><text:span text:style-name="T43">D</text:span></text:p>
          </text:deletion>
        </text:changed-region>
        <text:changed-region xml:id="ct105553161741936" text:id="ct105553161741936">
          <text:insertion>
            <office:change-info>
              <dc:creator>Bob Jacobsen</dc:creator>
              <dc:date>2023-03-30T15:39:42</dc:date>
            </office:change-info>
          </text:insertion>
        </text:changed-region>
        <text:changed-region xml:id="ct105553161742176" text:id="ct105553161742176">
          <text:deletion>
            <office:change-info>
              <dc:creator>Bob Jacobsen</dc:creator>
              <dc:date>2023-03-30T15:39:42</dc:date>
            </office:change-info>
            <text:p text:style-name="P32"><text:span text:style-name="T43">E</text:span></text:p>
          </text:deletion>
        </text:changed-region>
        <text:changed-region xml:id="ct105553161710128" text:id="ct105553161710128">
          <text:insertion>
            <office:change-info>
              <dc:creator>Bob Jacobsen</dc:creator>
              <dc:date>2023-03-30T15:39:46</dc:date>
            </office:change-info>
          </text:insertion>
        </text:changed-region>
        <text:changed-region xml:id="ct105553161692544" text:id="ct105553161692544">
          <text:deletion>
            <office:change-info>
              <dc:creator>Bob Jacobsen</dc:creator>
              <dc:date>2023-03-30T15:39:46</dc:date>
            </office:change-info>
            <text:p text:style-name="P32"><text:span text:style-name="T43">D</text:span></text:p>
          </text:deletion>
        </text:changed-region>
        <text:changed-region xml:id="ct105553161710608" text:id="ct105553161710608">
          <text:insertion>
            <office:change-info>
              <dc:creator>Bob Jacobsen</dc:creator>
              <dc:date>2023-03-30T15:39:48</dc:date>
            </office:change-info>
          </text:insertion>
        </text:changed-region>
        <text:changed-region xml:id="ct105553162325040" text:id="ct105553162325040">
          <text:deletion>
            <office:change-info>
              <dc:creator>Bob Jacobsen</dc:creator>
              <dc:date>2023-03-30T15:39:48</dc:date>
            </office:change-info>
            <text:p text:style-name="P32"><text:span text:style-name="T43">E</text:span></text:p>
          </text:deletion>
        </text:changed-region>
        <text:changed-region xml:id="ct105553161742656" text:id="ct105553161742656">
          <text:insertion>
            <office:change-info>
              <dc:creator>Bob Jacobsen</dc:creator>
              <dc:date>2023-03-30T15:39:52</dc:date>
            </office:change-info>
          </text:insertion>
        </text:changed-region>
        <text:changed-region xml:id="ct105553161692784" text:id="ct105553161692784">
          <text:deletion>
            <office:change-info>
              <dc:creator>Bob Jacobsen</dc:creator>
              <dc:date>2023-03-30T15:39:52</dc:date>
            </office:change-info>
            <text:p text:style-name="P32">A</text:p>
          </text:deletion>
        </text:changed-region>
        <text:changed-region xml:id="ct105553161743136" text:id="ct105553161743136">
          <text:insertion>
            <office:change-info>
              <dc:creator>Bob Jacobsen</dc:creator>
              <dc:date>2023-03-30T15:39:55</dc:date>
            </office:change-info>
          </text:insertion>
        </text:changed-region>
        <text:changed-region xml:id="ct105553161743376" text:id="ct105553161743376">
          <text:deletion>
            <office:change-info>
              <dc:creator>Bob Jacobsen</dc:creator>
              <dc:date>2023-03-30T15:39:55</dc:date>
            </office:change-info>
            <text:p text:style-name="P32">A</text:p>
          </text:deletion>
        </text:changed-region>
        <text:changed-region xml:id="ct105553161744096" text:id="ct105553161744096">
          <text:insertion>
            <office:change-info>
              <dc:creator>Bob Jacobsen</dc:creator>
              <dc:date>2023-03-30T15:39:57</dc:date>
            </office:change-info>
          </text:insertion>
        </text:changed-region>
        <text:changed-region xml:id="ct105553161743856" text:id="ct105553161743856">
          <text:deletion>
            <office:change-info>
              <dc:creator>Bob Jacobsen</dc:creator>
              <dc:date>2023-03-30T15:39:57</dc:date>
            </office:change-info>
            <text:p text:style-name="P32">S</text:p>
          </text:deletion>
        </text:changed-region>
        <text:changed-region xml:id="ct105553162289872" text:id="ct105553162289872">
          <text:insertion>
            <office:change-info>
              <dc:creator>Bob Jacobsen</dc:creator>
              <dc:date>2023-03-30T14:51:30</dc:date>
            </office:change-info>
          </text:insertion>
        </text:changed-region>
        <text:changed-region xml:id="ct105553161745776" text:id="ct105553161745776">
          <text:insertion>
            <office:change-info>
              <dc:creator>Bob Jacobsen</dc:creator>
              <dc:date>2023-03-30T15:40:03</dc:date>
            </office:change-info>
          </text:insertion>
        </text:changed-region>
        <text:changed-region xml:id="ct105553161710368" text:id="ct105553161710368">
          <text:deletion>
            <office:change-info>
              <dc:creator>Bob Jacobsen</dc:creator>
              <dc:date>2023-03-30T15:40:03</dc:date>
            </office:change-info>
            <text:p text:style-name="P33"><text:span text:style-name="T31">V</text:span></text:p>
          </text:deletion>
        </text:changed-region>
        <text:changed-region xml:id="ct105553161691344" text:id="ct105553161691344">
          <text:insertion>
            <office:change-info>
              <dc:creator>Bob Jacobsen</dc:creator>
              <dc:date>2023-03-30T15:40:06</dc:date>
            </office:change-info>
          </text:insertion>
        </text:changed-region>
        <text:changed-region xml:id="ct105553161926480" text:id="ct105553161926480">
          <text:deletion>
            <office:change-info>
              <dc:creator>Bob Jacobsen</dc:creator>
              <dc:date>2023-03-30T15:40:06</dc:date>
            </office:change-info>
            <text:p text:style-name="P33">V</text:p>
          </text:deletion>
        </text:changed-region>
        <text:changed-region xml:id="ct105553161692304" text:id="ct105553161692304">
          <text:insertion>
            <office:change-info>
              <dc:creator>Bob Jacobsen</dc:creator>
              <dc:date>2023-03-30T15:40:12</dc:date>
            </office:change-info>
          </text:insertion>
        </text:changed-region>
        <text:changed-region xml:id="ct105553161692064" text:id="ct105553161692064">
          <text:deletion>
            <office:change-info>
              <dc:creator>Bob Jacobsen</dc:creator>
              <dc:date>2023-03-30T15:40:12</dc:date>
            </office:change-info>
            <text:p text:style-name="P34"><text:span text:style-name="T6">D</text:span></text:p>
          </text:deletion>
        </text:changed-region>
        <text:changed-region xml:id="ct105553161747936" text:id="ct105553161747936">
          <text:insertion>
            <office:change-info>
              <dc:creator>Bob Jacobsen</dc:creator>
              <dc:date>2023-03-30T15:40:14</dc:date>
            </office:change-info>
          </text:insertion>
        </text:changed-region>
        <text:changed-region xml:id="ct105553161744336" text:id="ct105553161744336">
          <text:deletion>
            <office:change-info>
              <dc:creator>Bob Jacobsen</dc:creator>
              <dc:date>2023-03-30T15:40:14</dc:date>
            </office:change-info>
            <text:p text:style-name="P34"><text:span text:style-name="T6">E</text:span></text:p>
          </text:deletion>
        </text:changed-region>
        <text:changed-region xml:id="ct105553161747696" text:id="ct105553161747696">
          <text:insertion>
            <office:change-info>
              <dc:creator>Bob Jacobsen</dc:creator>
              <dc:date>2023-03-30T15:40:17</dc:date>
            </office:change-info>
          </text:insertion>
        </text:changed-region>
        <text:changed-region xml:id="ct105553161690384" text:id="ct105553161690384">
          <text:deletion>
            <office:change-info>
              <dc:creator>Bob Jacobsen</dc:creator>
              <dc:date>2023-03-30T15:40:17</dc:date>
            </office:change-info>
            <text:p text:style-name="P34"><text:span text:style-name="T6">D</text:span></text:p>
          </text:deletion>
        </text:changed-region>
        <text:changed-region xml:id="ct105553161750880" text:id="ct105553161750880">
          <text:insertion>
            <office:change-info>
              <dc:creator>Bob Jacobsen</dc:creator>
              <dc:date>2023-03-30T15:40:18</dc:date>
            </office:change-info>
          </text:insertion>
        </text:changed-region>
        <text:changed-region xml:id="ct105553161751120" text:id="ct105553161751120">
          <text:deletion>
            <office:change-info>
              <dc:creator>Bob Jacobsen</dc:creator>
              <dc:date>2023-03-30T15:40:18</dc:date>
            </office:change-info>
            <text:p text:style-name="P34"><text:span text:style-name="T6">E</text:span></text:p>
          </text:deletion>
        </text:changed-region>
        <text:changed-region xml:id="ct105553161751600" text:id="ct105553161751600">
          <text:insertion>
            <office:change-info>
              <dc:creator>Bob Jacobsen</dc:creator>
              <dc:date>2023-03-30T15:40:21</dc:date>
            </office:change-info>
          </text:insertion>
        </text:changed-region>
        <text:changed-region xml:id="ct105553161693744" text:id="ct105553161693744">
          <text:deletion>
            <office:change-info>
              <dc:creator>Bob Jacobsen</dc:creator>
              <dc:date>2023-03-30T15:40:21</dc:date>
            </office:change-info>
            <text:p text:style-name="P34"><text:span text:style-name="T6">D</text:span></text:p>
          </text:deletion>
        </text:changed-region>
        <text:changed-region xml:id="ct105553161693984" text:id="ct105553161693984">
          <text:insertion>
            <office:change-info>
              <dc:creator>Bob Jacobsen</dc:creator>
              <dc:date>2023-03-30T15:40:23</dc:date>
            </office:change-info>
          </text:insertion>
        </text:changed-region>
        <text:changed-region xml:id="ct105553161694224" text:id="ct105553161694224">
          <text:deletion>
            <office:change-info>
              <dc:creator>Bob Jacobsen</dc:creator>
              <dc:date>2023-03-30T15:40:23</dc:date>
            </office:change-info>
            <text:p text:style-name="P34"><text:span text:style-name="T6">E</text:span></text:p>
          </text:deletion>
        </text:changed-region>
        <text:changed-region xml:id="ct105553161693264" text:id="ct105553161693264">
          <text:insertion>
            <office:change-info>
              <dc:creator>Bob Jacobsen</dc:creator>
              <dc:date>2023-03-30T15:40:28</dc:date>
            </office:change-info>
          </text:insertion>
        </text:changed-region>
        <text:changed-region xml:id="ct105553161771104" text:id="ct105553161771104">
          <text:deletion>
            <office:change-info>
              <dc:creator>Bob Jacobsen</dc:creator>
              <dc:date>2023-03-30T15:40:28</dc:date>
            </office:change-info>
            <text:p text:style-name="P9">D</text:p>
          </text:deletion>
        </text:changed-region>
        <text:changed-region xml:id="ct105553161768464" text:id="ct105553161768464">
          <text:insertion>
            <office:change-info>
              <dc:creator>Bob Jacobsen</dc:creator>
              <dc:date>2023-03-30T15:40:30</dc:date>
            </office:change-info>
          </text:insertion>
        </text:changed-region>
        <text:changed-region xml:id="ct105553161711088" text:id="ct105553161711088">
          <text:deletion>
            <office:change-info>
              <dc:creator>Bob Jacobsen</dc:creator>
              <dc:date>2023-03-30T15:40:30</dc:date>
            </office:change-info>
            <text:p text:style-name="P9">E</text:p>
          </text:deletion>
        </text:changed-region>
        <text:changed-region xml:id="ct105553161771824" text:id="ct105553161771824">
          <text:insertion>
            <office:change-info>
              <dc:creator>Bob Jacobsen</dc:creator>
              <dc:date>2023-03-30T15:40:33</dc:date>
            </office:change-info>
          </text:insertion>
        </text:changed-region>
        <text:changed-region xml:id="ct105553161771344" text:id="ct105553161771344">
          <text:deletion>
            <office:change-info>
              <dc:creator>Bob Jacobsen</dc:creator>
              <dc:date>2023-03-30T15:40:33</dc:date>
            </office:change-info>
            <text:p text:style-name="P17">E</text:p>
          </text:deletion>
        </text:changed-region>
        <text:changed-region xml:id="ct105553161695664" text:id="ct105553161695664">
          <text:insertion>
            <office:change-info>
              <dc:creator>Bob Jacobsen</dc:creator>
              <dc:date>2023-03-30T15:40:35</dc:date>
            </office:change-info>
          </text:insertion>
        </text:changed-region>
        <text:changed-region xml:id="ct105553162325280" text:id="ct105553162325280">
          <text:deletion>
            <office:change-info>
              <dc:creator>Bob Jacobsen</dc:creator>
              <dc:date>2023-03-30T15:40:35</dc:date>
            </office:change-info>
            <text:p text:style-name="P17">A</text:p>
          </text:deletion>
        </text:changed-region>
        <text:changed-region xml:id="ct105553161711568" text:id="ct105553161711568">
          <text:insertion>
            <office:change-info>
              <dc:creator>Bob Jacobsen</dc:creator>
              <dc:date>2023-03-30T15:40:38</dc:date>
            </office:change-info>
          </text:insertion>
        </text:changed-region>
        <text:changed-region xml:id="ct105553161696624" text:id="ct105553161696624">
          <text:deletion>
            <office:change-info>
              <dc:creator>Bob Jacobsen</dc:creator>
              <dc:date>2023-03-30T15:40:38</dc:date>
            </office:change-info>
            <text:p text:style-name="P17"><text:span text:style-name="T21">E</text:span></text:p>
          </text:deletion>
        </text:changed-region>
        <text:changed-region xml:id="ct105553161856624" text:id="ct105553161856624">
          <text:insertion>
            <office:change-info>
              <dc:creator>Bob Jacobsen</dc:creator>
              <dc:date>2023-03-30T15:40:40</dc:date>
            </office:change-info>
          </text:insertion>
        </text:changed-region>
        <text:changed-region xml:id="ct105553161711808" text:id="ct105553161711808">
          <text:deletion>
            <office:change-info>
              <dc:creator>Bob Jacobsen</dc:creator>
              <dc:date>2023-03-30T15:40:40</dc:date>
            </office:change-info>
            <text:p text:style-name="P17"><text:span text:style-name="T21">A</text:span></text:p>
          </text:deletion>
        </text:changed-region>
        <text:changed-region xml:id="ct105553161856864" text:id="ct105553161856864">
          <text:insertion>
            <office:change-info>
              <dc:creator>Bob Jacobsen</dc:creator>
              <dc:date>2023-03-30T15:40:43</dc:date>
            </office:change-info>
          </text:insertion>
        </text:changed-region>
        <text:changed-region xml:id="ct105553161712048" text:id="ct105553161712048">
          <text:deletion>
            <office:change-info>
              <dc:creator>Bob Jacobsen</dc:creator>
              <dc:date>2023-03-30T15:40:42</dc:date>
            </office:change-info>
            <text:p text:style-name="P17"><text:span text:style-name="T21">D</text:span></text:p>
          </text:deletion>
        </text:changed-region>
        <text:changed-region xml:id="ct105553161856384" text:id="ct105553161856384">
          <text:insertion>
            <office:change-info>
              <dc:creator>Bob Jacobsen</dc:creator>
              <dc:date>2023-03-30T15:40:44</dc:date>
            </office:change-info>
          </text:insertion>
        </text:changed-region>
        <text:changed-region xml:id="ct105553161856144" text:id="ct105553161856144">
          <text:deletion>
            <office:change-info>
              <dc:creator>Bob Jacobsen</dc:creator>
              <dc:date>2023-03-30T15:40:44</dc:date>
            </office:change-info>
            <text:p text:style-name="P17"><text:span text:style-name="T21">E</text:span></text:p>
          </text:deletion>
        </text:changed-region>
        <text:changed-region xml:id="ct105553161855904" text:id="ct105553161855904">
          <text:insertion>
            <office:change-info>
              <dc:creator>Bob Jacobsen</dc:creator>
              <dc:date>2023-03-30T15:40:48</dc:date>
            </office:change-info>
          </text:insertion>
        </text:changed-region>
        <text:changed-region xml:id="ct105553161855664" text:id="ct105553161855664">
          <text:deletion>
            <office:change-info>
              <dc:creator>Bob Jacobsen</dc:creator>
              <dc:date>2023-03-30T15:40:48</dc:date>
            </office:change-info>
            <text:p text:style-name="P17"><text:span text:style-name="T21">S</text:span></text:p>
          </text:deletion>
        </text:changed-region>
        <text:changed-region xml:id="ct105553161858064" text:id="ct105553161858064">
          <text:insertion>
            <office:change-info>
              <dc:creator>Bob Jacobsen</dc:creator>
              <dc:date>2023-03-30T15:40:51</dc:date>
            </office:change-info>
          </text:insertion>
        </text:changed-region>
        <text:changed-region xml:id="ct105553162252960" text:id="ct105553162252960">
          <text:deletion>
            <office:change-info>
              <dc:creator>Bob Jacobsen</dc:creator>
              <dc:date>2023-03-30T15:40:51</dc:date>
            </office:change-info>
            <text:p text:style-name="P17"><text:span text:style-name="T21">E</text:span></text:p>
          </text:deletion>
        </text:changed-region>
        <text:changed-region xml:id="ct105553161696384" text:id="ct105553161696384">
          <text:insertion>
            <office:change-info>
              <dc:creator>Bob Jacobsen</dc:creator>
              <dc:date>2023-03-30T15:40:54</dc:date>
            </office:change-info>
          </text:insertion>
        </text:changed-region>
        <text:changed-region xml:id="ct105553162252720" text:id="ct105553162252720">
          <text:deletion>
            <office:change-info>
              <dc:creator>Bob Jacobsen</dc:creator>
              <dc:date>2023-03-30T15:40:54</dc:date>
            </office:change-info>
            <text:p text:style-name="P17"><text:span text:style-name="T21">A</text:span></text:p>
          </text:deletion>
        </text:changed-region>
        <text:changed-region xml:id="ct105553161696864" text:id="ct105553161696864">
          <text:insertion>
            <office:change-info>
              <dc:creator>Bob Jacobsen</dc:creator>
              <dc:date>2023-03-30T15:40:56</dc:date>
            </office:change-info>
          </text:insertion>
        </text:changed-region>
        <text:changed-region xml:id="ct105553161855184" text:id="ct105553161855184">
          <text:deletion>
            <office:change-info>
              <dc:creator>Bob Jacobsen</dc:creator>
              <dc:date>2023-03-30T15:40:56</dc:date>
            </office:change-info>
            <text:p text:style-name="P17"><text:span text:style-name="T21">A</text:span></text:p>
          </text:deletion>
        </text:changed-region>
        <text:changed-region xml:id="ct105553161700048" text:id="ct105553161700048">
          <text:insertion>
            <office:change-info>
              <dc:creator>Bob Jacobsen</dc:creator>
              <dc:date>2023-03-30T15:41:02</dc:date>
            </office:change-info>
          </text:insertion>
        </text:changed-region>
        <text:changed-region xml:id="ct105553162325760" text:id="ct105553162325760">
          <text:deletion>
            <office:change-info>
              <dc:creator>Bob Jacobsen</dc:creator>
              <dc:date>2023-03-30T15:41:02</dc:date>
            </office:change-info>
            <text:p text:style-name="P10">V</text:p>
          </text:deletion>
        </text:changed-region>
        <text:changed-region xml:id="ct105553161748720" text:id="ct105553161748720">
          <text:insertion>
            <office:change-info>
              <dc:creator>Bob Jacobsen</dc:creator>
              <dc:date>2023-03-30T15:41:05</dc:date>
            </office:change-info>
          </text:insertion>
        </text:changed-region>
        <text:changed-region xml:id="ct105553162325520" text:id="ct105553162325520">
          <text:deletion>
            <office:change-info>
              <dc:creator>Bob Jacobsen</dc:creator>
              <dc:date>2023-03-30T15:41:05</dc:date>
            </office:change-info>
            <text:p text:style-name="P10">S</text:p>
          </text:deletion>
        </text:changed-region>
        <text:changed-region xml:id="ct105553161879008" text:id="ct105553161879008">
          <text:insertion>
            <office:change-info>
              <dc:creator>Bob Jacobsen</dc:creator>
              <dc:date>2023-03-30T15:41:14</dc:date>
            </office:change-info>
          </text:insertion>
        </text:changed-region>
        <text:changed-region xml:id="ct105553161779264" text:id="ct105553161779264">
          <text:deletion>
            <office:change-info>
              <dc:creator>Bob Jacobsen</dc:creator>
              <dc:date>2023-03-30T15:41:14</dc:date>
            </office:change-info>
            <text:p text:style-name="P12">S</text:p>
          </text:deletion>
        </text:changed-region>
        <text:changed-region xml:id="ct105553161779984" text:id="ct105553161779984">
          <text:insertion>
            <office:change-info>
              <dc:creator>Bob Jacobsen</dc:creator>
              <dc:date>2023-03-30T15:41:19</dc:date>
            </office:change-info>
          </text:insertion>
        </text:changed-region>
        <text:changed-region xml:id="ct105553162326000" text:id="ct105553162326000">
          <text:deletion>
            <office:change-info>
              <dc:creator>Bob Jacobsen</dc:creator>
              <dc:date>2023-03-30T15:41:19</dc:date>
            </office:change-info>
            <text:p text:style-name="P20">A</text:p>
          </text:deletion>
        </text:changed-region>
        <text:changed-region xml:id="ct105553161699328" text:id="ct105553161699328">
          <text:insertion>
            <office:change-info>
              <dc:creator>Bob Jacobsen</dc:creator>
              <dc:date>2023-03-30T15:41:35</dc:date>
            </office:change-info>
          </text:insertion>
        </text:changed-region>
        <text:changed-region xml:id="ct105553162252240" text:id="ct105553162252240">
          <text:deletion>
            <office:change-info>
              <dc:creator>Bob Jacobsen</dc:creator>
              <dc:date>2023-03-30T15:41:35</dc:date>
            </office:change-info>
            <text:p text:style-name="P19"><text:span text:style-name="T23">E</text:span></text:p>
          </text:deletion>
        </text:changed-region>
        <text:changed-region xml:id="ct105553161819296" text:id="ct105553161819296">
          <text:insertion>
            <office:change-info>
              <dc:creator>Bob Jacobsen</dc:creator>
              <dc:date>2023-03-30T15:41:29</dc:date>
            </office:change-info>
          </text:insertion>
        </text:changed-region>
        <text:changed-region xml:id="ct105553161780704" text:id="ct105553161780704">
          <text:deletion>
            <office:change-info>
              <dc:creator>Bob Jacobsen</dc:creator>
              <dc:date>2023-03-30T15:41:29</dc:date>
            </office:change-info>
            <text:p text:style-name="P13">S</text:p>
          </text:deletion>
        </text:changed-region>
        <text:changed-region xml:id="ct105553161800752" text:id="ct105553161800752">
          <text:insertion>
            <office:change-info>
              <dc:creator>Bob Jacobsen</dc:creator>
              <dc:date>2023-03-30T15:41:33</dc:date>
            </office:change-info>
          </text:insertion>
        </text:changed-region>
        <text:changed-region xml:id="ct105553162326240" text:id="ct105553162326240">
          <text:deletion>
            <office:change-info>
              <dc:creator>Bob Jacobsen</dc:creator>
              <dc:date>2023-03-30T15:41:33</dc:date>
            </office:change-info>
            <text:p text:style-name="P21">E</text:p>
          </text:deletion>
        </text:changed-region>
        <text:changed-region xml:id="ct105553162290832" text:id="ct105553162290832">
          <text:insertion>
            <office:change-info>
              <dc:creator>Bob Jacobsen</dc:creator>
              <dc:date>2023-03-30T09:34:49</dc:date>
            </office:change-info>
          </text:insertion>
        </text:changed-region>
        <text:changed-region xml:id="ct105553162290352" text:id="ct105553162290352">
          <text:insertion>
            <office:change-info>
              <dc:creator>Bob Jacobsen</dc:creator>
              <dc:date>2023-03-30T09:50:50</dc:date>
            </office:change-info>
          </text:insertion>
        </text:changed-region>
        <text:changed-region xml:id="ct105553161772304" text:id="ct105553161772304">
          <text:insertion>
            <office:change-info>
              <dc:creator>Bob Jacobsen</dc:creator>
              <dc:date>2023-03-30T15:42:09</dc:date>
            </office:change-info>
          </text:insertion>
        </text:changed-region>
        <text:changed-region xml:id="ct105553161772064" text:id="ct105553161772064">
          <text:deletion>
            <office:change-info>
              <dc:creator>Bob Jacobsen</dc:creator>
              <dc:date>2023-03-30T15:42:09</dc:date>
            </office:change-info>
            <text:p text:style-name="P47">T</text:p>
          </text:deletion>
        </text:changed-region>
        <text:changed-region xml:id="ct105553162371552" text:id="ct105553162371552">
          <text:insertion>
            <office:change-info>
              <dc:creator>Bob Jacobsen</dc:creator>
              <dc:date>2023-03-30T15:42:16</dc:date>
            </office:change-info>
          </text:insertion>
        </text:changed-region>
        <text:changed-region xml:id="ct105553161776384" text:id="ct105553161776384">
          <text:deletion>
            <office:change-info>
              <dc:creator>Bob Jacobsen</dc:creator>
              <dc:date>2023-03-30T15:42:16</dc:date>
            </office:change-info>
            <text:p text:style-name="P48">T</text:p>
          </text:deletion>
        </text:changed-region>
        <text:changed-region xml:id="ct105553162394176" text:id="ct105553162394176">
          <text:insertion>
            <office:change-info>
              <dc:creator>Bob Jacobsen</dc:creator>
              <dc:date>2023-03-30T15:42:21</dc:date>
            </office:change-info>
          </text:insertion>
        </text:changed-region>
        <text:changed-region xml:id="ct105553162393936" text:id="ct105553162393936">
          <text:deletion>
            <office:change-info>
              <dc:creator>Bob Jacobsen</dc:creator>
              <dc:date>2023-03-30T15:42:21</dc:date>
            </office:change-info>
            <text:p text:style-name="P74"><text:span text:style-name="T36">A</text:span></text:p>
          </text:deletion>
        </text:changed-region>
        <text:changed-region xml:id="ct105553161769904" text:id="ct105553161769904">
          <text:insertion>
            <office:change-info>
              <dc:creator>Bob Jacobsen</dc:creator>
              <dc:date>2023-03-30T15:42:23</dc:date>
            </office:change-info>
          </text:insertion>
        </text:changed-region>
        <text:changed-region xml:id="ct105553162253440" text:id="ct105553162253440">
          <text:deletion>
            <office:change-info>
              <dc:creator>Bob Jacobsen</dc:creator>
              <dc:date>2023-03-30T15:42:23</dc:date>
            </office:change-info>
            <text:p text:style-name="P74"><text:span text:style-name="T36">S</text:span></text:p>
          </text:deletion>
        </text:changed-region>
        <text:changed-region xml:id="ct105553162393696" text:id="ct105553162393696">
          <text:insertion>
            <office:change-info>
              <dc:creator>Bob Jacobsen</dc:creator>
              <dc:date>2023-03-30T15:42:30</dc:date>
            </office:change-info>
          </text:insertion>
        </text:changed-region>
        <text:changed-region xml:id="ct105553161773264" text:id="ct105553161773264">
          <text:deletion>
            <office:change-info>
              <dc:creator>Bob Jacobsen</dc:creator>
              <dc:date>2023-03-30T15:42:30</dc:date>
            </office:change-info>
            <text:p text:style-name="P74">D</text:p>
          </text:deletion>
        </text:changed-region>
        <text:changed-region xml:id="ct105553162273488" text:id="ct105553162273488">
          <text:insertion>
            <office:change-info>
              <dc:creator>Bob Jacobsen</dc:creator>
              <dc:date>2023-03-30T15:42:32</dc:date>
            </office:change-info>
          </text:insertion>
        </text:changed-region>
        <text:changed-region xml:id="ct105553162254400" text:id="ct105553162254400">
          <text:deletion>
            <office:change-info>
              <dc:creator>Bob Jacobsen</dc:creator>
              <dc:date>2023-03-30T15:42:32</dc:date>
            </office:change-info>
            <text:p text:style-name="P74">E</text:p>
          </text:deletion>
        </text:changed-region>
        <text:changed-region xml:id="ct105553161773504" text:id="ct105553161773504">
          <text:insertion>
            <office:change-info>
              <dc:creator>Bob Jacobsen</dc:creator>
              <dc:date>2023-03-30T15:42:33</dc:date>
            </office:change-info>
          </text:insertion>
        </text:changed-region>
        <text:changed-region xml:id="ct105553162326960" text:id="ct105553162326960">
          <text:deletion>
            <office:change-info>
              <dc:creator>Bob Jacobsen</dc:creator>
              <dc:date>2023-03-30T15:42:33</dc:date>
            </office:change-info>
            <text:p text:style-name="P74">A</text:p>
          </text:deletion>
        </text:changed-region>
        <text:changed-region xml:id="ct105553161773984" text:id="ct105553161773984">
          <text:insertion>
            <office:change-info>
              <dc:creator>Bob Jacobsen</dc:creator>
              <dc:date>2023-03-30T15:42:36</dc:date>
            </office:change-info>
          </text:insertion>
        </text:changed-region>
        <text:changed-region xml:id="ct105553161773024" text:id="ct105553161773024">
          <text:deletion>
            <office:change-info>
              <dc:creator>Bob Jacobsen</dc:creator>
              <dc:date>2023-03-30T15:42:36</dc:date>
            </office:change-info>
            <text:p text:style-name="P74"><text:span text:style-name="T6">E</text:span></text:p>
          </text:deletion>
        </text:changed-region>
        <text:changed-region xml:id="ct105553162218512" text:id="ct105553162218512">
          <text:insertion>
            <office:change-info>
              <dc:creator>Bob Jacobsen</dc:creator>
              <dc:date>2023-03-30T15:42:37</dc:date>
            </office:change-info>
          </text:insertion>
        </text:changed-region>
        <text:changed-region xml:id="ct105553162252000" text:id="ct105553162252000">
          <text:deletion>
            <office:change-info>
              <dc:creator>Bob Jacobsen</dc:creator>
              <dc:date>2023-03-30T15:42:37</dc:date>
            </office:change-info>
            <text:p text:style-name="P74"><text:span text:style-name="T6">A</text:span></text:p>
          </text:deletion>
        </text:changed-region>
        <text:changed-region xml:id="ct105553161857584" text:id="ct105553161857584">
          <text:insertion>
            <office:change-info>
              <dc:creator>Bob Jacobsen</dc:creator>
              <dc:date>2023-03-30T15:42:39</dc:date>
            </office:change-info>
          </text:insertion>
        </text:changed-region>
        <text:changed-region xml:id="ct105553162254160" text:id="ct105553162254160">
          <text:deletion>
            <office:change-info>
              <dc:creator>Bob Jacobsen</dc:creator>
              <dc:date>2023-03-30T15:42:39</dc:date>
            </office:change-info>
            <text:p text:style-name="P74"><text:span text:style-name="T6">D</text:span></text:p>
          </text:deletion>
        </text:changed-region>
        <text:changed-region xml:id="ct105553161772784" text:id="ct105553161772784">
          <text:insertion>
            <office:change-info>
              <dc:creator>Bob Jacobsen</dc:creator>
              <dc:date>2023-03-30T15:42:41</dc:date>
            </office:change-info>
          </text:insertion>
        </text:changed-region>
        <text:changed-region xml:id="ct105553161861904" text:id="ct105553161861904">
          <text:deletion>
            <office:change-info>
              <dc:creator>Bob Jacobsen</dc:creator>
              <dc:date>2023-03-30T15:42:41</dc:date>
            </office:change-info>
            <text:p text:style-name="P74"><text:span text:style-name="T6">E</text:span></text:p>
          </text:deletion>
        </text:changed-region>
        <text:changed-region xml:id="ct105553161803152" text:id="ct105553161803152">
          <text:insertion>
            <office:change-info>
              <dc:creator>Bob Jacobsen</dc:creator>
              <dc:date>2023-03-30T15:42:45</dc:date>
            </office:change-info>
          </text:insertion>
        </text:changed-region>
        <text:changed-region xml:id="ct105553162327200" text:id="ct105553162327200">
          <text:deletion>
            <office:change-info>
              <dc:creator>Bob Jacobsen</dc:creator>
              <dc:date>2023-03-30T15:42:45</dc:date>
            </office:change-info>
            <text:p text:style-name="P74"><text:span text:style-name="T4">S</text:span></text:p>
          </text:deletion>
        </text:changed-region>
        <text:changed-region xml:id="ct105553161862864" text:id="ct105553161862864">
          <text:insertion>
            <office:change-info>
              <dc:creator>Bob Jacobsen</dc:creator>
              <dc:date>2023-03-30T15:42:50</dc:date>
            </office:change-info>
          </text:insertion>
        </text:changed-region>
        <text:changed-region xml:id="ct105553161773744" text:id="ct105553161773744">
          <text:deletion>
            <office:change-info>
              <dc:creator>Bob Jacobsen</dc:creator>
              <dc:date>2023-03-30T15:42:49</dc:date>
            </office:change-info>
            <text:p text:style-name="P74"><text:span text:style-name="T4">D</text:span></text:p>
          </text:deletion>
        </text:changed-region>
        <text:changed-region xml:id="ct105553161772544" text:id="ct105553161772544">
          <text:insertion>
            <office:change-info>
              <dc:creator>Bob Jacobsen</dc:creator>
              <dc:date>2023-03-30T15:42:51</dc:date>
            </office:change-info>
          </text:insertion>
        </text:changed-region>
        <text:changed-region xml:id="ct105553161774224" text:id="ct105553161774224">
          <text:deletion>
            <office:change-info>
              <dc:creator>Bob Jacobsen</dc:creator>
              <dc:date>2023-03-30T15:42:51</dc:date>
            </office:change-info>
            <text:p text:style-name="P74"><text:span text:style-name="T4">E</text:span></text:p>
          </text:deletion>
        </text:changed-region>
        <text:changed-region xml:id="ct105553162291072" text:id="ct105553162291072">
          <text:insertion>
            <office:change-info>
              <dc:creator>Bob Jacobsen</dc:creator>
              <dc:date>2023-03-30T10:49:26</dc:date>
            </office:change-info>
          </text:insertion>
        </text:changed-region>
        <text:changed-region xml:id="ct105553162291312" text:id="ct105553162291312">
          <text:deletion>
            <office:change-info>
              <dc:creator>Bob Jacobsen</dc:creator>
              <dc:date>2023-03-30T10:16:48</dc:date>
            </office:change-info>
            <text:p text:style-name="P40">1</text:p>
          </text:deletion>
        </text:changed-region>
        <text:changed-region xml:id="ct105553162291552" text:id="ct105553162291552">
          <text:insertion>
            <office:change-info>
              <dc:creator>Bob Jacobsen</dc:creator>
              <dc:date>2023-03-30T11:03:53</dc:date>
            </office:change-info>
          </text:insertion>
        </text:changed-region>
        <text:changed-region xml:id="ct105553162291792" text:id="ct105553162291792">
          <text:deletion>
            <office:change-info>
              <dc:creator>Bob Jacobsen</dc:creator>
              <dc:date>2023-03-30T11:03:53</dc:date>
            </office:change-info>
            <text:p text:style-name="P43">1</text:p>
          </text:deletion>
        </text:changed-region>
        <text:changed-region xml:id="ct105553162292032" text:id="ct105553162292032">
          <text:insertion>
            <office:change-info>
              <dc:creator>Bob Jacobsen</dc:creator>
              <dc:date>2023-03-30T10:21:16</dc:date>
            </office:change-info>
          </text:insertion>
        </text:changed-region>
        <text:changed-region xml:id="ct105553162292272" text:id="ct105553162292272">
          <text:insertion>
            <office:change-info>
              <dc:creator>Bob Jacobsen</dc:creator>
              <dc:date>2023-03-30T10:02:5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9" text:outline-level="1"><text:bookmark-start text:name="__RefHeading___Toc1593_765285946"/>Introduction (Informative)<text:bookmark-end text:name="__RefHeading___Toc1593_765285946"/></text:h>
      <text:p text:style-name="Standard">This document defines a standard for the format of static information that describes the configuration options available on an OpenLCB node, called “Configuration Description Information (CDI)”. “Configuration Description Information” in this context refers to <text:span text:style-name="T25">fixed</text:span> information available from an OpenLCB device, via OpenLCB, so that other devices can properly and correctly configure it.</text:p>
      <text:p text:style-name="Standard">This Standard does not address how the CDI is stored, retrieved, or used.</text:p>
      <text:h text:style-name="Heading_20_1" text:outline-level="1"><text:bookmark-start text:name="__RefHeading___Toc1595_765285946"/>Intended Use (Informative)<text:bookmark-end text:name="__RefHeading___Toc1595_765285946"/></text:h>
      <text:p text:style-name="Standard">CDI is intended to be used by a configurable, self-contained OpenLCB node to tell a Configuration Tool (CT) how to configure the node. The configuration tool will use the CDI information to help the user configure all aspects of the node's capabilities.</text:p>
      <text:p text:style-name="P35">The configurable values are expressed as <text:change-start text:change-id="ct105553161908896"/><text:span text:style-name="T66">v</text:span><text:change-end text:change-id="ct105553161908896"/><text:change text:change-id="ct105553161877088"/>ariables, with each <text:change-start text:change-id="ct105553161854944"/><text:span text:style-name="T66">v</text:span><text:change-end text:change-id="ct105553161854944"/><text:change text:change-id="ct105553161774704"/>ariable having a specific type, a size in bytes, a value for <text:change-start text:change-id="ct105553162321920"/><text:span text:style-name="T66">its memory s</text:span><text:change-end text:change-id="ct105553162321920"/><text:change text:change-id="ct105553162223072"/>pace and <text:change-start text:change-id="ct105553161857824"/><text:span text:style-name="T66">a</text:span><text:change-end text:change-id="ct105553161857824"/><text:change text:change-id="ct105553161775424"/>ddress (to locate the <text:change-start text:change-id="ct105553162389616"/><text:span text:style-name="T64">V</text:span><text:change-end text:change-id="ct105553162389616"/><text:change text:change-id="ct105553162345984"/>ariable), and <text:change-start text:change-id="ct105553162322160"/><text:span text:style-name="T66">n</text:span><text:change-end text:change-id="ct105553162322160"/><text:change text:change-id="ct105553161775184"/>ame and <text:change-start text:change-id="ct105553161776144"/><text:span text:style-name="T66">d</text:span><text:change-end text:change-id="ct105553161776144"/><text:change text:change-id="ct105553161774944"/>escription as user-readable strings so that users understand the <text:span text:style-name="T37">use of the </text:span>particular setting.</text:p>
      <text:p text:style-name="P35">Variables can be grouped together, groups can be repeated (for example if a <text:change-start text:change-id="ct105553162339984"/><text:span text:style-name="T66">n</text:span><text:change-end text:change-id="ct105553162339984"/><text:change text:change-id="ct105553162340224"/>ode has multiple outputs) and nested to express complex configuration setups with concise description.</text:p>
      <text:h text:style-name="Heading_20_1" text:outline-level="1"><text:bookmark-start text:name="__RefHeading___Toc1597_765285946"/>References and Context (Informative)<text:bookmark-end text:name="__RefHeading___Toc1597_765285946"/></text:h>
      <text:p text:style-name="Standard">For more information on format and presentation, see: </text:p>
      <text:list text:style-name="L1">
        <text:list-item>
          <text:p text:style-name="P66">OpenLCB Common Information Technical Note</text:p>
        </text:list-item>
      </text:list>
      <text:p text:style-name="Standard">For information on OpenLCB message transport and OpenLCB communications, see:</text:p>
      <text:list text:style-name="L2">
        <text:list-item>
          <text:p text:style-name="P67">OpenLCB Message Network Standard</text:p>
        </text:list-item>
      </text:list>
      <text:p text:style-name="P49">For information on how to fetch the CDI information from a node, and how to read and write the configuration information, see:</text:p>
      <text:list text:style-name="L3">
        <text:list-item>
          <text:p text:style-name="P68">OpenLCB Memory Configuration Protocol Standard</text:p>
        </text:list-item>
      </text:list>
      <text:p text:style-name="Standard"><text:soft-page-break/>For information on XML encoding and XML Schema, see:</text:p>
      <text:list text:style-name="L4">
        <text:list-item>
          <text:p text:style-name="P69">World Wide Web Consortium (W3C) “Extensible Markup Language (XML)”<text:note text:id="ftn1" text:note-class="footnote"><text:note-citation>1</text:note-citation><text:note-body><text:p text:style-name="Endnote">http://www.w3.org/XML/</text:p></text:note-body></text:note></text:p>
        </text:list-item>
        <text:list-item>
          <text:p text:style-name="P69">World Wide Web Consortium (W3C) “XML Schema”<text:note text:id="ftn2" text:note-class="footnote"><text:note-citation>2</text:note-citation><text:note-body><text:p text:style-name="Endnote">http://www.w3.org/XML/Schema</text:p></text:note-body></text:note></text:p>
        </text:list-item>
      </text:list>
      <text:h text:style-name="Heading_20_1" text:outline-level="1"><text:bookmark-start text:name="__RefHeading___Toc1599_765285946"/>Content (<text:span text:style-name="T36">N</text:span>ormative)<text:bookmark-end text:name="__RefHeading___Toc1599_765285946"/></text:h>
      <text:p text:style-name="Standard">The configuration description information <text:span text:style-name="T4">for a</text:span> node is invariant while the node has any OpenLCB connections in the Initialized state. </text:p>
      <text:p text:style-name="Standard">The CDI has three parts:</text:p>
      <text:list text:style-name="L5">
        <text:list-item>
          <text:p text:style-name="P70">Identification: Provides specific information about <text:span text:style-name="T4">the</text:span> type of the node.</text:p>
        </text:list-item>
        <text:list-item>
          <text:p text:style-name="P70">ACDI: Indicates that certain configuration information in the node has a standard<text:span text:style-name="T37">ized simplified</text:span> format.</text:p>
        </text:list-item>
        <text:list-item>
          <text:p text:style-name="P70">Segments: The configuration information in the node is organized in zero or more segments, each of which contains zero or more configurable <text:change-start text:change-id="ct105553161760240"/><text:span text:style-name="T67">v</text:span><text:change-end text:change-id="ct105553161760240"/><text:change text:change-id="ct105553162241680"/>ariables. <text:s/>A <text:change-start text:change-id="ct105553161782208"/><text:span text:style-name="T67">v</text:span><text:change-end text:change-id="ct105553161782208"/><text:change text:change-id="ct105553162242160"/>ariable is the basic unit of configuration. The segment definition specifies the organization of each segment. A segment consists of zero or more bytes with<text:span text:style-name="T37">in</text:span> a linear address space. </text:p>
        </text:list-item>
      </text:list>
      <text:h text:style-name="Heading_20_1" text:outline-level="1"><text:bookmark-start text:name="__RefHeading___Toc1601_765285946"/>Format (<text:span text:style-name="T48">N</text:span>ormative)<text:bookmark-end text:name="__RefHeading___Toc1601_765285946"/></text:h>
      <text:p text:style-name="Standard">The CDI is provided as a zero-terminated string of bytes. The bytes encode UTF-8 characters. There is no byte-order mark (BOM) at <text:span text:style-name="T4">the</text:span> start of the string. Lines in the string are delimited with 0x<text:span text:style-name="T55">0</text:span><text:span text:style-name="T12">A</text:span> Newline (NL) characters.</text:p>
      <text:p text:style-name="Standard">The content defines the configuration description information in XML 1.0 format using a specific XML vocabulary defined by an XML Schema. No extensions to XML 1.0 are permitted.</text:p>
      <text:p text:style-name="Standard">This version of <text:span text:style-name="T4">this Standard specifies version </text:span><text:change-start text:change-id="ct105553162241200"/><text:span text:style-name="T15">1.3</text:span><text:change-end text:change-id="ct105553162241200"/><text:change text:change-id="ct105553162242400"/><text:change text:change-id="ct105553162242640"/><text:span text:style-name="T4"> of the schema. <text:s/>That version of the schema is defined at </text:span><text:a xlink:type="simple" xlink:href="http://openlcb.org/schema/1/1/cdi.xsd" text:style-name="Internet_20_link" text:visited-style-name="Visited_20_Internet_20_Link">http://openlcb.org/schema/<text:span text:style-name="T11">cdi/</text:span><text:span text:style-name="T4">1/</text:span></text:a><text:change-start text:change-id="ct105553162243120"/><text:span text:style-name="T14">3</text:span><text:a xlink:type="simple" xlink:href="http://openlcb.org/schema/1/1/cdi.xsd" text:style-name="Internet_20_link" text:visited-style-name="Visited_20_Internet_20_Link"><text:change-end text:change-id="ct105553162243120"/><text:change text:change-id="ct105553162243360"/><text:span text:style-name="T4">/cdi.xs</text:span><text:span text:style-name="T54">d</text:span></text:a><text:span text:style-name="T4"> and in Appendix A of this document. </text:span><text:span text:style-name="T5">The CDI content shall pass validation against </text:span><text:span text:style-name="T9">its</text:span><text:span text:style-name="T5"> </text:span><text:span text:style-name="T9">referenced</text:span><text:span text:style-name="T5"> schema. Nodes are not required to </text:span><text:span text:style-name="T7">do the validation</text:span><text:span text:style-name="T5">.</text:span></text:p>
      <text:p text:style-name="P8">The version number of an OpenLCB CDI schema contains two numbers: The major version first, and the minor version second. <text:s/></text:p>
      <text:p text:style-name="Standard">The first line of the CDI is:</text:p>
      <text:p text:style-name="P38"><text:span text:style-name="Teletype"><text:span text:style-name="T26">&lt;?xml version="1.0"?&gt;</text:span></text:span></text:p>
      <text:p text:style-name="Standard">to define the XML version of <text:span text:style-name="T4">the</text:span> content.</text:p>
      <text:p text:style-name="Standard">The root element of the CDI XML is:</text:p>
      <text:p text:style-name="Standard"><text:span text:style-name="Teletype"><text:span text:style-name="T26">&lt;cdi xmlns:xsi="http://www.w3.org/2001/XMLSchema-instance" <text:tab/>xsi:noNamespaceSchemaLocation="</text:span></text:span><text:a xlink:type="simple" xlink:href="http://openlcb.org/schema/cdi/1/1/cdi.xsd" text:style-name="Internet_20_link" text:visited-style-name="Visited_20_Internet_20_Link"><text:span text:style-name="Teletype"><text:span text:style-name="T26">http://openlcb.org/schema/</text:span></text:span><text:span text:style-name="Teletype"><text:span text:style-name="T27">cdi/</text:span></text:span><text:span text:style-name="Teletype"><text:span text:style-name="T26">1/</text:span></text:span></text:a><text:change-start text:change-id="ct105553162243600"/><text:span text:style-name="T29">3</text:span><text:a xlink:type="simple" xlink:href="http://openlcb.org/schema/cdi/1/1/cdi.xsd" text:style-name="Internet_20_link" text:visited-style-name="Visited_20_Internet_20_Link"><text:change-end text:change-id="ct105553162243600"/><text:change text:change-id="ct105553162243840"/><text:span text:style-name="Teletype"><text:span text:style-name="T26">/cdi.xsd</text:span></text:span></text:a><text:span text:style-name="Teletype"><text:span text:style-name="T26">"&gt;</text:span></text:span></text:p>
      <text:p text:style-name="P45"><text:soft-page-break/>to define the OpenLCB CDI version of the content.</text:p>
      <text:p text:style-name="P44">The schema contents are normative.</text:p>
      <text:p text:style-name="P8">Numerical values in attributes and element text shall be specified as decimal numbers. <text:span text:style-name="T3">OpenLCB nodes are not required to parse any other numeric format.</text:span></text:p>
      <text:h text:style-name="Heading_20_2" text:outline-level="2"><text:bookmark-start text:name="__RefHeading___Toc1603_765285946"/>XML Elements<text:bookmark-end text:name="__RefHeading___Toc1603_765285946"/></text:h>
      <text:h text:style-name="Heading_20_3" text:outline-level="3"><text:bookmark-start text:name="__RefHeading___Toc1605_765285946"/>&lt;identification&gt; Element<text:bookmark-end text:name="__RefHeading___Toc1605_765285946"/></text:h>
      <text:p text:style-name="P25">The &lt;identification&gt; element, if <text:span text:style-name="T38">present</text:span>, specifies manufacturer-provided identification information about the node. This information is not user-editable. <text:span text:style-name="T17">If this element is provided and the node also supports the OpenLCB Simple Node Information Protocol (SNIP), the contents of the SNIP Reply shall match the respective tags in the &lt;identification&gt; </text:span><text:span text:style-name="T8">element</text:span><text:span text:style-name="T17">. If this </text:span><text:span text:style-name="T8">element</text:span><text:span text:style-name="T17"> is provided, and the node also provides the &lt;acdi&gt; </text:span><text:span text:style-name="T8">element</text:span><text:span text:style-name="T17">, the contents provided by the ACDI spaces shall match the respective tags in the &lt;identification&gt; </text:span><text:span text:style-name="T8">element</text:span><text:span text:style-name="T17">.</text:span></text:p>
      <text:h text:style-name="Heading_20_3" text:outline-level="3"><text:bookmark-start text:name="__RefHeading___Toc1607_765285946"/>&lt;acdi&gt; Element<text:bookmark-end text:name="__RefHeading___Toc1607_765285946"/></text:h>
      <text:p text:style-name="P26">The &lt;acdi&gt; <text:span text:style-name="T4">element</text:span>, if specified without the attribute `fixed', <text:span text:style-name="T42">or </text:span>with the attribute `fixed=”4”' or higher, specifies that the following information is available for read:</text:p>
      <table:table table:name="Table2" table:style-name="Table2">
        <table:table-column table:style-name="Table2.A"/>
        <table:table-column table:style-name="Table2.B"/>
        <table:table-column table:style-name="Table2.C"/>
        <table:table-column table:style-name="Table2.B"/>
        <table:table-column table:style-name="Table2.E"/>
        <table:table-row>
          <table:table-cell table:style-name="Table2.A1" office:value-type="string">
            <text:p text:style-name="P28">Space</text:p>
          </table:table-cell>
          <table:table-cell table:style-name="Table2.A1" office:value-type="string">
            <text:p text:style-name="P36">Address</text:p>
          </table:table-cell>
          <table:table-cell table:style-name="Table2.A1" office:value-type="string">
            <text:p text:style-name="P28">Size (bytes)</text:p>
          </table:table-cell>
          <table:table-cell table:style-name="Table2.A1" office:value-type="string">
            <text:p text:style-name="P28">Type</text:p>
          </table:table-cell>
          <table:table-cell table:style-name="Table2.E1" office:value-type="string">
            <text:p text:style-name="P28">Description</text:p>
          </table:table-cell>
        </table:table-row>
        <table:table-row>
          <table:table-cell table:style-name="Table2.A2" office:value-type="string">
            <text:p text:style-name="P27">252</text:p>
          </table:table-cell>
          <table:table-cell table:style-name="Table2.A2" office:value-type="string">
            <text:p text:style-name="P27">0</text:p>
          </table:table-cell>
          <table:table-cell table:style-name="Table2.A2" office:value-type="string">
            <text:p text:style-name="P27">1</text:p>
          </table:table-cell>
          <table:table-cell table:style-name="Table2.A2" office:value-type="string">
            <text:p text:style-name="P27">int</text:p>
          </table:table-cell>
          <table:table-cell table:style-name="Table2.E2" office:value-type="string">
            <text:p text:style-name="P27">Version</text:p>
          </table:table-cell>
        </table:table-row>
        <table:table-row>
          <table:table-cell table:style-name="Table2.A2" office:value-type="string">
            <text:p text:style-name="P27">252</text:p>
          </table:table-cell>
          <table:table-cell table:style-name="Table2.A2" office:value-type="string">
            <text:p text:style-name="P27">1</text:p>
          </table:table-cell>
          <table:table-cell table:style-name="Table2.A2" office:value-type="string">
            <text:p text:style-name="P27">41</text:p>
          </table:table-cell>
          <table:table-cell table:style-name="Table2.A2" office:value-type="string">
            <text:p text:style-name="P27">string</text:p>
          </table:table-cell>
          <table:table-cell table:style-name="Table2.E2" office:value-type="string">
            <text:p text:style-name="P27">Manufacturer</text:p>
          </table:table-cell>
        </table:table-row>
        <table:table-row>
          <table:table-cell table:style-name="Table2.A2" office:value-type="string">
            <text:p text:style-name="P27">252</text:p>
          </table:table-cell>
          <table:table-cell table:style-name="Table2.A2" office:value-type="string">
            <text:p text:style-name="P27">42</text:p>
          </table:table-cell>
          <table:table-cell table:style-name="Table2.A2" office:value-type="string">
            <text:p text:style-name="P27">41</text:p>
          </table:table-cell>
          <table:table-cell table:style-name="Table2.A2" office:value-type="string">
            <text:p text:style-name="P27">string</text:p>
          </table:table-cell>
          <table:table-cell table:style-name="Table2.E2" office:value-type="string">
            <text:p text:style-name="P27">Model</text:p>
          </table:table-cell>
        </table:table-row>
        <table:table-row>
          <table:table-cell table:style-name="Table2.A2" office:value-type="string">
            <text:p text:style-name="P27">252</text:p>
          </table:table-cell>
          <table:table-cell table:style-name="Table2.A2" office:value-type="string">
            <text:p text:style-name="P27">83</text:p>
          </table:table-cell>
          <table:table-cell table:style-name="Table2.A2" office:value-type="string">
            <text:p text:style-name="P27">21</text:p>
          </table:table-cell>
          <table:table-cell table:style-name="Table2.A2" office:value-type="string">
            <text:p text:style-name="P27">string</text:p>
          </table:table-cell>
          <table:table-cell table:style-name="Table2.E2" office:value-type="string">
            <text:p text:style-name="P27">Hardware version</text:p>
          </table:table-cell>
        </table:table-row>
        <table:table-row>
          <table:table-cell table:style-name="Table2.A2" office:value-type="string">
            <text:p text:style-name="P27">252</text:p>
          </table:table-cell>
          <table:table-cell table:style-name="Table2.A2" office:value-type="string">
            <text:p text:style-name="P27">104</text:p>
          </table:table-cell>
          <table:table-cell table:style-name="Table2.A2" office:value-type="string">
            <text:p text:style-name="P27">21</text:p>
          </table:table-cell>
          <table:table-cell table:style-name="Table2.A2" office:value-type="string">
            <text:p text:style-name="P27">string</text:p>
          </table:table-cell>
          <table:table-cell table:style-name="Table2.E2" office:value-type="string">
            <text:p text:style-name="P27">Software version</text:p>
          </table:table-cell>
        </table:table-row>
      </table:table>
      <text:p text:style-name="P26">The value at the <text:change-start text:change-id="ct105553161491376"/><text:span text:style-name="T67">v</text:span><text:change-end text:change-id="ct105553161491376"/><text:change text:change-id="ct105553162252480"/>ersion variable shall be the same as the value of the attribute `fixed'.</text:p>
      <text:p text:style-name="P26">The &lt;acdi&gt; <text:span text:style-name="T4">element</text:span>, if specified without the attribute `var', <text:span text:style-name="T42">or </text:span>with the attribute `var=”2”' or higher, specifies that the following information is available for read and write:</text:p>
      <table:table table:name="Table3" table:style-name="Table3">
        <table:table-column table:style-name="Table3.A"/>
        <table:table-column table:style-name="Table3.B"/>
        <table:table-column table:style-name="Table3.C"/>
        <table:table-column table:style-name="Table3.B"/>
        <table:table-column table:style-name="Table3.E"/>
        <table:table-row>
          <table:table-cell table:style-name="Table3.A1" office:value-type="string">
            <text:p text:style-name="P28">Space</text:p>
          </table:table-cell>
          <table:table-cell table:style-name="Table3.A1" office:value-type="string">
            <text:p text:style-name="P36">Address</text:p>
          </table:table-cell>
          <table:table-cell table:style-name="Table3.A1" office:value-type="string">
            <text:p text:style-name="P28">Size (bytes)</text:p>
          </table:table-cell>
          <table:table-cell table:style-name="Table3.A1" office:value-type="string">
            <text:p text:style-name="P28">Type</text:p>
          </table:table-cell>
          <table:table-cell table:style-name="Table3.E1" office:value-type="string">
            <text:p text:style-name="P28">Description</text:p>
          </table:table-cell>
        </table:table-row>
        <table:table-row>
          <table:table-cell table:style-name="Table3.A2" office:value-type="string">
            <text:p text:style-name="P27">251</text:p>
          </table:table-cell>
          <table:table-cell table:style-name="Table3.A2" office:value-type="string">
            <text:p text:style-name="P27">0</text:p>
          </table:table-cell>
          <table:table-cell table:style-name="Table3.A2" office:value-type="string">
            <text:p text:style-name="P27">1</text:p>
          </table:table-cell>
          <table:table-cell table:style-name="Table3.A2" office:value-type="string">
            <text:p text:style-name="P27">int</text:p>
          </table:table-cell>
          <table:table-cell table:style-name="Table3.E2" office:value-type="string">
            <text:p text:style-name="P27">Version</text:p>
          </table:table-cell>
        </table:table-row>
        <table:table-row>
          <table:table-cell table:style-name="Table3.A2" office:value-type="string">
            <text:p text:style-name="P27">251</text:p>
          </table:table-cell>
          <table:table-cell table:style-name="Table3.A2" office:value-type="string">
            <text:p text:style-name="P27">1</text:p>
          </table:table-cell>
          <table:table-cell table:style-name="Table3.A2" office:value-type="string">
            <text:p text:style-name="P27">63</text:p>
          </table:table-cell>
          <table:table-cell table:style-name="Table3.A2" office:value-type="string">
            <text:p text:style-name="P27">string</text:p>
          </table:table-cell>
          <table:table-cell table:style-name="Table3.E2" office:value-type="string">
            <text:p text:style-name="P27">User-supplied name</text:p>
          </table:table-cell>
        </table:table-row>
        <table:table-row>
          <table:table-cell table:style-name="Table3.A2" office:value-type="string">
            <text:p text:style-name="P27">251</text:p>
          </table:table-cell>
          <table:table-cell table:style-name="Table3.A2" office:value-type="string">
            <text:p text:style-name="P27">64</text:p>
          </table:table-cell>
          <table:table-cell table:style-name="Table3.A2" office:value-type="string">
            <text:p text:style-name="P27">64</text:p>
          </table:table-cell>
          <table:table-cell table:style-name="Table3.A2" office:value-type="string">
            <text:p text:style-name="P27">string</text:p>
          </table:table-cell>
          <table:table-cell table:style-name="Table3.E2" office:value-type="string">
            <text:p text:style-name="P27">User-supplied description</text:p>
          </table:table-cell>
        </table:table-row>
      </table:table>
      <text:p text:style-name="P29">The value at the <text:change-start text:change-id="ct105553161698304"/><text:span text:style-name="T67">v</text:span><text:change-end text:change-id="ct105553161698304"/><text:change text:change-id="ct105553161487776"/>ersion variable shall be the same as the value of the attribute `var'.</text:p>
      <text:p text:style-name="P29">The &lt;acdi&gt; <text:span text:style-name="T4">element</text:span> shall be specified if and only if the Protocol Support Reply message carries the `ACDI' bit set. See the OpenLCB Message Network Standard for the Protocol Support Reply message.</text:p>
      <text:p text:style-name="P29">If the &lt;acdi&gt; <text:span text:style-name="T4">element</text:span> is specified, and the <text:change-start text:change-id="ct105553161684864"/><text:span text:style-name="T67">n</text:span><text:change-end text:change-id="ct105553161684864"/><text:change text:change-id="ct105553162326480"/>ode also supports the OpenLCB Simple Node Information Protocol (SNIP), then the information provided by the SNIP Reply <text:span text:style-name="T17">shall match the respective </text:span>values provided in the ACDI space.</text:p>
      <text:p text:style-name="P37"><text:soft-page-break/>A node may, but is not required to, express the same configuration options as specific segment<text:span text:style-name="T21">s and </text:span><text:change-start text:change-id="ct105553161748480"/><text:span text:style-name="T67">d</text:span><text:change-end text:change-id="ct105553161748480"/><text:change text:change-id="ct105553162324560"/><text:span text:style-name="T21">ata </text:span><text:change-start text:change-id="ct105553161487536"/><text:span text:style-name="T67">e</text:span><text:change-end text:change-id="ct105553161487536"/><text:change text:change-id="ct105553161749680"/><text:span text:style-name="T21">lements therein.</text:span></text:p>
      <text:h text:style-name="Heading_20_3" text:outline-level="3"><text:bookmark-start text:name="__RefHeading___Toc1609_765285946"/>&lt;segment&gt; Element<text:bookmark-end text:name="__RefHeading___Toc1609_765285946"/></text:h>
      <text:p text:style-name="Standard">A &lt;segment&gt; element defines the value of <text:change-start text:change-id="ct105553161686544"/><text:span text:style-name="T67">the memory s</text:span><text:change-end text:change-id="ct105553161686544"/><text:change text:change-id="ct105553161683184"/>pace <text:span text:style-name="T18">in the attribute `space', </text:span>which shall apply to all <text:change-start text:change-id="ct105553161749200"/><text:span text:style-name="T67">d</text:span><text:change-end text:change-id="ct105553161749200"/><text:change text:change-id="ct105553161748960"/><text:span text:style-name="T18">ata </text:span><text:change-start text:change-id="ct105553161499536"/><text:span text:style-name="T67">e</text:span><text:change-end text:change-id="ct105553161499536"/><text:change text:change-id="ct105553162324320"/><text:span text:style-name="T18">lements within, and the value of `origin', which shall be considered as the </text:span><text:change-start text:change-id="ct105553161686784"/><text:span text:style-name="T67">a</text:span><text:change-end text:change-id="ct105553161686784"/><text:change text:change-id="ct105553162322640"/><text:span text:style-name="T18">ddress of a </text:span><text:change-start text:change-id="ct105553162322880"/><text:span text:style-name="T67">d</text:span><text:change-end text:change-id="ct105553162322880"/><text:change text:change-id="ct105553162322400"/><text:span text:style-name="T18">ata </text:span><text:change-start text:change-id="ct105553162323600"/><text:span text:style-name="T67">e</text:span><text:change-end text:change-id="ct105553162323600"/><text:change text:change-id="ct105553161736416"/><text:span text:style-name="T18">lement of size 0 (zero) at the beginning of the &lt;segment&gt;</text:span><text:span text:style-name="T18"><text:note text:id="ftn3" text:note-class="footnote"><text:note-citation>3</text:note-citation><text:note-body><text:p text:style-name="P51">This is required to make “previous <text:span text:style-name="T53">e</text:span>lement” a<text:span text:style-name="T32">n unambiguous</text:span> reference for the first <text:span text:style-name="T53">e</text:span>lement in the contained sequence.</text:p></text:note-body></text:note></text:span><text:span text:style-name="T18">.</text:span></text:p>
      <text:p text:style-name="P31">A <text:change-start text:change-id="ct105553161805552"/><text:span text:style-name="T67">c</text:span><text:change-end text:change-id="ct105553161805552"/><text:change text:change-id="ct105553162323120"/>onfiguration <text:change-start text:change-id="ct105553161736656"/><text:span text:style-name="T67">t</text:span><text:change-end text:change-id="ct105553161736656"/><text:change text:change-id="ct105553162324080"/>ool may, but i<text:span text:style-name="T30">s</text:span> not required to, perform visual separation of the contents of different segments by appropriate UI elements, such as tabs, <text:span text:style-name="T30">boxes</text:span> or horizontal bars.</text:p>
      <text:p text:style-name="P32">A &lt;segment&gt; element shall contain an optional user-readable name and <text:span text:style-name="T49">optional </text:span>description tags, and a sequence of zero or more <text:change-start text:change-id="ct105553161738336"/><text:span text:style-name="T67">d</text:span><text:change-end text:change-id="ct105553161738336"/><text:change text:change-id="ct105553161738096"/>ata <text:change-start text:change-id="ct105553161738576"/><text:span text:style-name="T67">e</text:span><text:change-end text:change-id="ct105553161738576"/><text:change text:change-id="ct105553161736896"/>lements.<text:change-start text:change-id="ct105553162289392"/> <text:span text:style-name="T65">The user-readable name and description are intended as hints for optional UI display by configuration tools.</text:span><text:change-end text:change-id="ct105553162289392"/></text:p>
      <text:h text:style-name="Heading_20_3" text:outline-level="3"><text:bookmark-start text:name="__RefHeading___Toc1611_765285946"/>Data Elements<text:bookmark-end text:name="__RefHeading___Toc1611_765285946"/></text:h>
      <text:p text:style-name="P30">The following <text:span text:style-name="T4">element</text:span>s are considered <text:change-start text:change-id="ct105553161687024"/><text:span text:style-name="T67">d</text:span><text:change-end text:change-id="ct105553161687024"/><text:change text:change-id="ct105553161708448"/>ata <text:change-start text:change-id="ct105553161739776"/><text:span text:style-name="T67">e</text:span><text:change-end text:change-id="ct105553161739776"/><text:change text:change-id="ct105553161739536"/>lements: &lt;group&gt;, &lt;int&gt;, &lt;string&gt;, &lt;eventid&gt;<text:change-start text:change-id="ct105553162290112"/>, &lt;<text:span text:style-name="T56">float&gt;</text:span><text:change-end text:change-id="ct105553162290112"/>.</text:p>
      <text:p text:style-name="P50"><text:span text:style-name="T50">The value of the address within the segment is accumulated during a depth-first traversal of the contents of the segment definition element.  </text:span><text:change-start text:change-id="ct105553161688224"/><text:span text:style-name="T52">The a</text:span><text:change-end text:change-id="ct105553161688224"/><text:change text:change-id="ct105553162253200"/><text:span text:style-name="T51">ddress is initialized with the value of the attribute `origin' on the &lt;segment&gt; element. <text:s/></text:span><text:span text:style-name="T50">Each time an offset attribute is encountered, the value of the address is incremented by the offset (which may be negative) before any other processing of the element is done.  If the element defines a variable, the variable is located at the current address, and the address is then incremented by the size of that variable before advancing to the next element. </text:span><text:span text:style-name="T4">T</text:span>his is formalized as follows.</text:p>
      <text:p text:style-name="P32">For each <text:change-start text:change-id="ct105553161740256"/><text:span text:style-name="T67">d</text:span><text:change-end text:change-id="ct105553161740256"/><text:change text:change-id="ct105553161689184"/>ata <text:change-start text:change-id="ct105553161741216"/><text:span text:style-name="T67">e</text:span><text:change-end text:change-id="ct105553161741216"/><text:change text:change-id="ct105553161690624"/>lement the following values are defined:</text:p>
      <text:list text:style-name="L6">
        <text:list-item>
          <text:p text:style-name="P71">Space, <text:span text:style-name="T43">which is defined by the enclosing &lt;segment&gt; element.</text:span></text:p>
        </text:list-item>
        <text:list-item>
          <text:p text:style-name="P71">Address, <text:span text:style-name="T43">which is defined as the </text:span><text:change-start text:change-id="ct105553161741696"/><text:span text:style-name="T67">e</text:span><text:change-end text:change-id="ct105553161741696"/><text:change text:change-id="ct105553161741456"/><text:span text:style-name="T43">nd </text:span><text:change-start text:change-id="ct105553161708688"/><text:span text:style-name="T67">a</text:span><text:change-end text:change-id="ct105553161708688"/><text:change text:change-id="ct105553162324800"/><text:span text:style-name="T43">ddress of the previous </text:span><text:change-start text:change-id="ct105553161805792"/><text:span text:style-name="T67">d</text:span><text:change-end text:change-id="ct105553161805792"/><text:change text:change-id="ct105553162323840"/><text:span text:style-name="T43">ata </text:span><text:change-start text:change-id="ct105553161741936"/><text:span text:style-name="T67">e</text:span><text:change-end text:change-id="ct105553161741936"/><text:change text:change-id="ct105553161742176"/><text:span text:style-name="T43">lement plus the value of the attribute `offset' on the </text:span><text:change-start text:change-id="ct105553161710128"/><text:span text:style-name="T67">d</text:span><text:change-end text:change-id="ct105553161710128"/><text:change text:change-id="ct105553161692544"/><text:span text:style-name="T43">ata </text:span><text:change-start text:change-id="ct105553161710608"/><text:span text:style-name="T67">e</text:span><text:change-end text:change-id="ct105553161710608"/><text:change text:change-id="ct105553162325040"/><text:span text:style-name="T43">lement.</text:span></text:p>
        </text:list-item>
        <text:list-item>
          <text:p text:style-name="P71">Size <text:span text:style-name="T20">(in bytes)</text:span></text:p>
        </text:list-item>
        <text:list-item>
          <text:p text:style-name="P71">End <text:change-start text:change-id="ct105553161742656"/><text:span text:style-name="T67">a</text:span><text:change-end text:change-id="ct105553161742656"/><text:change text:change-id="ct105553161692784"/>ddress, which <text:span text:style-name="T43">is defined as</text:span> <text:change-start text:change-id="ct105553161743136"/><text:span text:style-name="T67">a</text:span><text:change-end text:change-id="ct105553161743136"/><text:change text:change-id="ct105553161743376"/>ddress + <text:change-start text:change-id="ct105553161744096"/><text:span text:style-name="T67">s</text:span><text:change-end text:change-id="ct105553161744096"/><text:change text:change-id="ct105553161743856"/>ize, <text:span text:style-name="T44">unless otherwise specified.</text:span><text:change-start text:change-id="ct105553162289872"/></text:p>
        </text:list-item>
      </text:list>
      <text:p text:style-name="P24">The <text:span text:style-name="T65">data </text:span>element’s &lt;name&gt; <text:span text:style-name="T64">and </text:span>&lt;description&gt; <text:span text:style-name="T64">elements </text:span>and <text:span text:style-name="T64">the &lt;group&gt; element’s</text:span> &lt;repname&gt; <text:span text:style-name="T61">element</text:span> are intended as hints for optional <text:span text:style-name="T60">UI </text:span>display by configuration tools. <text:s/><text:change-end text:change-id="ct105553162289872"/></text:p>
      <text:h text:style-name="Heading_20_4" text:outline-level="4"><text:bookmark-start text:name="__RefHeading___Toc1613_765285946"/>&lt;group&gt; Element<text:bookmark-end text:name="__RefHeading___Toc1613_765285946"/></text:h>
      <text:p text:style-name="P33">The &lt;group&gt; <text:span text:style-name="T4">element</text:span> allows logical grouping of <text:change-start text:change-id="ct105553161745776"/><text:span text:style-name="T67">v</text:span><text:change-end text:change-id="ct105553161745776"/><text:change text:change-id="ct105553161710368"/><text:span text:style-name="T31">ariables</text:span>, providing common documentation for them, and making multiple copies of the contained <text:change-start text:change-id="ct105553161691344"/><text:span text:style-name="T67">v</text:span><text:change-end text:change-id="ct105553161691344"/><text:change text:change-id="ct105553161926480"/>ariables. <text:span text:style-name="T19">CDI implementors may, but are not required to, use this feature to express configuration of repeated hardware or software components (such as multiple input ports, output ports etc).</text:span></text:p>
      <text:p text:style-name="P34"><text:span text:style-name="T6">A &lt;group&gt; element shall contain an optional user-readable name, </text:span><text:span text:style-name="T10">optional </text:span><text:span text:style-name="T6">description and a sequence of zero or more </text:span><text:change-start text:change-id="ct105553161692304"/><text:span text:style-name="T16">d</text:span><text:change-end text:change-id="ct105553161692304"/><text:change text:change-id="ct105553161692064"/><text:span text:style-name="T6">ata </text:span><text:change-start text:change-id="ct105553161747936"/><text:span text:style-name="T16">e</text:span><text:change-end text:change-id="ct105553161747936"/><text:change text:change-id="ct105553161744336"/><text:span text:style-name="T6">lements. This sequence is considered to contain a </text:span><text:change-start text:change-id="ct105553161747696"/><text:span text:style-name="T16">d</text:span><text:change-end text:change-id="ct105553161747696"/><text:change text:change-id="ct105553161690384"/><text:span text:style-name="T6">ata </text:span><text:change-start text:change-id="ct105553161750880"/><text:span text:style-name="T16">e</text:span><text:change-end text:change-id="ct105553161750880"/><text:change text:change-id="ct105553161751120"/><text:span text:style-name="T6">lement of size 0 (zero) before the specified </text:span><text:change-start text:change-id="ct105553161751600"/><text:span text:style-name="T16">d</text:span><text:change-end text:change-id="ct105553161751600"/><text:change text:change-id="ct105553161693744"/><text:span text:style-name="T6">ata </text:span><text:change-start text:change-id="ct105553161693984"/><text:span text:style-name="T16">e</text:span><text:change-end text:change-id="ct105553161693984"/><text:change text:change-id="ct105553161694224"/><text:span text:style-name="T6">lements</text:span><text:span text:style-name="Footnote_20_anchor"><text:span text:style-name="T6"><text:note-ref text:note-class="footnote" text:reference-format="text" text:ref-name="ftn3">3</text:note-ref></text:span></text:span><text:span text:style-name="T6">.</text:span></text:p>
      <text:p text:style-name="P9"><text:soft-page-break/>If the `replication' attribute is present with the value of N, then the group shall be considered as if the entire sequence of <text:change-start text:change-id="ct105553161693264"/><text:span text:style-name="T67">d</text:span><text:change-end text:change-id="ct105553161693264"/><text:change text:change-id="ct105553161771104"/>ata <text:change-start text:change-id="ct105553161768464"/><text:span text:style-name="T67">e</text:span><text:change-end text:change-id="ct105553161768464"/><text:change text:change-id="ct105553161711088"/>lements were repeated N times.</text:p>
      <text:p text:style-name="P17">The <text:change-start text:change-id="ct105553161771824"/><text:span text:style-name="T67">e</text:span><text:change-end text:change-id="ct105553161771824"/><text:change text:change-id="ct105553161771344"/>nd <text:change-start text:change-id="ct105553161695664"/><text:span text:style-name="T67">a</text:span><text:change-end text:change-id="ct105553161695664"/><text:change text:change-id="ct105553162325280"/>ddress of a &lt;group&gt; element is <text:span text:style-name="T21">defined as the </text:span><text:change-start text:change-id="ct105553161711568"/><text:span text:style-name="T67">e</text:span><text:change-end text:change-id="ct105553161711568"/><text:change text:change-id="ct105553161696624"/><text:span text:style-name="T21">nd </text:span><text:change-start text:change-id="ct105553161856624"/><text:span text:style-name="T67">a</text:span><text:change-end text:change-id="ct105553161856624"/><text:change text:change-id="ct105553161711808"/><text:span text:style-name="T21">ddress of the last </text:span><text:change-start text:change-id="ct105553161856864"/><text:span text:style-name="T67">d</text:span><text:change-end text:change-id="ct105553161856864"/><text:change text:change-id="ct105553161712048"/><text:span text:style-name="T21">ata </text:span><text:change-start text:change-id="ct105553161856384"/><text:span text:style-name="T67">e</text:span><text:change-end text:change-id="ct105553161856384"/><text:change text:change-id="ct105553161856144"/><text:span text:style-name="T21">lement in the contained sequence (after replication). The </text:span><text:change-start text:change-id="ct105553161855904"/><text:span text:style-name="T67">s</text:span><text:change-end text:change-id="ct105553161855904"/><text:change text:change-id="ct105553161855664"/><text:span text:style-name="T21">ize of a &lt;group&gt; element is defined as the </text:span><text:change-start text:change-id="ct105553161858064"/><text:span text:style-name="T67">e</text:span><text:change-end text:change-id="ct105553161858064"/><text:change text:change-id="ct105553162252960"/><text:span text:style-name="T21">nd </text:span><text:change-start text:change-id="ct105553161696384"/><text:span text:style-name="T67">a</text:span><text:change-end text:change-id="ct105553161696384"/><text:change text:change-id="ct105553162252720"/><text:span text:style-name="T21">ddress minus the </text:span><text:change-start text:change-id="ct105553161696864"/><text:span text:style-name="T67">a</text:span><text:change-end text:change-id="ct105553161696864"/><text:change text:change-id="ct105553161855184"/><text:span text:style-name="T21">ddress of the &lt;group&gt; element.</text:span></text:p>
      <text:p text:style-name="P23">Configuration Tools shall not render a <text:span text:style-name="T46">&lt;</text:span>group<text:span text:style-name="T46">&gt; element</text:span> with no child elements<text:note text:id="ftn4" text:note-class="footnote"><text:note-citation>4</text:note-citation><text:note-body><text:p text:style-name="P52">No name, <text:span text:style-name="T46">no </text:span>description and no Data Elements contained.</text:p></text:note-body></text:note> on their UI.</text:p>
      <text:h text:style-name="P61" text:outline-level="4"><text:bookmark-start text:name="__RefHeading___Toc1615_765285946"/>&lt;<text:span text:style-name="T33">int</text:span>&gt; Element<text:bookmark-end text:name="__RefHeading___Toc1615_765285946"/></text:h>
      <text:p text:style-name="P10">The &lt;int&gt; <text:span text:style-name="T39">element</text:span> defines a <text:change-start text:change-id="ct105553161700048"/><text:span text:style-name="T67">v</text:span><text:change-end text:change-id="ct105553161700048"/><text:change text:change-id="ct105553162325760"/>ariable of <text:span text:style-name="T45">integer</text:span> value.</text:p>
      <text:p text:style-name="P10">The <text:change-start text:change-id="ct105553161748720"/><text:span text:style-name="T67">s</text:span><text:change-end text:change-id="ct105553161748720"/><text:change text:change-id="ct105553162325520"/>ize of the &lt;int&gt; <text:span text:style-name="T39">element</text:span> is defined as the value of the `size' attribute in byte<text:span text:style-name="T34">s.</text:span></text:p>
      <text:p text:style-name="P11">The integer value shall be written to the bytes pointed to in big-endian byte order. All bytes shall be written. Values <text:span text:style-name="T46">smaller than </text:span>defined by the &lt;min&gt; <text:span text:style-name="T46">or larger than defined by the </text:span>&lt;max&gt; sub-element, if present, are invalid and shall not be written. If the &lt;map&gt; enumeration is present, then values not present in the list of &lt;property&gt; entries of <text:span text:style-name="T35">the </text:span>enumeration are invalid and shall not be written.</text:p>
      <text:h text:style-name="P62" text:outline-level="4"><text:bookmark-start text:name="__RefHeading___Toc1617_765285946"/>&lt;string&gt; Element<text:bookmark-end text:name="__RefHeading___Toc1617_765285946"/></text:h>
      <text:p text:style-name="P18">The &lt;string&gt; <text:span text:style-name="T39">element</text:span> defines a variable holding a UTF-8 string that is user-readable.</text:p>
      <text:p text:style-name="P12">The <text:change-start text:change-id="ct105553161879008"/><text:span text:style-name="T67">s</text:span><text:change-end text:change-id="ct105553161879008"/><text:change text:change-id="ct105553161779264"/>ize of the &lt;<text:span text:style-name="T22">string</text:span>&gt; <text:span text:style-name="T39">element</text:span> is defined as the value of the `size' attribute in byt<text:span text:style-name="T22">es.</text:span></text:p>
      <text:p text:style-name="P20">The string value shall be written to the bytes pointed to, starting at the <text:change-start text:change-id="ct105553161779984"/><text:span text:style-name="T67">a</text:span><text:change-end text:change-id="ct105553161779984"/><text:change text:change-id="ct105553162326000"/>ddress of the &lt;string&gt; <text:span text:style-name="T39">element, </text:span><text:span text:style-name="T40">with at least one trailing 0 (null) byte</text:span>. When writing a shorter string, any unused bytes shall be set to 0 (<text:span text:style-name="T47">null</text:span>).</text:p>
      <text:p text:style-name="P14">If the &lt;map&gt; enumeration is present, then values not present in the list of &lt;property&gt; entries of <text:span text:style-name="T35">the </text:span>enumeration are invalid and shall not be written.</text:p>
      <text:h text:style-name="P63" text:outline-level="4"><text:bookmark-start text:name="__RefHeading___Toc1619_765285946"/>&lt;eventid&gt; Element<text:bookmark-end text:name="__RefHeading___Toc1619_765285946"/></text:h>
      <text:p text:style-name="P19">The &lt;<text:span text:style-name="T23">eventid</text:span>&gt; <text:span text:style-name="T39">element</text:span> defines a variable holding a<text:span text:style-name="T23">n 8-byte value</text:span> <text:span text:style-name="T23">representing an </text:span><text:change-start text:change-id="ct105553161699328"/><text:span text:style-name="T67">e</text:span><text:change-end text:change-id="ct105553161699328"/><text:change text:change-id="ct105553162252240"/><text:span text:style-name="T23">vent ID</text:span>.</text:p>
      <text:p text:style-name="P13">The <text:change-start text:change-id="ct105553161819296"/><text:span text:style-name="T67">s</text:span><text:change-end text:change-id="ct105553161819296"/><text:change text:change-id="ct105553161780704"/>ize of the &lt;<text:span text:style-name="T23">eventid</text:span>&gt; <text:span text:style-name="T39">element</text:span> is defined as <text:span text:style-name="T23">8 bytes.</text:span></text:p>
      <text:p text:style-name="P21">The <text:change-start text:change-id="ct105553161800752"/><text:span text:style-name="T67">e</text:span><text:change-end text:change-id="ct105553161800752"/><text:change text:change-id="ct105553162326240"/>vent ID shall be written to the bytes pointed to in big-endian byte order (most significant byte first).</text:p>
      <text:p text:style-name="P13">If the &lt;map&gt; enumeration is present, then values not present in the list of &lt;property&gt; entries of <text:span text:style-name="T35">the </text:span>enumeration are invalid and shall not be written.<text:change-start text:change-id="ct105553162290832"/></text:p>
      <text:h text:style-name="Heading_20_4" text:outline-level="4">&lt;<text:span text:style-name="T56">float&gt; Element</text:span></text:h>
      <text:p text:style-name="P15">The &lt;<text:span text:style-name="T56">float</text:span>&gt; <text:span text:style-name="T39">element</text:span> defines a <text:span text:style-name="T67">v</text:span>ariable of <text:span text:style-name="T56">floating point</text:span> value.</text:p>
      <text:p text:style-name="P15"><text:soft-page-break/>The <text:span text:style-name="T67">s</text:span>ize of the &lt;<text:span text:style-name="T56">float</text:span>&gt; <text:span text:style-name="T39">element</text:span> is defined as the value of the `size' attribute in byte<text:span text:style-name="T34">s. </text:span><text:span text:style-name="T57">Valid values are 2, 4, and 8 bytes. </text:span><text:span text:style-name="T56">T</text:span><text:span text:style-name="T41">h</text:span><text:span text:style-name="T56">e format of the bits within the element shall follow the IEEE format of the corresponding size.</text:span></text:p>
      <text:p text:style-name="P15">The <text:span text:style-name="T56">floating point</text:span> value shall be written to the bytes pointed to in big-endian byte order. All bytes shall be written. Values <text:span text:style-name="T46">smaller than </text:span>defined by the &lt;min&gt; <text:span text:style-name="T46">or larger than defined by the </text:span>&lt;max&gt; sub-element, if present, are invalid and shall not be written. If the &lt;map&gt; enumeration is present, then values not present in the list of &lt;property&gt; entries of <text:span text:style-name="T35">the </text:span>enumeration are invalid and shall not be written.<text:change-end text:change-id="ct105553162290832"/><text:change-start text:change-id="ct105553162290352"/></text:p>
      <text:p text:style-name="P22">The optional <text:span text:style-name="T39">“floatFormat” attribute defines a preferred, but not mandatory, printf-style format for displaying the data to the user.</text:span><text:change-end text:change-id="ct105553162290352"/></text:p>
      <text:h text:style-name="Heading_20_1" text:outline-level="1"><text:bookmark-start text:name="__RefHeading___Toc1621_765285946"/>Future Extension <text:span text:style-name="T36">(Normative)</text:span><text:bookmark-end text:name="__RefHeading___Toc1621_765285946"/></text:h>
      <text:p text:style-name="P47">Configuration <text:change-start text:change-id="ct105553161772304"/><text:span text:style-name="T67">t</text:span><text:change-end text:change-id="ct105553161772304"/><text:change text:change-id="ct105553161772064"/>ools implementing a future version of this Standard must be able to process CDI content defined according to an<text:span text:style-name="T24">y</text:span> earlier version of the Standard, <text:span text:style-name="T24">including this version</text:span>.</text:p>
      <text:p text:style-name="P48">Configuration <text:change-start text:change-id="ct105553162371552"/><text:span text:style-name="T67">t</text:span><text:change-end text:change-id="ct105553162371552"/><text:change text:change-id="ct105553161776384"/>ools implementing major version 1 of this Standard may assume the following about future minor versions of this Standard:</text:p>
      <text:list text:style-name="L7">
        <text:list-item>
          <text:p text:style-name="P73">No existing tags will change the interpretation or default value of the <text:span text:style-name="T36">`offset' and `size'</text:span> attribute, <text:span text:style-name="T36">and accordingly the </text:span><text:change-start text:change-id="ct105553162394176"/><text:span text:style-name="T67">a</text:span><text:change-end text:change-id="ct105553162394176"/><text:change text:change-id="ct105553162393936"/><text:span text:style-name="T36">ddress and </text:span><text:change-start text:change-id="ct105553161769904"/><text:span text:style-name="T67">s</text:span><text:change-end text:change-id="ct105553161769904"/><text:change text:change-id="ct105553162253440"/><text:span text:style-name="T36">ize value, the data type and encoding of the value in the memory space. The &lt;group&gt; tag will not change the interpretation of the `offset' attribute and `replication' attribute.</text:span></text:p>
        </text:list-item>
        <text:list-item>
          <text:p text:style-name="P73">All unknown tags that occur within the <text:span text:style-name="T4">element</text:span> &lt;segment&gt; or &lt;group&gt; and have an attribute `size' shall be considered to be <text:change-start text:change-id="ct105553162393696"/><text:span text:style-name="T67">d</text:span><text:change-end text:change-id="ct105553162393696"/><text:change text:change-id="ct105553161773264"/>ata <text:change-start text:change-id="ct105553162273488"/><text:span text:style-name="T67">e</text:span><text:change-end text:change-id="ct105553162273488"/><text:change text:change-id="ct105553162254400"/>lements with <text:change-start text:change-id="ct105553161773504"/><text:span text:style-name="T67">a</text:span><text:change-end text:change-id="ct105553161773504"/><text:change text:change-id="ct105553162326960"/>ddress <text:span text:style-name="T6">defined as the </text:span><text:change-start text:change-id="ct105553161773984"/><text:span text:style-name="T16">e</text:span><text:change-end text:change-id="ct105553161773984"/><text:change text:change-id="ct105553161773024"/><text:span text:style-name="T6">nd </text:span><text:change-start text:change-id="ct105553162218512"/><text:span text:style-name="T16">e</text:span><text:change-end text:change-id="ct105553162218512"/><text:change text:change-id="ct105553162252000"/><text:span text:style-name="T6">ddress of the previous </text:span><text:change-start text:change-id="ct105553161857584"/><text:span text:style-name="T16">d</text:span><text:change-end text:change-id="ct105553161857584"/><text:change text:change-id="ct105553162254160"/><text:span text:style-name="T6">ata </text:span><text:change-start text:change-id="ct105553161772784"/><text:span text:style-name="T16">e</text:span><text:change-end text:change-id="ct105553161772784"/><text:change text:change-id="ct105553161861904"/><text:span text:style-name="T6">lement plus the value of the `offset' attribute, </text:span><text:span text:style-name="T4">and </text:span><text:change-start text:change-id="ct105553161803152"/><text:span text:style-name="T16">s</text:span><text:change-end text:change-id="ct105553161803152"/><text:change text:change-id="ct105553162327200"/><text:span text:style-name="T4">ize defined as the value of the `size' attribute in bytes. The `size' attribute of all future </text:span><text:change-start text:change-id="ct105553161862864"/><text:span text:style-name="T16">d</text:span><text:change-end text:change-id="ct105553161862864"/><text:change text:change-id="ct105553161773744"/><text:span text:style-name="T4">ata </text:span><text:change-start text:change-id="ct105553161772544"/><text:span text:style-name="T16">e</text:span><text:change-end text:change-id="ct105553161772544"/><text:change text:change-id="ct105553161774224"/><text:span text:style-name="T4">lements shall be required.</text:span></text:p>
        </text:list-item>
      </text:list>
      <text:p text:style-name="P16">No assumptions may be made about major version 2 and up of this Standard.</text:p>
      <text:list text:style-name="Numbering_20_2">
        <text:list-item>
          <text:h text:style-name="P60" text:outline-level="1"><text:bookmark-start text:name="__RefHeading___Toc1623_765285946"/>Appendix: Schema<text:bookmark-end text:name="__RefHeading___Toc1623_765285946"/></text:h>
        </text:list-item>
      </text:list>
      <text:p text:style-name="P40">&lt;?xml version="1.0" encoding="utf-8"?&gt;</text:p>
      <text:p text:style-name="P40">&lt;?xml-stylesheet href="schema2xhtml.xsl" type="text/xsl"?&gt;</text:p>
      <text:p text:style-name="P40">&lt;!-- XML Schema for OpenLCB Configuration Description Information (CDI) <text:s text:c="4"/>--&gt;</text:p>
      <text:p text:style-name="P40">&lt;xs:schema version="CDI 1.<text:change-start text:change-id="ct105553162291072"/><text:span text:style-name="T62">3</text:span><text:change-end text:change-id="ct105553162291072"/><text:change text:change-id="ct105553162291312"/>" xmlns:xs="http://www.w3.org/2001/XMLSchema" xmlns:xsi="http://www.w3.org/2001/XMLSchema-instance"&gt;</text:p>
      <text:p text:style-name="P40"><text:s text:c="2"/></text:p>
      <text:p text:style-name="P40"><text:s text:c="2"/>&lt;xs:complexType name="mapType"&gt;</text:p>
      <text:p text:style-name="P40"><text:s text:c="4"/>&lt;xs:annotation&gt;</text:p>
      <text:p text:style-name="P40"><text:s text:c="6"/>&lt;xs:documentation&gt;</text:p>
      <text:p text:style-name="P40"><text:s text:c="8"/>A map relates one or more property elements (keys) </text:p>
      <text:p text:style-name="P40"><text:s text:c="8"/>to specific values.</text:p>
      <text:p text:style-name="P40"><text:s text:c="6"/>&lt;/xs:documentation&gt;</text:p>
      <text:p text:style-name="P40"><text:s text:c="4"/>&lt;/xs:annotation&gt;</text:p>
      <text:p text:style-name="P40"><text:s text:c="4"/>&lt;xs:sequence&gt;</text:p>
      <text:p text:style-name="P40"><text:s text:c="6"/>&lt;xs:element name="name" minOccurs="0" maxOccurs="1" /&gt;</text:p>
      <text:p text:style-name="P40"><text:s text:c="6"/>&lt;xs:element name="description" minOccurs="0" maxOccurs="1" /&gt;</text:p>
      <text:p text:style-name="P40"><text:s text:c="6"/>&lt;xs:element name="relation" minOccurs="0" maxOccurs="unbounded"&gt;</text:p>
      <text:p text:style-name="P40"><text:s text:c="8"/>&lt;xs:complexType&gt;</text:p>
      <text:p text:style-name="P40"><text:s text:c="10"/>&lt;xs:sequence&gt;</text:p>
      <text:p text:style-name="P40"><text:s text:c="12"/>&lt;xs:element name="property" minOccurs="1" maxOccurs="1" /&gt;</text:p>
      <text:p text:style-name="P40"><text:s text:c="12"/>&lt;xs:element name="value" minOccurs="1" maxOccurs="1" /&gt;</text:p>
      <text:p text:style-name="P40"><text:s text:c="10"/>&lt;/xs:sequence&gt;</text:p>
      <text:p text:style-name="P40"><text:s text:c="8"/>&lt;/xs:complexType&gt;</text:p>
      <text:p text:style-name="P40"><text:s text:c="6"/>&lt;/xs:element&gt;</text:p>
      <text:p text:style-name="P40"><text:s text:c="4"/>&lt;/xs:sequence&gt;</text:p>
      <text:p text:style-name="P40"><text:s text:c="2"/>&lt;/xs:complexType&gt;</text:p>
      <text:p text:style-name="P40"><text:s text:c="2"/></text:p>
      <text:p text:style-name="P40"><text:s text:c="2"/>&lt;xs:complexType name="groupType"&gt;</text:p>
      <text:p text:style-name="P40"><text:s text:c="4"/>&lt;xs:sequence&gt;</text:p>
      <text:p text:style-name="P40"><text:s text:c="6"/>&lt;xs:element name="name" minOccurs="0" maxOccurs="1" /&gt;</text:p>
      <text:p text:style-name="P40"><text:s text:c="6"/>&lt;xs:element name="description" minOccurs="0" maxOccurs="1" /&gt;</text:p>
      <text:p text:style-name="P43"><text:s text:c="6"/>&lt;xs:element name="repname" minOccurs="0" maxOccurs="<text:change-start text:change-id="ct105553162291552"/>unbounded<text:change-end text:change-id="ct105553162291552"/><text:change text:change-id="ct105553162291792"/>" /&gt;</text:p>
      <text:p text:style-name="P40"><text:s text:c="6"/>&lt;xs:choice minOccurs="0" maxOccurs="unbounded"&gt;</text:p>
      <text:p text:style-name="P40"><text:s text:c="8"/>&lt;xs:annotation&gt;</text:p>
      <text:p text:style-name="P40"><text:s text:c="10"/>&lt;xs:documentation&gt;</text:p>
      <text:p text:style-name="P40"><text:s text:c="12"/>Allows any sequence of the contained element types</text:p>
      <text:p text:style-name="P40"><text:s text:c="10"/>&lt;/xs:documentation&gt;</text:p>
      <text:p text:style-name="P40"><text:s text:c="8"/>&lt;/xs:annotation&gt;</text:p>
      <text:p text:style-name="P40"><text:s text:c="8"/>&lt;xs:element name="group" type="groupType" minOccurs="0" maxOccurs="1" /&gt;</text:p>
      <text:p text:style-name="P40"><text:s text:c="8"/>&lt;xs:element name="string" type="stringType" minOccurs="0" maxOccurs="1" /&gt;</text:p>
      <text:p text:style-name="P40"><text:s text:c="8"/>&lt;xs:element name="int" type="intType" minOccurs="0" maxOccurs="1" /&gt;</text:p>
      <text:p text:style-name="P40"><text:s text:c="8"/>&lt;xs:element name="eventid" type="eventidType" minOccurs="0" maxOccurs="1" /&gt;<text:change-start text:change-id="ct105553162292032"/></text:p>
      <text:p text:style-name="P42"><text:s text:c="8"/>&lt;xs:element name="<text:span text:style-name="T63">float</text:span>" type="<text:span text:style-name="T59">float</text:span>Type" minOccurs="0" maxOccurs="1" /&gt;<text:change-end text:change-id="ct105553162292032"/></text:p>
      <text:p text:style-name="P40"><text:s text:c="6"/>&lt;/xs:choice&gt;</text:p>
      <text:p text:style-name="P40"><text:s text:c="4"/>&lt;/xs:sequence&gt;</text:p>
      <text:p text:style-name="P40"><text:s text:c="4"/>&lt;xs:attribute name="offset" type="xs:int" default="0"&gt;</text:p>
      <text:p text:style-name="P40"><text:s text:c="6"/>&lt;xs:annotation&gt;</text:p>
      <text:p text:style-name="P40"><text:s text:c="8"/>&lt;xs:documentation&gt;</text:p>
      <text:p text:style-name="P40"><text:s text:c="10"/>Positive or negative offset between the address of </text:p>
      <text:p text:style-name="P40"><text:s text:c="10"/>the end of previous element and the start of </text:p>
      <text:p text:style-name="P40"><text:s text:c="10"/>this group's contents.</text:p>
      <text:p text:style-name="P40"><text:s text:c="10"/>Offset of zero means that this element starts </text:p>
      <text:p text:style-name="P40"><text:s text:c="10"/>immediately after the previous one.</text:p>
      <text:p text:style-name="P40"><text:s text:c="8"/>&lt;/xs:documentation&gt;</text:p>
      <text:p text:style-name="P40"><text:s text:c="6"/>&lt;/xs:annotation&gt;</text:p>
      <text:p text:style-name="P40"><text:s text:c="4"/>&lt;/xs:attribute&gt;</text:p>
      <text:p text:style-name="P40"><text:s text:c="4"/>&lt;xs:attribute name="replication" type="xs:int" default="1" /&gt;</text:p>
      <text:p text:style-name="P40"><text:s text:c="2"/>&lt;/xs:complexType&gt;</text:p>
      <text:p text:style-name="P40"><text:s text:c="2"/></text:p>
      <text:p text:style-name="P40"><text:s text:c="2"/>&lt;xs:complexType name="eventidType"&gt;</text:p>
      <text:p text:style-name="P40"><text:s text:c="4"/>&lt;xs:sequence&gt;</text:p>
      <text:p text:style-name="P40"><text:s text:c="6"/>&lt;xs:element name="name" minOccurs="0" maxOccurs="1" /&gt;</text:p>
      <text:p text:style-name="P40"><text:s text:c="6"/>&lt;xs:element name="description" minOccurs="0" maxOccurs="1" /&gt;</text:p>
      <text:p text:style-name="P40"><text:s text:c="6"/>&lt;xs:element name="map" type="mapType" minOccurs="0" maxOccurs="1" /&gt;</text:p>
      <text:p text:style-name="P40"><text:s text:c="4"/>&lt;/xs:sequence&gt;</text:p>
      <text:p text:style-name="P40"><text:s text:c="4"/>&lt;xs:attribute name="offset" type="xs:int" default="0"&gt;</text:p>
      <text:p text:style-name="P40"><text:s text:c="6"/>&lt;xs:annotation&gt;</text:p>
      <text:p text:style-name="P40"><text:soft-page-break/><text:s text:c="8"/>&lt;xs:documentation&gt;</text:p>
      <text:p text:style-name="P40"><text:s text:c="10"/>Positive or negative offset between the address of </text:p>
      <text:p text:style-name="P40"><text:s text:c="10"/>the end of previous element and the start of </text:p>
      <text:p text:style-name="P40"><text:s text:c="10"/>this elements's contents.</text:p>
      <text:p text:style-name="P40"><text:s text:c="10"/>Offset of zero means that this element starts </text:p>
      <text:p text:style-name="P40"><text:s text:c="10"/>immediately after the previous one.</text:p>
      <text:p text:style-name="P40"><text:s text:c="8"/>&lt;/xs:documentation&gt;</text:p>
      <text:p text:style-name="P40"><text:s text:c="6"/>&lt;/xs:annotation&gt;</text:p>
      <text:p text:style-name="P40"><text:s text:c="4"/>&lt;/xs:attribute&gt;</text:p>
      <text:p text:style-name="P40"><text:s text:c="2"/>&lt;/xs:complexType&gt;</text:p>
      <text:p text:style-name="P40"><text:s text:c="2"/></text:p>
      <text:p text:style-name="P40"><text:s text:c="2"/>&lt;xs:complexType name="intType"&gt;</text:p>
      <text:p text:style-name="P40"><text:s text:c="4"/>&lt;xs:sequence&gt;</text:p>
      <text:p text:style-name="P40"><text:s text:c="6"/>&lt;xs:element name="name" minOccurs="0" maxOccurs="1" /&gt;</text:p>
      <text:p text:style-name="P40"><text:s text:c="6"/>&lt;xs:element name="description" minOccurs="0" maxOccurs="1" /&gt;</text:p>
      <text:p text:style-name="P40"><text:s text:c="6"/>&lt;xs:element name="min" minOccurs="0" maxOccurs="1" /&gt;</text:p>
      <text:p text:style-name="P40"><text:s text:c="6"/>&lt;xs:element name="max" minOccurs="0" maxOccurs="1" /&gt;</text:p>
      <text:p text:style-name="P40"><text:s text:c="6"/>&lt;xs:element name="default" minOccurs="0" maxOccurs="1" /&gt;</text:p>
      <text:p text:style-name="P40"><text:s text:c="6"/>&lt;xs:element name="map" type="mapType" minOccurs="0" maxOccurs="1"&gt;</text:p>
      <text:p text:style-name="P40"><text:s text:c="8"/>&lt;xs:annotation&gt;</text:p>
      <text:p text:style-name="P40"><text:s text:c="10"/>&lt;xs:documentation&gt;</text:p>
      <text:p text:style-name="P40"><text:s text:c="12"/>The 'value' of each entry is displayed, and </text:p>
      <text:p text:style-name="P40"><text:s text:c="12"/>the 'property' content (number) is sent </text:p>
      <text:p text:style-name="P40"><text:s text:c="12"/>to/from the node</text:p>
      <text:p text:style-name="P40"><text:s text:c="10"/>&lt;/xs:documentation&gt;</text:p>
      <text:p text:style-name="P40"><text:s text:c="8"/>&lt;/xs:annotation&gt;</text:p>
      <text:p text:style-name="P40"><text:s text:c="6"/>&lt;/xs:element&gt;</text:p>
      <text:p text:style-name="P40"><text:s text:c="4"/>&lt;/xs:sequence&gt;</text:p>
      <text:p text:style-name="P40"><text:s text:c="4"/>&lt;xs:attribute name="size" type="xs:int" default="1"&gt;</text:p>
      <text:p text:style-name="P40"><text:s text:c="6"/>&lt;xs:annotation&gt;</text:p>
      <text:p text:style-name="P40"><text:s text:c="8"/>&lt;xs:documentation&gt;</text:p>
      <text:p text:style-name="P40"><text:s text:c="10"/>Storage size of this variable in bytes.</text:p>
      <text:p text:style-name="P40"><text:s text:c="8"/>&lt;/xs:documentation&gt;</text:p>
      <text:p text:style-name="P40"><text:s text:c="6"/>&lt;/xs:annotation&gt;</text:p>
      <text:p text:style-name="P40"><text:s text:c="4"/>&lt;/xs:attribute&gt;</text:p>
      <text:p text:style-name="P40"><text:s text:c="4"/>&lt;xs:attribute name="offset" type="xs:int" default="0"&gt;</text:p>
      <text:p text:style-name="P40"><text:s text:c="6"/>&lt;xs:annotation&gt;</text:p>
      <text:p text:style-name="P40"><text:s text:c="8"/>&lt;xs:documentation&gt;</text:p>
      <text:p text:style-name="P40"><text:s text:c="10"/>Positive or negative offset between the </text:p>
      <text:p text:style-name="P40"><text:s text:c="10"/>address of the end of previous element and the </text:p>
      <text:p text:style-name="P40"><text:s text:c="10"/>start of this elements's contents. </text:p>
      <text:p text:style-name="P40"><text:s text:c="10"/>Offset of zero means that this element starts </text:p>
      <text:p text:style-name="P40"><text:s text:c="10"/>immediately after the previous one.</text:p>
      <text:p text:style-name="P40"><text:s text:c="8"/>&lt;/xs:documentation&gt;</text:p>
      <text:p text:style-name="P40"><text:s text:c="6"/>&lt;/xs:annotation&gt;</text:p>
      <text:p text:style-name="P40"><text:s text:c="4"/>&lt;/xs:attribute&gt;</text:p>
      <text:p text:style-name="P40"><text:s text:c="2"/>&lt;/xs:complexType&gt;</text:p>
      <text:p text:style-name="P40"><text:s text:c="2"/></text:p>
      <text:p text:style-name="P41"><text:s text:c="2"/><text:change-start text:change-id="ct105553162292272"/>&lt;xs:simpleType name="floatFormat"&gt;</text:p>
      <text:p text:style-name="P41"><text:tab/>&lt;xs:restriction base="xs:string"&gt;</text:p>
      <text:p text:style-name="P41"><text:tab/> <text:s/>&lt;!-- This is a somewhat limiting regex, as it does not allow all possible --&gt;</text:p>
      <text:p text:style-name="P41"><text:tab/> <text:s/>&lt;!-- printf formats. It will allow the most common formats that have <text:s text:c="3"/>--&gt;</text:p>
      <text:p text:style-name="P41"><text:tab/> <text:s/>&lt;!-- <text:span text:style-name="T58">been </text:span>seen and used before, however --&gt;</text:p>
      <text:p text:style-name="P41"><text:tab/> <text:s/>&lt;xs:pattern value="%[0-9]+(\.([0-9]*))?f"/&gt;</text:p>
      <text:p text:style-name="P41"><text:tab/>&lt;/xs:restriction&gt;</text:p>
      <text:p text:style-name="P41"><text:s text:c="2"/>&lt;/xs:simpleType&gt;</text:p>
      <text:p text:style-name="P41"><text:s text:c="2"/></text:p>
      <text:p text:style-name="P41"><text:s text:c="2"/>&lt;xs:complexType name="floatType"&gt;</text:p>
      <text:p text:style-name="P41"><text:tab/> &lt;xs:sequence&gt;</text:p>
      <text:p text:style-name="P41"><text:s text:c="6"/>&lt;xs:element name="name" minOccurs="0" maxOccurs="1" /&gt;</text:p>
      <text:p text:style-name="P41"><text:s text:c="6"/>&lt;xs:element name="description" minOccurs="0" maxOccurs="1" /&gt;</text:p>
      <text:p text:style-name="P41"><text:s text:c="6"/>&lt;xs:element name="min" minOccurs="0" maxOccurs="1" /&gt;</text:p>
      <text:p text:style-name="P41"><text:s text:c="6"/>&lt;xs:element name="max" minOccurs="0" maxOccurs="1" /&gt;</text:p>
      <text:p text:style-name="P41"><text:s text:c="6"/>&lt;xs:element name="default" minOccurs="0" maxOccurs="1" /&gt;</text:p>
      <text:p text:style-name="P41"><text:s text:c="6"/>&lt;xs:element name="map" type="mapType" minOccurs="0" maxOccurs="1"&gt;</text:p>
      <text:p text:style-name="P41"><text:s text:c="8"/>&lt;xs:annotation&gt;</text:p>
      <text:p text:style-name="P41"><text:s text:c="10"/>&lt;xs:documentation&gt;</text:p>
      <text:p text:style-name="P41"><text:s text:c="12"/>The 'value' of each entry is displayed, and </text:p>
      <text:p text:style-name="P41"><text:s text:c="12"/>the 'property' content (number) is sent </text:p>
      <text:p text:style-name="P41"><text:s text:c="12"/>to/from the node</text:p>
      <text:p text:style-name="P41"><text:s text:c="10"/>&lt;/xs:documentation&gt;</text:p>
      <text:p text:style-name="P41"><text:soft-page-break/><text:s text:c="8"/>&lt;/xs:annotation&gt;</text:p>
      <text:p text:style-name="P41"><text:s text:c="6"/>&lt;/xs:element&gt;</text:p>
      <text:p text:style-name="P41"><text:s text:c="4"/>&lt;/xs:sequence&gt;</text:p>
      <text:p text:style-name="P41"><text:s text:c="4"/>&lt;xs:attribute name="size" type="xs:int" use="required"&gt;</text:p>
      <text:p text:style-name="P41"><text:s text:c="6"/>&lt;xs:annotation&gt;</text:p>
      <text:p text:style-name="P41"><text:s text:c="8"/>&lt;xs:documentation&gt;</text:p>
      <text:p text:style-name="P41"><text:s text:c="10"/>Storage size of this variable in bytes.</text:p>
      <text:p text:style-name="P41"><text:s text:c="8"/>&lt;/xs:documentation&gt;</text:p>
      <text:p text:style-name="P41"><text:s text:c="6"/>&lt;/xs:annotation&gt;</text:p>
      <text:p text:style-name="P41"><text:s text:c="4"/>&lt;/xs:attribute&gt;</text:p>
      <text:p text:style-name="P41"><text:s text:c="4"/>&lt;xs:attribute name="offset" type="xs:int" default="0"&gt;</text:p>
      <text:p text:style-name="P41"><text:s text:c="6"/>&lt;xs:annotation&gt;</text:p>
      <text:p text:style-name="P41"><text:s text:c="8"/>&lt;xs:documentation&gt;</text:p>
      <text:p text:style-name="P41"><text:s text:c="10"/>Positive or negative offset between the </text:p>
      <text:p text:style-name="P41"><text:s text:c="10"/>address of the end of previous element and the </text:p>
      <text:p text:style-name="P41"><text:s text:c="10"/>start of this elements's contents. </text:p>
      <text:p text:style-name="P41"><text:s text:c="10"/>Offset of zero means that this element starts </text:p>
      <text:p text:style-name="P41"><text:s text:c="10"/>immediately after the previous one.</text:p>
      <text:p text:style-name="P41"><text:s text:c="8"/>&lt;/xs:documentation&gt;</text:p>
      <text:p text:style-name="P41"><text:s text:c="6"/>&lt;/xs:annotation&gt;</text:p>
      <text:p text:style-name="P41"><text:s text:c="4"/>&lt;/xs:attribute&gt;</text:p>
      <text:p text:style-name="P41"><text:tab/>&lt;xs:attribute name="formatting" type="floatFormat" &gt;</text:p>
      <text:p text:style-name="P41"><text:tab/> <text:s text:c="5"/>&lt;xs:annotation&gt;</text:p>
      <text:p text:style-name="P41"><text:s text:c="8"/>&lt;xs:documentation&gt;</text:p>
      <text:p text:style-name="P41"><text:s text:c="10"/>printf-style format string for displaying data to the use<text:span text:style-name="T64">r, like %3.1f</text:span></text:p>
      <text:p text:style-name="P41"><text:s text:c="8"/>&lt;/xs:documentation&gt;</text:p>
      <text:p text:style-name="P41"><text:s text:c="6"/>&lt;/xs:annotation&gt;</text:p>
      <text:p text:style-name="P41"><text:tab/>&lt;/xs:attribute&gt;</text:p>
      <text:p text:style-name="P41"><text:s text:c="2"/>&lt;/xs:complexType&gt;</text:p>
      <text:p text:style-name="P41"><text:s text:c="2"/></text:p>
      <text:p text:style-name="P41"><text:s text:c="2"/><text:change-end text:change-id="ct105553162292272"/>&lt;xs:complexType name="stringType"&gt;</text:p>
      <text:p text:style-name="P40"><text:s text:c="4"/>&lt;xs:sequence&gt;</text:p>
      <text:p text:style-name="P40"><text:s text:c="6"/>&lt;xs:element name="name" minOccurs="0" maxOccurs="1" /&gt;</text:p>
      <text:p text:style-name="P40"><text:s text:c="6"/>&lt;xs:element name="description" minOccurs="0" maxOccurs="1" /&gt;</text:p>
      <text:p text:style-name="P40"><text:s text:c="6"/>&lt;xs:element name="map" type="mapType" minOccurs="0" maxOccurs="1" /&gt;</text:p>
      <text:p text:style-name="P40"><text:s text:c="4"/>&lt;/xs:sequence&gt;</text:p>
      <text:p text:style-name="P40"><text:s text:c="4"/>&lt;xs:attribute name="size" type="xs:int" use="required"&gt;</text:p>
      <text:p text:style-name="P40"><text:s text:c="6"/>&lt;xs:annotation&gt;</text:p>
      <text:p text:style-name="P40"><text:s text:c="8"/>&lt;xs:documentation&gt;</text:p>
      <text:p text:style-name="P40"><text:s text:c="10"/>Storage size of this variable in bytes. </text:p>
      <text:p text:style-name="P40"><text:s text:c="10"/>This includes the trailing null byte that </text:p>
      <text:p text:style-name="P40"><text:s text:c="10"/>terminates the string content.</text:p>
      <text:p text:style-name="P40"><text:s text:c="8"/>&lt;/xs:documentation&gt;</text:p>
      <text:p text:style-name="P40"><text:s text:c="6"/>&lt;/xs:annotation&gt;</text:p>
      <text:p text:style-name="P40"><text:s text:c="4"/>&lt;/xs:attribute&gt;</text:p>
      <text:p text:style-name="P40"><text:s text:c="4"/>&lt;xs:attribute name="offset" type="xs:int" default="0"&gt;</text:p>
      <text:p text:style-name="P40"><text:s text:c="6"/>&lt;xs:annotation&gt;</text:p>
      <text:p text:style-name="P40"><text:s text:c="8"/>&lt;xs:documentation&gt;</text:p>
      <text:p text:style-name="P40"><text:s text:c="10"/>Positive or negative offset between the </text:p>
      <text:p text:style-name="P40"><text:s text:c="10"/>address of the end of previous element and the </text:p>
      <text:p text:style-name="P40"><text:s text:c="10"/>start of this elements's contents. </text:p>
      <text:p text:style-name="P40"><text:s text:c="10"/>Offset of zero means that this element starts </text:p>
      <text:p text:style-name="P40"><text:s text:c="10"/>immediately after the previous one.</text:p>
      <text:p text:style-name="P40"><text:s text:c="8"/>&lt;/xs:documentation&gt;</text:p>
      <text:p text:style-name="P40"><text:s text:c="6"/>&lt;/xs:annotation&gt;</text:p>
      <text:p text:style-name="P40"><text:s text:c="4"/>&lt;/xs:attribute&gt;</text:p>
      <text:p text:style-name="P40"><text:s text:c="2"/>&lt;/xs:complexType&gt;</text:p>
      <text:p text:style-name="P40"><text:s text:c="2"/></text:p>
      <text:p text:style-name="P40"><text:s text:c="2"/>&lt;xs:element name="cdi"&gt;</text:p>
      <text:p text:style-name="P40"><text:s text:c="4"/>&lt;xs:annotation&gt;</text:p>
      <text:p text:style-name="P40"><text:s text:c="6"/>&lt;xs:documentation&gt;</text:p>
      <text:p text:style-name="P40"><text:s text:c="8"/>This is the schema for Configuration </text:p>
      <text:p text:style-name="P40"><text:s text:c="8"/>Description Information (cdi)</text:p>
      <text:p text:style-name="P40"><text:s text:c="6"/>&lt;/xs:documentation&gt;</text:p>
      <text:p text:style-name="P40"><text:s text:c="4"/>&lt;/xs:annotation&gt;</text:p>
      <text:p text:style-name="P40"><text:s text:c="4"/>&lt;xs:complexType&gt;</text:p>
      <text:p text:style-name="P40"><text:s text:c="6"/>&lt;xs:sequence&gt;</text:p>
      <text:p text:style-name="P40"><text:s text:c="8"/>&lt;xs:element name="identification" minOccurs="0" maxOccurs="1"&gt;</text:p>
      <text:p text:style-name="P40"><text:s text:c="10"/>&lt;xs:annotation&gt;</text:p>
      <text:p text:style-name="P40"><text:s text:c="12"/>&lt;xs:documentation&gt;</text:p>
      <text:p text:style-name="P40"><text:s text:c="14"/>Common first element to identify the decoder</text:p>
      <text:p text:style-name="P40"><text:soft-page-break/><text:s text:c="12"/>&lt;/xs:documentation&gt;</text:p>
      <text:p text:style-name="P40"><text:s text:c="10"/>&lt;/xs:annotation&gt;</text:p>
      <text:p text:style-name="P40"><text:s text:c="10"/>&lt;xs:complexType&gt;</text:p>
      <text:p text:style-name="P40"><text:s text:c="12"/>&lt;xs:sequence&gt;</text:p>
      <text:p text:style-name="P40"><text:s text:c="14"/>&lt;xs:element name="manufacturer" minOccurs="0" maxOccurs="1" /&gt;</text:p>
      <text:p text:style-name="P40"><text:s text:c="14"/>&lt;xs:element name="model" minOccurs="0" maxOccurs="1" /&gt;</text:p>
      <text:p text:style-name="P40"><text:s text:c="14"/>&lt;xs:element name="hardwareVersion" minOccurs="0" maxOccurs="1" /&gt;</text:p>
      <text:p text:style-name="P40"><text:s text:c="14"/>&lt;xs:element name="softwareVersion" minOccurs="0" maxOccurs="1" /&gt;</text:p>
      <text:p text:style-name="P40"><text:s text:c="14"/>&lt;xs:element name="map" type="mapType" minOccurs="0" maxOccurs="1"&gt;</text:p>
      <text:p text:style-name="P40"><text:s text:c="16"/>&lt;xs:annotation&gt;</text:p>
      <text:p text:style-name="P40"><text:s text:c="18"/>&lt;xs:documentation&gt;</text:p>
      <text:p text:style-name="P40"><text:s text:c="20"/>This map can be used to add arbitrary key/value </text:p>
      <text:p text:style-name="P40"><text:s text:c="20"/>descriptions of the node.</text:p>
      <text:p text:style-name="P40"><text:s text:c="18"/>&lt;/xs:documentation&gt;</text:p>
      <text:p text:style-name="P40"><text:s text:c="16"/>&lt;/xs:annotation&gt;</text:p>
      <text:p text:style-name="P40"><text:s text:c="14"/>&lt;/xs:element&gt;</text:p>
      <text:p text:style-name="P40"><text:s text:c="12"/>&lt;/xs:sequence&gt;</text:p>
      <text:p text:style-name="P40"><text:s text:c="10"/>&lt;/xs:complexType&gt;</text:p>
      <text:p text:style-name="P40"><text:s text:c="8"/>&lt;/xs:element&gt;</text:p>
      <text:p text:style-name="P40"><text:s text:c="8"/>&lt;xs:element name="acdi" minOccurs="0" maxOccurs="1"&gt;</text:p>
      <text:p text:style-name="P40"><text:s text:c="10"/>&lt;xs:annotation&gt;</text:p>
      <text:p text:style-name="P40"><text:s text:c="12"/>&lt;xs:documentation&gt;</text:p>
      <text:p text:style-name="P40"><text:s text:c="14"/>Element that identifies that memory information is available </text:p>
      <text:p text:style-name="P40"><text:s text:c="14"/>as defined by the Abbreviated Common Description Information </text:p>
      <text:p text:style-name="P40"><text:s text:c="14"/>(ACDI) standard.</text:p>
      <text:p text:style-name="P40"><text:s text:c="12"/>&lt;/xs:documentation&gt;</text:p>
      <text:p text:style-name="P40"><text:s text:c="10"/>&lt;/xs:annotation&gt;</text:p>
      <text:p text:style-name="P40"><text:s text:c="10"/>&lt;xs:complexType&gt;</text:p>
      <text:p text:style-name="P40"><text:s text:c="12"/>&lt;xs:attribute name="fixed" type="xs:int" default="4"&gt;</text:p>
      <text:p text:style-name="P40"><text:s text:c="14"/>&lt;xs:annotation&gt;</text:p>
      <text:p text:style-name="P40"><text:s text:c="16"/>&lt;xs:documentation&gt;</text:p>
      <text:p text:style-name="P40"><text:s text:c="18"/>The decimal version number of the format for the fixed </text:p>
      <text:p text:style-name="P40"><text:s text:c="18"/>information block.</text:p>
      <text:p text:style-name="P40"><text:s text:c="16"/>&lt;/xs:documentation&gt;</text:p>
      <text:p text:style-name="P40"><text:s text:c="14"/>&lt;/xs:annotation&gt;</text:p>
      <text:p text:style-name="P40"><text:s text:c="12"/>&lt;/xs:attribute&gt;</text:p>
      <text:p text:style-name="P40"><text:s text:c="12"/>&lt;xs:attribute name="var" type="xs:int" default="2"&gt;</text:p>
      <text:p text:style-name="P40"><text:s text:c="14"/>&lt;xs:annotation&gt;</text:p>
      <text:p text:style-name="P40"><text:s text:c="16"/>&lt;xs:documentation&gt;</text:p>
      <text:p text:style-name="P40"><text:s text:c="18"/>The decimal version number of the format for </text:p>
      <text:p text:style-name="P40"><text:s text:c="18"/>the variable information block.</text:p>
      <text:p text:style-name="P40"><text:s text:c="16"/>&lt;/xs:documentation&gt;</text:p>
      <text:p text:style-name="P40"><text:s text:c="14"/>&lt;/xs:annotation&gt;</text:p>
      <text:p text:style-name="P40"><text:s text:c="12"/>&lt;/xs:attribute&gt;</text:p>
      <text:p text:style-name="P40"><text:s text:c="10"/>&lt;/xs:complexType&gt;</text:p>
      <text:p text:style-name="P40"><text:s text:c="8"/>&lt;/xs:element&gt;</text:p>
      <text:p text:style-name="P40"><text:s text:c="8"/>&lt;xs:element name="segment" minOccurs="0" maxOccurs="unbounded"&gt;</text:p>
      <text:p text:style-name="P40"><text:s text:c="10"/>&lt;xs:annotation&gt;</text:p>
      <text:p text:style-name="P40"><text:s text:c="12"/>&lt;xs:documentation&gt;</text:p>
      <text:p text:style-name="P40"><text:s text:c="14"/>Define the contents of a memory space</text:p>
      <text:p text:style-name="P40"><text:s text:c="12"/>&lt;/xs:documentation&gt;</text:p>
      <text:p text:style-name="P40"><text:s text:c="10"/>&lt;/xs:annotation&gt;</text:p>
      <text:p text:style-name="P40"><text:s text:c="10"/>&lt;xs:complexType&gt;</text:p>
      <text:p text:style-name="P40"><text:s text:c="12"/>&lt;xs:sequence&gt;</text:p>
      <text:p text:style-name="P40"><text:s text:c="14"/>&lt;xs:element name="name" minOccurs="0" maxOccurs="1" /&gt;</text:p>
      <text:p text:style-name="P40"><text:s text:c="14"/>&lt;xs:element name="description" minOccurs="0" maxOccurs="1" /&gt;</text:p>
      <text:p text:style-name="P40"><text:s text:c="14"/>&lt;xs:choice minOccurs="0" maxOccurs="unbounded"&gt;</text:p>
      <text:p text:style-name="P40"><text:s text:c="16"/>&lt;xs:annotation&gt;</text:p>
      <text:p text:style-name="P40"><text:s text:c="18"/>&lt;xs:documentation&gt;</text:p>
      <text:p text:style-name="P40"><text:s text:c="20"/>Allows any sequence of the contained element types</text:p>
      <text:p text:style-name="P40"><text:s text:c="18"/>&lt;/xs:documentation&gt;</text:p>
      <text:p text:style-name="P40"><text:s text:c="16"/>&lt;/xs:annotation&gt;</text:p>
      <text:p text:style-name="P40"><text:s text:c="16"/>&lt;xs:element name="group" type="groupType" minOccurs="0" maxOccurs="1"&gt;</text:p>
      <text:p text:style-name="P40"><text:s text:c="18"/>&lt;xs:annotation&gt;</text:p>
      <text:p text:style-name="P40"><text:s text:c="20"/>&lt;xs:documentation&gt;</text:p>
      <text:p text:style-name="P40"><text:s text:c="22"/>Allows grouping and replication of multiple locations.</text:p>
      <text:p text:style-name="P40"><text:s text:c="20"/>&lt;/xs:documentation&gt;</text:p>
      <text:p text:style-name="P40"><text:s text:c="18"/>&lt;/xs:annotation&gt;</text:p>
      <text:p text:style-name="P40"><text:s text:c="16"/>&lt;/xs:element&gt;</text:p>
      <text:p text:style-name="P40"><text:s text:c="16"/>&lt;xs:element name="string" type="stringType" minOccurs="0" maxOccurs="1"&gt;</text:p>
      <text:p text:style-name="P40"><text:s text:c="18"/>&lt;xs:annotation&gt;</text:p>
      <text:p text:style-name="P40"><text:soft-page-break/><text:s text:c="20"/>&lt;xs:documentation&gt;</text:p>
      <text:p text:style-name="P40"><text:s text:c="22"/>Describes a human-readable UTF-8 string in the data.</text:p>
      <text:p text:style-name="P40"><text:s text:c="20"/>&lt;/xs:documentation&gt;</text:p>
      <text:p text:style-name="P40"><text:s text:c="18"/>&lt;/xs:annotation&gt;</text:p>
      <text:p text:style-name="P40"><text:s text:c="16"/>&lt;/xs:element&gt;</text:p>
      <text:p text:style-name="P40"><text:s text:c="16"/>&lt;xs:element name="int" type="intType" minOccurs="0" maxOccurs="1"&gt;</text:p>
      <text:p text:style-name="P40"><text:s text:c="18"/>&lt;xs:annotation&gt;</text:p>
      <text:p text:style-name="P40"><text:s text:c="20"/>&lt;xs:documentation&gt;</text:p>
      <text:p text:style-name="P40"><text:s text:c="22"/>Describes an integer value in the data. </text:p>
      <text:p text:style-name="P40"><text:s text:c="22"/>The field can be considered either a number, </text:p>
      <text:p text:style-name="P40"><text:s text:c="22"/>or a set of specific coded values via a map.</text:p>
      <text:p text:style-name="P40"><text:s text:c="20"/>&lt;/xs:documentation&gt;</text:p>
      <text:p text:style-name="P40"><text:s text:c="18"/>&lt;/xs:annotation&gt;</text:p>
      <text:p text:style-name="P40"><text:s text:c="16"/>&lt;/xs:element&gt;</text:p>
      <text:p text:style-name="P40"><text:s text:c="16"/>&lt;xs:element name="eventid" type="eventidType" minOccurs="0" maxOccurs="1"&gt;</text:p>
      <text:p text:style-name="P40"><text:s text:c="18"/>&lt;xs:annotation&gt;</text:p>
      <text:p text:style-name="P40"><text:s text:c="20"/>&lt;xs:documentation&gt;</text:p>
      <text:p text:style-name="P40"><text:s text:c="22"/>Describes an 8-byte Event ID in the data.</text:p>
      <text:p text:style-name="P40"><text:s text:c="20"/>&lt;/xs:documentation&gt;</text:p>
      <text:p text:style-name="P40"><text:s text:c="18"/>&lt;/xs:annotation&gt;</text:p>
      <text:p text:style-name="P40"><text:s text:c="16"/>&lt;/xs:element&gt;</text:p>
      <text:p text:style-name="P39"/>
      <text:p text:style-name="P40">&lt;!-- </text:p>
      <text:p text:style-name="P40"><text:s text:c="16"/>XML Schema 1.1 construct expressing extensibility promise</text:p>
      <text:p text:style-name="P40"><text:s text:c="16"/>&lt;xs:assert test="every $x in * satisfies (exists($x/@size) and $x/@size castable to xs:integer)"/&gt; </text:p>
      <text:p text:style-name="P40"><text:s text:c="16"/>&lt;xs:assert test="every $x in * satisfies (exists($x/@offset) and $x/@offset castable to xs:integer)"/&gt; </text:p>
      <text:p text:style-name="P40"><text:s text:c="16"/>&lt;xs:any minOccurs="0" maxOccurs="1" processContents="lax"&gt;</text:p>
      <text:p text:style-name="P40"><text:s text:c="18"/>&lt;xs:annotation&gt;</text:p>
      <text:p text:style-name="P40"><text:s text:c="20"/>&lt;xs:documentation&gt;</text:p>
      <text:p text:style-name="P40"><text:s text:c="22"/>Extension point for future schema</text:p>
      <text:p text:style-name="P40"><text:s text:c="20"/>&lt;/xs:documentation&gt;</text:p>
      <text:p text:style-name="P40"><text:s text:c="18"/>&lt;/xs:annotation&gt;</text:p>
      <text:p text:style-name="P40"><text:s text:c="16"/>&lt;/xs:any&gt;</text:p>
      <text:p text:style-name="P40"><text:s/>--&gt;</text:p>
      <text:p text:style-name="P40"><text:s text:c="16"/></text:p>
      <text:p text:style-name="P40"><text:s text:c="14"/>&lt;/xs:choice&gt;</text:p>
      <text:p text:style-name="P40"><text:s text:c="12"/>&lt;/xs:sequence&gt;</text:p>
      <text:p text:style-name="P40"><text:s text:c="12"/>&lt;xs:attribute name="space" type="xs:int" use="required"&gt;</text:p>
      <text:p text:style-name="P40"><text:s text:c="14"/>&lt;xs:annotation&gt;</text:p>
      <text:p text:style-name="P40"><text:s text:c="16"/>&lt;xs:documentation&gt;</text:p>
      <text:p text:style-name="P40"><text:s text:c="18"/>The decimal number of the address space where the information is found.</text:p>
      <text:p text:style-name="P40"><text:s text:c="16"/>&lt;/xs:documentation&gt;</text:p>
      <text:p text:style-name="P40"><text:s text:c="14"/>&lt;/xs:annotation&gt;</text:p>
      <text:p text:style-name="P40"><text:s text:c="12"/>&lt;/xs:attribute&gt;</text:p>
      <text:p text:style-name="P40"><text:s text:c="12"/>&lt;xs:attribute name="origin" type="xs:int" default="0"&gt;</text:p>
      <text:p text:style-name="P40"><text:s text:c="14"/>&lt;xs:annotation&gt;</text:p>
      <text:p text:style-name="P40"><text:s text:c="16"/>&lt;xs:documentation&gt;</text:p>
      <text:p text:style-name="P40"><text:s text:c="18"/>Starting address of the segment's contents </text:p>
      <text:p text:style-name="P40"><text:s text:c="18"/>within the memory space.</text:p>
      <text:p text:style-name="P40"><text:s text:c="16"/>&lt;/xs:documentation&gt;</text:p>
      <text:p text:style-name="P40"><text:s text:c="14"/>&lt;/xs:annotation&gt;</text:p>
      <text:p text:style-name="P40"><text:s text:c="12"/>&lt;/xs:attribute&gt;</text:p>
      <text:p text:style-name="P40"><text:s text:c="10"/>&lt;/xs:complexType&gt;</text:p>
      <text:p text:style-name="P40"><text:s text:c="8"/>&lt;/xs:element&gt;</text:p>
      <text:p text:style-name="P40"><text:s text:c="6"/>&lt;/xs:sequence&gt;</text:p>
      <text:p text:style-name="P40"><text:s text:c="4"/>&lt;/xs:complexType&gt;</text:p>
      <text:p text:style-name="P40"><text:s text:c="2"/>&lt;/xs:element&gt;</text:p>
      <text:p text:style-name="P40">&lt;/xs:schema&gt;</text:p>
      <text:p text:style-name="P53"/>
      <text:p text:style-name="P5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6"><text:s/>1 <text:s/>Introduction (Informative)<text:tab/>1</text:p>
          <text:p text:style-name="P56"><text:s/>2 <text:s/>Intended Use (Informative)<text:tab/>1</text:p>
          <text:p text:style-name="P56"><text:s/>3 <text:s/>References and Context (Informative)<text:tab/>1</text:p>
          <text:p text:style-name="P56"><text:s/>4 <text:s/>Content (Normative)<text:tab/>2</text:p>
          <text:p text:style-name="P56"><text:s/>5 <text:s/>Format (Normative)<text:tab/>2</text:p>
          <text:p text:style-name="P55"><text:s/>5.1 <text:s/>XML Elements<text:tab/>3</text:p>
          <text:p text:style-name="P58"><text:s/>5.1.1 <text:s/>&lt;identification&gt; Element<text:tab/>3</text:p>
          <text:p text:style-name="P58"><text:s/>5.1.2 <text:s/>&lt;acdi&gt; Element<text:tab/>3</text:p>
          <text:p text:style-name="P58"><text:s/>5.1.3 <text:s/>&lt;segment&gt; Element<text:tab/>4</text:p>
          <text:p text:style-name="P58"><text:s/>5.1.4 <text:s/>Data Elements<text:tab/>4</text:p>
          <text:p text:style-name="P57"><text:s/>5.1.4.1 <text:s/>&lt;group&gt; Element<text:tab/>4</text:p>
          <text:p text:style-name="P57"><text:s/>5.1.4.2 <text:s/>&lt;int&gt; Element<text:tab/>5</text:p>
          <text:p text:style-name="P57"><text:s/>5.1.4.3 <text:s/>&lt;string&gt; Element<text:tab/>5</text:p>
          <text:p text:style-name="P57"><text:s/>5.1.4.4 <text:s/>&lt;eventid&gt; Element<text:tab/>5</text:p>
          <text:p text:style-name="P56"><text:s/>6 <text:s/>Future Extension (Normative)<text:tab/>5</text:p>
          <text:p text:style-name="P56"><text:s/>A Appendix: Schema<text:tab/>7</text:p>
        </text:index-body>
      </text:table-of-content>
      <text:p text:style-name="P4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writing-mode="lr-tb"/>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2" style:display-name="Numbering 2">
      <text:list-level-style-number text:level="1" text:style-name="Numbering_20_Symbols" loext:num-list-format=" %1%" style:num-pre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 %2%." style:num-prefix=" " style:num-suffix="." style:num-format="I"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loext:num-list-format=" %3%."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loext:num-list-format=" %4%." style:num-prefix=" " style:num-suffix="." style:num-format="i"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8693in" fo:text-indent="-0.5902in" fo:margin-left="1.8693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783in" fo:text-indent="-0.7091in" fo:margin-left="2.5783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4839in" fo:text-indent="-0.9055in" fo:margin-left="3.4839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4.5075in" fo:text-indent="-1.0236in" fo:margin-left="4.507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6102in" fo:text-indent="-1.1028in" fo:margin-left="5.6102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8311in" fo:text-indent="-1.2209in" fo:margin-left="6.8311in"/>
        </style:list-level-properties>
        <style:text-properties style:font-name="StarSymbol"/>
      </text:list-level-style-bullet>
    </text:list-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7ba84"/>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MP6" style:family="paragraph" style:parent-style-name="Header">
      <style:paragraph-properties fo:text-align="center" style:justify-single-word="false" style:snap-to-layout-grid="false"/>
      <style:text-properties style:font-name="Helvetica" fo:font-size="14pt" fo:font-weight="bold" officeooo:rsid="0050cc8e" officeooo:paragraph-rsid="0050cc8e"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text-properties officeooo:paragraph-rsid="0057ba84"/>
    </style:style>
    <style:style style:name="MT1" style:family="text">
      <style:text-properties fo:font-size="8pt" officeooo:rsid="0016888d" style:font-size-asian="8pt" style:font-size-complex="8pt"/>
    </style:style>
    <style:style style:name="MT2"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none"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onfiguration Desciption Information Standard</text:p>
      </style:header>
      <style:footer>
        <text:p text:style-name="MP2"><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2</text:page-number></text:span></text:span><text:span text:style-name="Page_20_Number"><text:span text:style-name="MT2"><text:s/>of </text:span></text:span><text:span text:style-name="Page_20_Number"><text:span text:style-name="MT2"><text:page-count style:num-format="1">12</text:page-count></text:span></text:span><text:span text:style-name="Page_20_Number"><text:span text:style-name="MT2"><text:s/>- </text:span></text:span><text:span text:style-name="Page_20_Number"><text:span text:style-name="MT2"><text:user-defined style:data-style-name="N0" text:name="OLCBdate">March 30, 2023</text:user-defined></text:span></text:span></text:p>
      </style:footer>
    </style:master-page>
    <style:master-page style:name="First_20_Page" style:display-name="First Page" style:page-layout-name="Mpm2" draw:style-name="Mdp1"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1819in" svg:y="0.3354in" svg:width="2.798in" svg:height="0.9909in" draw:z-index="0"><draw:image xlink:href="Pictures/10000000000001310000006C7D17E3F2B0649A61.png" xlink:type="simple" xlink:show="embed" xlink:actuate="onLoad" draw:mime-type="image/png"/></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style-name="Table1.A1"/>
            <table:table-cell table:style-name="Table1.A1" office:value-type="string">
              <text:p text:style-name="MP4"/>
            </table:table-cell>
            <table:table-cell table:style-name="Table1.C1" table:number-columns-spanned="2" office:value-type="string">
              <text:p text:style-name="MP5">Configuration Description Information</text:p>
            </table:table-cell>
            <table:covered-table-cell/>
          </table:table-row>
          <table:table-row table:style-name="Table1.1">
            <table:covered-table-cell table:style-name="Table1.A1"/>
            <table:table-cell table:style-name="Table1.B1" office:value-type="string">
              <text:p text:style-name="MP4"/>
            </table:table-cell>
            <table:table-cell table:style-name="Table1.C3" office:value-type="string">
              <text:p text:style-name="MP6"><text:user-defined style:data-style-name="N0" text:name="OLCBdate">March 30, 2023</text:user-defined></text:p>
            </table:table-cell>
            <table:table-cell table:style-name="Table1.C1" office:value-type="string">
              <text:p text:style-name="MP6"><text:user-defined style:data-style-name="N0" text:name="OLCBstatus">Draft</text:user-defined></text:p>
            </table:table-cell>
          </table:table-row>
        </table:table>
        <text:p text:style-name="Header"/>
      </style:header>
      <style:footer>
        <text:p text:style-name="MP7"><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12</text:page-count></text:span></text:span><text:span text:style-name="Page_20_Number"><text:span text:style-name="MT2"><text:s/>- </text:span></text:span><text:span text:style-name="Page_20_Number"><text:span text:style-name="MT2"><text:user-defined style:data-style-name="N0" text:name="OLCBdate">March 30, 2023</text:user-defined></text:span></text:span></text:p>
      </style:footer>
    </style:master-page>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itle) Standard</dc:title>
    <meta:initial-creator>Alex Shepherd</meta:initial-creator>
    <meta:creation-date>2009-01-22T07:11:27</meta:creation-date>
    <meta:editing-cycles>160</meta:editing-cycles>
    <meta:editing-duration>PT22H14M43S</meta:editing-duration>
    <meta:generator>LibreOffice/7.4.6.2$MacOSX_X86_64 LibreOffice_project/5b1f5509c2decdade7fda905e3e1429a67acd63d</meta:generator>
    <dc:date>2023-03-30T15:45:34.848998880</dc:date>
    <dc:creator>Bob Jacobsen</dc:creator>
    <meta:document-statistic meta:table-count="3" meta:image-count="1" meta:object-count="0" meta:page-count="12" meta:paragraph-count="506" meta:word-count="3199" meta:character-count="27233" meta:non-whitespace-character-count="21232"/>
    <meta:user-defined meta:name="OLCBdate">March 30, 2023</meta:user-defined>
    <meta:user-defined meta:name="OLCBstatus">Draft</meta:user-defined>
    <meta:user-defined meta:name="OLCByear">2023</meta:user-defined>
  </office:meta>
</office:document-meta>
</file>